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TheoreticalPeakPerformance" style:family="table">
      <style:table-properties style:width="17.59cm" table:align="margins"/>
    </style:style>
    <style:style style:name="TheoreticalPeakPerformance.A" style:family="table-column">
      <style:table-column-properties style:column-width="4.397cm" style:rel-column-width="16383*"/>
    </style:style>
    <style:style style:name="TheoreticalPeakPerformance.D" style:family="table-column">
      <style:table-column-properties style:column-width="4.397cm" style:rel-column-width="16386*"/>
    </style:style>
    <style:style style:name="TheoreticalPeakPerformance.A1" style:family="table-cell">
      <style:table-cell-properties fo:padding="0.097cm" fo:border-left="0.05pt solid #000000" fo:border-right="none" fo:border-top="0.05pt solid #000000" fo:border-bottom="0.05pt solid #000000"/>
    </style:style>
    <style:style style:name="TheoreticalPeakPerformance.D1" style:family="table-cell">
      <style:table-cell-properties fo:padding="0.097cm" fo:border="0.05pt solid #000000"/>
    </style:style>
    <style:style style:name="TheoreticalPeakPerformance.A2" style:family="table-cell">
      <style:table-cell-properties fo:padding="0.097cm" fo:border-left="0.05pt solid #000000" fo:border-right="none" fo:border-top="none" fo:border-bottom="0.05pt solid #000000"/>
    </style:style>
    <style:style style:name="TheoreticalPeakPerformanc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8pt" officeooo:rsid="0011e4ba" officeooo:paragraph-rsid="0011e4ba" style:font-size-asian="28pt" style:font-size-complex="28pt"/>
    </style:style>
    <style:style style:name="P2" style:family="paragraph" style:parent-style-name="Standard">
      <style:paragraph-properties fo:text-align="center" style:justify-single-word="false"/>
      <style:text-properties fo:font-size="28pt" officeooo:rsid="0011f62c" officeooo:paragraph-rsid="0011f62c" style:font-size-asian="28pt" style:font-size-complex="28pt"/>
    </style:style>
    <style:style style:name="P3" style:family="paragraph" style:parent-style-name="Standard">
      <style:paragraph-properties fo:text-align="start" style:justify-single-word="false"/>
      <style:text-properties fo:font-size="12pt" fo:font-weight="normal" officeooo:rsid="001684fe" officeooo:paragraph-rsid="001684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f6fb" officeooo:paragraph-rsid="0016f6f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dc96c" officeooo:paragraph-rsid="001dc96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84652" officeooo:paragraph-rsid="0018465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891d" officeooo:paragraph-rsid="0014891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4891d" officeooo:paragraph-rsid="00214e5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14e50" officeooo:paragraph-rsid="00214e5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14e50" officeooo:paragraph-rsid="00267827"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1f62c" officeooo:paragraph-rsid="0026782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f62c" officeooo:paragraph-rsid="0026782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27ffe" officeooo:paragraph-rsid="0026782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39899" officeooo:paragraph-rsid="0026782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cef7d" officeooo:paragraph-rsid="002678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7827" officeooo:paragraph-rsid="0026782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1efd" officeooo:paragraph-rsid="00281ef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65a90" officeooo:paragraph-rsid="0026782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07061" officeooo:paragraph-rsid="0040706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5be58" officeooo:paragraph-rsid="00267827"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4891d" officeooo:paragraph-rsid="00267827"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1f62c" officeooo:paragraph-rsid="00267827"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af2f4" officeooo:paragraph-rsid="00267827"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39899" officeooo:paragraph-rsid="00267827"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af2f4" officeooo:paragraph-rsid="00267827"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1f62c" officeooo:paragraph-rsid="00267827"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27ffe" officeooo:paragraph-rsid="0026782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paragraph-rsid="00267827"/>
    </style:style>
    <style:style style:name="P31" style:family="paragraph" style:parent-style-name="Standard">
      <style:paragraph-properties fo:text-align="start" style:justify-single-word="false"/>
      <style:text-properties fo:font-size="12pt" fo:font-style="italic" fo:font-weight="normal" officeooo:rsid="00281efd" officeooo:paragraph-rsid="00281efd"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81efd" officeooo:paragraph-rsid="00379c01"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fo:font-weight="normal" officeooo:rsid="0036f36d" officeooo:paragraph-rsid="0036f36d"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officeooo:rsid="0029c965" officeooo:paragraph-rsid="0029c965"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fo:font-weight="normal" officeooo:rsid="003f19c6" officeooo:paragraph-rsid="003f19c6"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fo:font-weight="normal" officeooo:rsid="00419b41" officeooo:paragraph-rsid="00419b41"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start" style:justify-single-word="false"/>
      <style:text-properties fo:font-size="12pt" fo:font-style="italic" fo:font-weight="normal" officeooo:rsid="00419b41" officeooo:paragraph-rsid="00281efd"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font-size="12pt" fo:font-style="italic" fo:font-weight="normal" officeooo:rsid="0041ae87" officeooo:paragraph-rsid="0041ae87"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font-size="12pt" fo:font-style="normal" fo:font-weight="normal" officeooo:rsid="00281efd" officeooo:paragraph-rsid="00281ef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281efd" officeooo:paragraph-rsid="0048a7e1"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36f36d" officeooo:paragraph-rsid="0036f3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379c01" officeooo:paragraph-rsid="00379c0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379c01" officeooo:paragraph-rsid="003d5de9"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3a9a35" officeooo:paragraph-rsid="003a9a3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19b41" officeooo:paragraph-rsid="00419b41"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19b41" officeooo:paragraph-rsid="00281ef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42a07b" officeooo:paragraph-rsid="0042a07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f19c6" officeooo:paragraph-rsid="003f19c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455e06" officeooo:paragraph-rsid="00455e0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41ae87" officeooo:paragraph-rsid="00455e0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41ae87" officeooo:paragraph-rsid="0041ae8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41ae87" officeooo:paragraph-rsid="00481d2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481d2c" officeooo:paragraph-rsid="00481d2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48a7e1" officeooo:paragraph-rsid="0048a7e1"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49687e" officeooo:paragraph-rsid="0049687e"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4b43d7" officeooo:paragraph-rsid="004b43d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8pt" fo:font-weight="bold" officeooo:rsid="0011f62c" officeooo:paragraph-rsid="0011f62c" style:font-size-asian="15.75pt" style:font-weight-asian="bold" style:font-size-complex="18pt" style:font-weight-complex="bold"/>
    </style:style>
    <style:style style:name="P58" style:family="paragraph" style:parent-style-name="Standard">
      <style:paragraph-properties fo:text-align="start" style:justify-single-word="false"/>
      <style:text-properties fo:font-size="18pt" fo:font-weight="bold" officeooo:rsid="0011f62c" officeooo:paragraph-rsid="00267827" style:font-size-asian="15.75pt" style:font-weight-asian="bold" style:font-size-complex="18pt" style:font-weight-complex="bold"/>
    </style:style>
    <style:style style:name="P59" style:family="paragraph" style:parent-style-name="Standard">
      <style:paragraph-properties fo:text-align="start" style:justify-single-word="false"/>
      <style:text-properties fo:font-size="18pt" fo:font-weight="bold" officeooo:rsid="0011f62c" officeooo:paragraph-rsid="001dc96c" style:font-size-asian="15.75pt" style:font-weight-asian="bold" style:font-size-complex="18pt" style:font-weight-complex="bold"/>
    </style:style>
    <style:style style:name="P60" style:family="paragraph" style:parent-style-name="Standard">
      <style:paragraph-properties fo:text-align="start" style:justify-single-word="false"/>
      <style:text-properties fo:font-size="18pt" fo:font-weight="bold" officeooo:rsid="0011f62c" officeooo:paragraph-rsid="00214e50" style:font-size-asian="15.75pt" style:font-weight-asian="bold" style:font-size-complex="18pt" style:font-weight-complex="bold"/>
    </style:style>
    <style:style style:name="P61" style:family="paragraph" style:parent-style-name="Standard">
      <style:paragraph-properties fo:text-align="start" style:justify-single-word="false"/>
      <style:text-properties fo:font-size="18pt" fo:font-weight="bold" officeooo:rsid="001dc96c" officeooo:paragraph-rsid="001dc96c" style:font-size-asian="15.75pt" style:font-weight-asian="bold" style:font-size-complex="18pt" style:font-weight-complex="bold"/>
    </style:style>
    <style:style style:name="P62" style:family="paragraph" style:parent-style-name="Standard">
      <style:paragraph-properties fo:text-align="start" style:justify-single-word="false"/>
      <style:text-properties fo:font-size="18pt" fo:font-style="normal" fo:font-weight="bold" officeooo:rsid="004c6875" officeooo:paragraph-rsid="004c6875"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cef7d" officeooo:paragraph-rsid="00267827" style:font-size-asian="10.5pt" style:font-weight-asian="normal" style:font-size-complex="12pt" style:font-weight-complex="normal"/>
    </style:style>
    <style:style style:name="P64" style:family="paragraph" style:parent-style-name="Table_20_Contents">
      <style:paragraph-properties fo:text-align="start" style:justify-single-word="false"/>
      <style:text-properties fo:font-size="12pt" style:font-size-asian="10.5pt" style:font-size-complex="12pt"/>
    </style:style>
    <style:style style:name="P65" style:family="paragraph" style:parent-style-name="Table_20_Contents">
      <style:paragraph-properties fo:text-align="start" style:justify-single-word="false"/>
      <style:text-properties fo:font-size="12pt" officeooo:rsid="0041ae87" officeooo:paragraph-rsid="0041ae87" style:font-size-asian="10.5pt" style:font-size-complex="12pt"/>
    </style:style>
    <style:style style:name="P66" style:family="paragraph" style:parent-style-name="Table_20_Contents">
      <style:paragraph-properties fo:text-align="start" style:justify-single-word="false"/>
      <style:text-properties fo:font-size="12pt" officeooo:rsid="0042a07b" officeooo:paragraph-rsid="0042a07b" style:font-size-asian="10.5pt" style:font-size-complex="12pt"/>
    </style:style>
    <style:style style:name="P67" style:family="paragraph" style:parent-style-name="Table_20_Contents">
      <style:paragraph-properties fo:text-align="start" style:justify-single-word="false"/>
      <style:text-properties fo:font-size="12pt" officeooo:rsid="0043a844" officeooo:paragraph-rsid="0043a844" style:font-size-asian="10.5pt" style:font-size-complex="12pt"/>
    </style:style>
    <style:style style:name="P68" style:family="paragraph" style:parent-style-name="Standard">
      <style:paragraph-properties fo:text-align="start" style:justify-single-word="false"/>
      <style:text-properties fo:font-size="12pt" fo:font-style="normal" fo:font-weight="normal" officeooo:rsid="0042a07b" officeooo:paragraph-rsid="00481d2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481d2c" officeooo:paragraph-rsid="00481d2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4c6875" officeooo:paragraph-rsid="004c687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def73" officeooo:paragraph-rsid="004def7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21d2df" officeooo:paragraph-rsid="0021d2df"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4def73" officeooo:paragraph-rsid="004def73"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8pt" fo:font-style="normal" fo:font-weight="normal" officeooo:rsid="004c6875" officeooo:paragraph-rsid="004c6875" style:font-size-asian="15.75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size="18pt" fo:font-weight="bold" officeooo:rsid="002e162e" officeooo:paragraph-rsid="002e162e"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27ffe" style:font-weight-asian="normal" style:font-weight-complex="normal"/>
    </style:style>
    <style:style style:name="T3" style:family="text">
      <style:text-properties fo:font-weight="normal" officeooo:rsid="00139899" style:font-weight-asian="normal" style:font-weight-complex="normal"/>
    </style:style>
    <style:style style:name="T4" style:family="text">
      <style:text-properties fo:font-weight="normal" officeooo:rsid="001cef7d" style:font-weight-asian="normal" style:font-weight-complex="normal"/>
    </style:style>
    <style:style style:name="T5" style:family="text">
      <style:text-properties fo:font-weight="normal" officeooo:rsid="00127ffe" style:font-size-asian="10.5pt" style:font-weight-asian="normal" style:font-size-complex="12pt" style:font-weight-complex="normal"/>
    </style:style>
    <style:style style:name="T6" style:family="text">
      <style:text-properties fo:font-weight="normal" officeooo:rsid="001cef7d" style:font-size-asian="10.5pt" style:font-weight-asian="normal" style:font-size-complex="12pt" style:font-weight-complex="normal"/>
    </style:style>
    <style:style style:name="T7" style:family="text">
      <style:text-properties fo:font-variant="normal" fo:text-transform="none" fo:color="#000000" style:font-name="Liberation Serif"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Liberation Serif" fo:letter-spacing="normal" fo:font-style="normal" fo:font-weight="normal" officeooo:rsid="001cef7d" style:font-size-asian="12pt" style:font-weight-asian="normal" style:font-size-complex="12pt" style:font-weight-complex="normal"/>
    </style:style>
    <style:style style:name="T9" style:family="text">
      <style:text-properties officeooo:rsid="0016f6fb"/>
    </style:style>
    <style:style style:name="T10" style:family="text">
      <style:text-properties officeooo:rsid="00184652"/>
    </style:style>
    <style:style style:name="T11" style:family="text">
      <style:text-properties officeooo:rsid="001cef7d"/>
    </style:style>
    <style:style style:name="T12" style:family="text">
      <style:text-properties officeooo:rsid="001dc96c"/>
    </style:style>
    <style:style style:name="T13" style:family="text">
      <style:text-properties officeooo:rsid="001e4007"/>
    </style:style>
    <style:style style:name="T14" style:family="text">
      <style:text-properties officeooo:rsid="002139df"/>
    </style:style>
    <style:style style:name="T15" style:family="text">
      <style:text-properties officeooo:rsid="00214e50"/>
    </style:style>
    <style:style style:name="T16" style:family="text">
      <style:text-properties officeooo:rsid="00265a90"/>
    </style:style>
    <style:style style:name="T17" style:family="text">
      <style:text-properties officeooo:rsid="00267827"/>
    </style:style>
    <style:style style:name="T18" style:family="text">
      <style:text-properties officeooo:rsid="002858a8"/>
    </style:style>
    <style:style style:name="T19" style:family="text">
      <style:text-properties officeooo:rsid="00379c01"/>
    </style:style>
    <style:style style:name="T20" style:family="text">
      <style:text-properties officeooo:rsid="0038e9ac"/>
    </style:style>
    <style:style style:name="T21" style:family="text">
      <style:text-properties officeooo:rsid="003a9a35"/>
    </style:style>
    <style:style style:name="T22" style:family="text">
      <style:text-properties officeooo:rsid="003c3aa3"/>
    </style:style>
    <style:style style:name="T23" style:family="text">
      <style:text-properties officeooo:rsid="003d297a"/>
    </style:style>
    <style:style style:name="T24" style:family="text">
      <style:text-properties officeooo:rsid="003d5de9"/>
    </style:style>
    <style:style style:name="T25" style:family="text">
      <style:text-properties officeooo:rsid="003f19c6"/>
    </style:style>
    <style:style style:name="T26" style:family="text">
      <style:text-properties officeooo:rsid="0041ae87"/>
    </style:style>
    <style:style style:name="T27" style:family="text">
      <style:text-properties officeooo:rsid="0042a07b"/>
    </style:style>
    <style:style style:name="T28" style:family="text">
      <style:text-properties style:text-outline="false" style:text-line-through-style="none" style:text-line-through-type="none" style:font-name="Lohit Devanagari" fo:font-size="10pt" fo:text-shadow="none" style:text-underline-style="none" style:font-size-asian="10pt" style:text-emphasize="none"/>
    </style:style>
    <style:style style:name="T29" style:family="text">
      <style:text-properties officeooo:rsid="00455e06"/>
    </style:style>
    <style:style style:name="T30" style:family="text">
      <style:text-properties style:text-position="super 58%" officeooo:rsid="00455e06"/>
    </style:style>
    <style:style style:name="T31" style:family="text">
      <style:text-properties officeooo:rsid="00483dd1"/>
    </style:style>
    <style:style style:name="T32" style:family="text">
      <style:text-properties officeooo:rsid="0048a7e1"/>
    </style:style>
    <style:style style:name="T33" style:family="text">
      <style:text-properties officeooo:rsid="0049687e"/>
    </style:style>
    <style:style style:name="T34" style:family="text">
      <style:text-properties officeooo:rsid="004b43d7"/>
    </style:style>
    <style:style style:name="T35" style:family="text">
      <style:text-properties officeooo:rsid="004c6875"/>
    </style:style>
    <style:style style:name="T36" style:family="text">
      <style:text-properties officeooo:rsid="004def73"/>
    </style:style>
    <style:style style:name="T37" style:family="text">
      <style:text-properties style:text-underline-style="none"/>
    </style:style>
    <style:style style:name="T38" style:family="text">
      <style:text-properties style:text-underline-style="none" officeooo:rsid="004c6875"/>
    </style:style>
    <style:style style:name="T39" style:family="text">
      <style:text-properties officeooo:rsid="004faabf"/>
    </style:style>
    <style:style style:name="T40" style:family="text">
      <style:text-properties officeooo:rsid="004fffe5"/>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wrap="none" style:vertical-pos="top" style:vertical-rel="paragraph" style:horizontal-pos="center" style:horizontal-rel="paragraph" draw:ole-draw-aspect="1"/>
    </style:style>
    <style:style style:name="fr3"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PSC 4210</text:p>
      <text:p text:style-name="P1"/>
      <text:p text:style-name="P2"/>
      <text:p text:style-name="P2"/>
      <text:p text:style-name="P2"/>
      <text:p text:style-name="P2">Parallel Computing Project</text:p>
      <text:p text:style-name="P2"/>
      <text:p text:style-name="P2"/>
      <text:p text:style-name="P2"/>
      <text:p text:style-name="P2"/>
      <text:p text:style-name="P2">Joshua Vandenhoek</text:p>
      <text:p text:style-name="P2">#001142936</text:p>
      <text:p text:style-name="P2"/>
      <text:p text:style-name="P2"/>
      <text:p text:style-name="P2"/>
      <text:p text:style-name="P2"/>
      <text:p text:style-name="P2">Date: April 4, 2018</text:p>
      <text:p text:style-name="P2"/>
      <text:p text:style-name="P2"/>
      <text:p text:style-name="P2"/>
      <text:p text:style-name="P57"><text:soft-page-break/>Introduction</text:p>
      <text:p text:style-name="P57"/>
      <text:p text:style-name="P5">Matrix-matrix multiplication is a common mathematical operation, and has been extensively studied. One reason why matrix-matrix multiplication is of particular interest for high performance and parallel computing is the sheer volume of operations involved when multiplying matrices of even modest proportions together. For example, when multiplying two matrices of dimension 512 x 512 together, this results in an astonishing 268,435,456 operations once the calculation has been completed. For a matrix of 1024 x 1024, this sky rockets to 2,147,483,648 operations! Even the best serial computing hardware available today would take monumental amounts of time in order to complete this computation, so what can we do to improve performance?</text:p>
      <text:p text:style-name="P3"/>
      <text:p text:style-name="P3">The problem under study for the purposes of this project is: <text:span text:style-name="T12">how can we take advantage of serial optimizations, paralellization through OpenMP threading, and finally parallelization through GPU computation using CUDA-c to improve the runtime and rate of execution in computing a matrix-matric multiplication?</text:span> <text:span text:style-name="T12">This larger problem</text:span> comprised of a few sub-problems: </text:p>
      <text:p text:style-name="P3"/>
      <text:p text:style-name="P3">1) What optimizations can we <text:span text:style-name="T9">introduce into serial code in order to improve its runtime (e.g. loop-optimization and blocking)?</text:span></text:p>
      <text:p text:style-name="P3"/>
      <text:p text:style-name="P4">2) After producing optimal serial code, what sort of benefits can we see if we adapt the serial code to run under the OpenMP parallel execution paradigm?</text:p>
      <text:p text:style-name="P4"/>
      <text:p text:style-name="P4">3) Aside from using optimal serial code, what are some sources of optimization we can implement in the OpenMP implementation (e.g.thread scheduling)?</text:p>
      <text:p text:style-name="P4"/>
      <text:p text:style-name="P4">4) What kinds of performance gains can we expect to see if <text:span text:style-name="T10">we implement our parallel code using CUDA-c?</text:span></text:p>
      <text:p text:style-name="P4"/>
      <text:p text:style-name="P4"/>
      <text:p text:style-name="P6">To address these issues, <text:span text:style-name="T12">I have implemented a number optimization strategies and tests to see what the effects that implementation of these strategies has on the runtime (expressed in seconds) and the rate (expressed in MegaOPS/second) of this calculation.</text:span></text:p>
      <text:p text:style-name="P6"/>
      <text:p text:style-name="P5">For the purposes of comparison, I present the runtimes and rates of execution for a variety of problem sizes. I discuss the reasons for the differences observed in both runtime and rate depending on optimization strategy chosen. <text:span text:style-name="T15">Finally, I examine the calculated parallel efficiency for each of the parallelization strategies.</text:span></text:p>
      <text:p text:style-name="P59"/>
      <text:p text:style-name="P57">Optimization and Parallelization Strategies</text:p>
      <text:p text:style-name="P57"/>
      <text:p text:style-name="P5">Before beginning to consider parallel strategies, the first thing I examined was the effect of optimizing serial code. The strategies chosen for optimizing serial code include:</text:p>
      <text:p text:style-name="P5"/>
      <text:p text:style-name="P5">1) Loop optimization, transforming the naive “ijk” matrix multiplication paradigm into “kij” matrix multiplication, which allows me to exploit spatial locality within the cache memory of my system.</text:p>
      <text:p text:style-name="P5"/>
      <text:p text:style-name="P5"><text:soft-page-break/>2) Blocking, which entails splitting up the large matrix into smaller blocks, maximizing re-use of elements. This allows me to exploit temporal locality within the cache memory of my system. <text:span text:style-name="T13">In order to find the best parallel time using this strategy, I tested my code using a variety of block sizes, ranging from dimension 2 to 512 in order to find the optimal block size. </text:span></text:p>
      <text:p text:style-name="P5"/>
      <text:p text:style-name="P5">Following the optimization of serial code, the next step is to examine the effects of parallelizing the computation using OpenMP threading.<text:span text:style-name="T14"> </text:span><text:s/>In order to determine the optimal performance of this strategy, I tested <text:span text:style-name="T13">each of my problem sizes (time permitting) using 1 , 2, 4, 8, 16, and 32 threads to examine the effect of thread count on execution time. For each of the thread counts, I examined the runtimes and rates of naive, loop optimized, and blocking implementations of matrix-matrix multiplication. In addition, I also tested the effect of modifying the thread scheduling technique (static, dynamic, guided). Finally, I modified the chunk size for the different thread scheduling techniques (as applicable), and noted the effects of this.</text:span></text:p>
      <text:p text:style-name="P5"/>
      <text:p text:style-name="P9">Finally, to examine the effects of utilizing GPUs for parallel code execution, I implemented both “kij” matrix multiplication (but only using global memory) and blocking multiplication using shared memory in CUDA-c. </text:p>
      <text:p text:style-name="P9"/>
      <text:p text:style-name="P58">Technical Information <text:span text:style-name="T17">for Hardware Used</text:span></text:p>
      <text:p text:style-name="P23"/>
      <text:p text:style-name="P23">Medusa</text:p>
      <text:p text:style-name="P11"/>
      <text:p text:style-name="P11"/>
      <text:p text:style-name="P12">- Number of Physical Processing Cores → 2 sockets X 4 cores per socket = 8 physical processing cores</text:p>
      <text:p text:style-name="P12">- Number of Logical Processing Cores → 2 threads per core = 16 logical processing cores</text:p>
      <text:p text:style-name="P12">- CPU Speed → 3.0 GHz</text:p>
      <text:p text:style-name="P28"><text:span text:style-name="T1">- Registers →</text:span><text:span text:style-name="T2">Information Unavailable</text:span></text:p>
      <text:p text:style-name="P29"><text:span text:style-name="T1">- Cache Size</text:span><text:span text:style-name="T3">s and Organization</text:span><text:span text:style-name="T1"> →</text:span></text:p>
      <text:p text:style-name="P13"><text:tab/>4 x 64 KB 2-way set associative shared instruction caches</text:p>
      <text:p text:style-name="P13"><text:tab/>8 x 16 KB 4-way set associative data caches</text:p>
      <text:p text:style-name="P13"><text:tab/>4 x 2048 KB <text:span text:style-name="T11">16-way set associative shared exclusive L2 caches</text:span></text:p>
      <text:p text:style-name="P30"><text:span text:style-name="T5"><text:tab/></text:span><text:span text:style-name="T7">8 MB up to 64-way set associative shared cache</text:span></text:p>
      <text:p text:style-name="P29"><text:span text:style-name="T1">- </text:span><text:span text:style-name="T3">Simultaneous Multi</text:span><text:span text:style-name="T4">processing</text:span><text:span text:style-name="T3"> Enabled? → Yes, up to 2 processors</text:span></text:p>
      <text:p text:style-name="P14"/>
      <text:p text:style-name="P14"/>
      <text:p text:style-name="P27"><text:span text:style-name="T3">3</text:span><text:span text:style-name="T1">6deadshot</text:span></text:p>
      <text:p text:style-name="P24"/>
      <text:p text:style-name="P25"/>
      <text:p text:style-name="P12">- Number of Physical Processing Cores → <text:span text:style-name="T11">1</text:span> sockets X 4 cores per socket = <text:span text:style-name="T11">4</text:span> physical processing cores</text:p>
      <text:p text:style-name="P12">- Number of Logical Processing Cores → 2 threads per core = <text:span text:style-name="T11">8</text:span> logical processing cores</text:p>
      <text:p text:style-name="P12">- CPU Speed → 3.<text:span text:style-name="T11">4</text:span> GHz</text:p>
      <text:p text:style-name="P28"><text:span text:style-name="T1">- Registers →</text:span><text:span text:style-name="T2">Information Unavailable</text:span></text:p>
      <text:p text:style-name="P28"><text:span text:style-name="T2">- </text:span><text:span text:style-name="T4">Cache Sizes and Organization →</text:span></text:p>
      <text:p text:style-name="P15"><text:tab/>4 x 32 KB 8-way set associative instruction caches<text:tab/></text:p>
      <text:p text:style-name="P15"><text:tab/>4 x 32 KB 8-way set associative data caches</text:p>
      <text:p text:style-name="P15"><text:tab/>4 x 256 KB 4-way set associative L2 caches</text:p>
      <text:p text:style-name="P30"><text:span text:style-name="T6"><text:tab/></text:span><text:span text:style-name="T7">8 MB 16-way set associative shared </text:span><text:span text:style-name="T8">L3 </text:span><text:span text:style-name="T7">cache</text:span></text:p>
      <text:p text:style-name="P63">- Simultaneous Multiprocessing Enabled? → No, uniprocessor</text:p>
      <text:p text:style-name="P12"><text:soft-page-break/></text:p>
      <text:p text:style-name="P14"/>
      <text:p text:style-name="P26"/>
      <text:p text:style-name="P14"/>
      <text:p text:style-name="P21">NVS 315 – <text:span text:style-name="T17">Graphics Card</text:span></text:p>
      <text:p text:style-name="P21"/>
      <text:p text:style-name="P20">- Number of Physical Processing Cores → 48 CUDA Cores</text:p>
      <text:p text:style-name="P20">- Number of Logical Processing Cores → 1536 maximum resident thr<text:span text:style-name="T17">eads</text:span></text:p>
      <text:p text:style-name="P20">- Registers per block → 32768</text:p>
      <text:p text:style-name="P20">- GPU clock rate → 1021.48 MHz</text:p>
      <text:p text:style-name="P20">- Total Global Memory → 963.938 MB</text:p>
      <text:p text:style-name="P20">- Shared memory per block → 48KB</text:p>
      <text:p text:style-name="P20">- Warp size – 32</text:p>
      <text:p text:style-name="P60"/>
      <text:p text:style-name="P57">Computational Experiments</text:p>
      <text:p text:style-name="P57"/>
      <text:p text:style-name="P10">The experiments I used fall generally into 3 categories: Serial, OpenMP, and CUDA-c. Each of the experiments was run on problem sizes of 512, 1024, 2048, 4096, 8192, and 16384 (where possible <text:span text:style-name="T16">due to time limitations</text:span>).</text:p>
      <text:p text:style-name="P10"/>
      <text:p text:style-name="P17">For the serial experiments, I used test cases of naive “ijk” multiplication, optimized “kij” multiplication, and multiplication using blocking. </text:p>
      <text:p text:style-name="P16"/>
      <text:p text:style-name="P10"/>
      <text:p text:style-name="P18">For the OpenMP experiments, I varied the number of threads of execution from 1 to 32 threads across all problem sizes. Due to time limitations and computational capacity, I was only able to obtain data for problem sizes 512-2048 for all thread counts, with the exception of 32 and 16 thread counts where I was able to obtain results for problem size 4096.</text:p>
      <text:p text:style-name="P10"/>
      <text:p text:style-name="P16">In some cases (e.g. execution times for problems larger than 2048 for serial, OpenMP with thread counts less than 16), it was necessary to extrapolate data due to time limitations and availability of high performance computing hardware(e.g. Medusa). Though not as accurate as data obtained through actual experimentation, I believe that this data remains valid insofar as it is merely meant to indicate general trends related to the increase in problem size.</text:p>
      <text:p text:style-name="P16"/>
      <text:p text:style-name="P19">For the 16384 problem size, I attempted to run this problem on the NVS 315 graphics card that is in 36deadshot, but was experiencing segmentation faults. <text:s/>As it turns out, (16384*16384* 3 * 4 )/1,000,000 = <text:s/>~ 3221MB, which exceeds the memory capacity of the device. For this reason, data has bee extrapolated based on previous results. </text:p>
      <text:p text:style-name="P9"/>
      <text:p text:style-name="P9"/>
      <text:p text:style-name="P9"/>
      <text:p text:style-name="P9"/>
      <text:p text:style-name="P8"/>
      <text:p text:style-name="P7"/>
      <text:p text:style-name="P7"/>
      <text:p text:style-name="P61">Analysis and Discussion of Results</text:p>
      <text:p text:style-name="P57"><text:soft-page-break/></text:p>
      <text:p text:style-name="P32">Serial code analysis</text:p>
      <text:p text:style-name="P32"/>
      <text:p text:style-name="P44">Serial code implementations consisted of naive multiplication, “kij” multiplication optimization, and optimization <text:span text:style-name="T22">using blocking. Analysis revealed expected results, in that both loop optimization and blocking improved run-time by a roughly 50% margin across all problem sizes (with loop optimization being slightly better than blocking). An unexpected result was for problem size 2048, <text:s/>where I observed <text:s/>an approximately 20 times increase in run-time compared with the run-time of the 1024 problem. This is surprising because we would expect to see the run-time go up by 8 times when doubling the problem size. I do not have a good explanation for this, as it happened for all serial code conditions, which suggests maybe there is a source of delay being introduced in my code. I did notice that I had issues with memory leaks in my code which have since been fixed, but were not fixed when I ran my tests initially. Other than this anomaly, the tests revealed expected results.</text:span></text:p>
      <text:p text:style-name="P31"/>
      <text:p text:style-name="P31">Block size</text:p>
      <text:p text:style-name="P39"/>
      <text:p text:style-name="P41">For the blocking optimization strategy, I needed to come up with the optimal block size to use. To do this, I tested blocks of size 2 – 512, and found that the optimal block size (on Medusa) was 16. This makes sense because Medusa has 4 * 2048 KB L2 caches, and 16 * 16 * 8(size of a double) = 2048. Due to this initial finding, I used the block size of 16 for tests going forward, but that was problematic because the cache capacity of the lab computers is much less than that of Medusa. <text:span text:style-name="T19">Given the technical specs of the processors in the lab machines, the optimal block size should have been 4, since 4*4*8 = 128, which will definitely fit in the cache of these processors.</text:span></text:p>
      <text:p text:style-name="P33"/>
      <text:p text:style-name="P33">Loop-optimizing</text:p>
      <text:p text:style-name="P33"/>
      <text:p text:style-name="P42">The effect of using “kij” multiplication instead of “ijk” multiplication resulted in significant reductions in run-time across <text:span text:style-name="T21">nearly </text:span>all test cases <text:span text:style-name="T21">in the serial, OpenMP, and CUDA treatments</text:span>. <text:span text:style-name="T21">The only cases where the run-time was worse than its serial counterpart was in the cases of 1 thread and 2 threads. This is not surprising as this can easily be explained by the overhead associated with the thread creation/destruction of such a small pool of threads. Aside from this, the speedup we observed </text:span>was expected as this <text:span text:style-name="T21">optimization </text:span>makes our code much more cache friendly with respect to spatial locality. Figures 1 and <text:span text:style-name="T20">figures 2 – 9 graphically detail the effect of loop optimization. </text:span></text:p>
      <text:p text:style-name="P33"/>
      <text:p text:style-name="P33">Blocking</text:p>
      <text:p text:style-name="P33"/>
      <text:p text:style-name="P43">As discussed previously, the optimal block size was initially determined to be 16 on Medusa. Due to congestion on Medusa, it was necessary to run my tests on a lab machine. <text:span text:style-name="T24">As stated previously, this led to me using an inappropriate block size for the machine that I ran my tests on. I will address this issue below. </text:span><text:s/></text:p>
      <text:p text:style-name="P43"/>
      <text:p text:style-name="P43"><text:span text:style-name="T23">Ob</text:span>serving the trends in run-time in the blocking conditions for all test types (except for serial), it appears as though blocking is actually hurting performance. This makes sense as <text:span text:style-name="T24">I was using an inappropriate block size for the size of the cache on the machine that I ran my tests.</text:span> <text:span text:style-name="T25">Thus, it makes sense that my tests were displaying results that are counter intuitive. With this being the case, if we look at the benefits that we observed with blocking in the serial condition, we should expect to see performance that is roughly equivalent to that of loop optimization (but slightly worse than loop optimization). Given the opportunity to revisit this project, I would amend the block size to obtain </text:span><text:soft-page-break/><text:span text:style-name="T25">correct data.</text:span></text:p>
      <text:p text:style-name="P33"/>
      <text:p text:style-name="P31"/>
      <text:p text:style-name="P31">Effect of static, dynamic, and guided OpenMP thread scheduling</text:p>
      <text:p text:style-name="P31"/>
      <text:p text:style-name="P48">In testing OpenMP threading, we had the option to test the effects of varying the type of thread scheduling. Static scheduling revealed <text:span text:style-name="T29">itself to be the 2</text:span><text:span text:style-name="T30">nd</text:span><text:span text:style-name="T29"> best option, which makes sense as static schedules threads based on cutting up the problem into equal sized chunks. It makes sense that this one would be a middling performer because other than varying the chunk size (which is discussed below), there are no other sources of variation that would affect run-time. Overall, the results obtained are what was expected. </text:span></text:p>
      <text:p text:style-name="P48"/>
      <text:p text:style-name="P49">For dynamic, initially the results were bad, but this also makes sense because without varying the chunk size (again, discussed below), the default chunk size is 1. This means that threads are constantly being scheduled and then de-scheduled, rather than just letting threads work on an appropriately sized chunk of the problem. This result was expected and conformed to expectations when the actual tests were run. Overall, dynamic performed the worst out of the three possible strategies.</text:p>
      <text:p text:style-name="P49"/>
      <text:p text:style-name="P49">For guided, this strategy performed the best of the three. This also makes sense, as the way that guided works is that <text:s/>the OS will dynamically adjust the chunk size for the threads based on a calculation that is done periodically in order to maximize performance. As a result, we see a fairly healthy bump in performance across all problem sizes. Overall, this result is not very surprising. Further study could be focused on tweaking the calculation for chunk size to see if there is more performance to be gleaned.</text:p>
      <text:p text:style-name="P49"/>
      <text:p text:style-name="P49">See figures 2-11 below for full data.</text:p>
      <text:p text:style-name="P39"/>
      <text:p text:style-name="P31"/>
      <text:p text:style-name="P31">Effect of varying chunk size for OpenMP thread scheduling</text:p>
      <text:p text:style-name="P31"/>
      <text:p text:style-name="P39">The results of varying chunk size for static scheduling revealed that the optimum performance was achieved by leaving the chunk size unspecified (i.e. at default, which simply leaves the job of determining the chunk size up to the OS, who tries to cut the problem into even sized chunks depending on problem size). This makes sense as all of the matrices are square, and the dimensions are a power of 2, so leaving this job up to the OS makes sense (there is no reason to arbitrarily force a limit). Overall, <text:span text:style-name="T29">this result is not very surprising as the problem size scaling up and being applied to threads equally should not produce any significant bumps or drops in performance</text:span></text:p>
      <text:p text:style-name="P39"/>
      <text:p text:style-name="P39">For dynamic, the best performance was achieved <text:span text:style-name="T26">when using a chunk size of 256. This number makes sense as as we increase chunk size, the overhead of switching threads to new work is decreased. It also makes sense that the chunk size be no larger than this, because we also want to allow the OS to reschedule threads in the pool if other threads finish first. It seems that 256 is the magic number that leads to the best performance. This resulted in a performance bump that brought the performance of the dynamic strategy close (if not slightly better than in some cases) to that of the static strategy. This method still lagged behind guided, but this was expected.</text:span></text:p>
      <text:p text:style-name="P39"/>
      <text:p text:style-name="P49">For guided, there is no need to specify a chunk size as this is handled by the OS itself. Results are as expected, producing the best performance among the strategies.</text:p>
      <text:p text:style-name="P49"/>
      <text:p text:style-name="P49">See figures below for full details.</text:p>
      <text:p text:style-name="P31"><text:soft-page-break/></text:p>
      <text:p text:style-name="P39"/>
      <text:p text:style-name="P39"/>
      <text:p text:style-name="P34">OpenMP Code Analysis – Thread count effect</text:p>
      <text:p text:style-name="P34"/>
      <text:p text:style-name="P50">Figures 2-9 below detail the effects of thread count. As expected, we see a performance degradation using only 1 thread, as the overhead of scheduling 1 thread over and over again contributes to performance degradation. <text:span text:style-name="T29">This result was expected and is reflected in the data</text:span></text:p>
      <text:p text:style-name="P50"/>
      <text:p text:style-name="P50">As we move up to 2 threads, we see a modest performance increase, <text:span text:style-name="T27">which makes sense as the overhead of switching threads is reduced because each thread has an appreciable amount of work to do now. There is still a significant amount of overhead associated with scheduling/de-scheduling threads with such a small thread count, so the performance degradation was not unexpected.</text:span></text:p>
      <text:p text:style-name="P50"/>
      <text:p text:style-name="P68"><text:s/>As we move to 4 threads, we again see a modest improvement in performance. This is expected because again, overhead starts to reduce and more work is being done relative to the amount of rescheduling that needs to occur.</text:p>
      <text:p text:style-name="P52"/>
      <text:p text:style-name="P53">peak performance for the threading strategies is observed at 8 threads, which is the maximum number of threads that our tested processor is able to deploy. This number of threads displays a roughly 2 times increase in rate and a 2 times reduction in run-time when compared with even the best case serial run-time. This result was expected and is reflected in the data.</text:p>
      <text:p text:style-name="P52"/>
      <text:p text:style-name="P53">Testing 16 threads of execution, we are now entering the territory of threads being deployed in software rather than in hardware. As expected, there is a performance degradation, but not as much as I had originally anticipated. In speaking with Professor Hossain, it was revealed that the reason for the small performance degradation could be due to the fact that my process was the only one running on the system, and the context switching abilities of the system may have been fast enough that only a small degradation in performance was observed. This result was unexpected but makes sense after speaking with Professor Hossain.</text:p>
      <text:p text:style-name="P53"/>
      <text:p text:style-name="P53">In the same vein as 16 threads, 32 threads (24 of them being software threads) displayed a small degradation in performance relative to 16 threads. The same logic employed above to explain how small the performance degradation was <text:span text:style-name="T32">observed, though I had expected to see more of a degradation with so many threads being deployed from software.</text:span></text:p>
      <text:p text:style-name="P34"/>
      <text:p text:style-name="P35">CUDA Code analysis</text:p>
      <text:p text:style-name="P31"/>
      <text:p text:style-name="P54">CUDA code was implemented using two different strategies: first using “kij” multiplication using only global memory, and second using shared memory with blocking. The results in figure 9 shows the disparity between the two strategies, and the monumental decrease in run-time observed between the shared memory with blocking strategy versus the global memory implementation.</text:p>
      <text:p text:style-name="P54"/>
      <text:p text:style-name="P54">The results are not surprising when compared with serial and OpenMP implementations. The graphics cards we had at our disposal had 48 cores to deploy, each with a warp size of 32, which means a total of 1536 maximum resident threads that can execute in parallel. <text:span text:style-name="T33">It makes perfect sense that we should see such a massive improvement in run-time given the amount of processors we are able to deploy.</text:span></text:p>
      <text:p text:style-name="P54"/>
      <text:p text:style-name="P55">Addressing the differences between the two implementations, <text:span text:style-name="T34">it makes sense that the shared memory </text:span><text:soft-page-break/><text:span text:style-name="T34">implementation shows a significant benefit in terms of run-time, as the shared memory for each block (of size 48KB) acts like a cache for each block of threads. As we have seen with loop optimization and blocking strategies for other implementations (i.e. OpenMP and serial), cache optimizations have significant benefits to offer.</text:span></text:p>
      <text:p text:style-name="P55"/>
      <text:p text:style-name="P56">Regarding block size chosen for CUDA code, it was revealed through testing that the optimal block size should be 16 (i.e. each tile from matrices A and B are of dimension 16). This result is expected, as when you use block size 16, this results in: 16 * 16 * 4 (size of float) = 1024 bytes per tile * 3 tiles, which results in: 3072 bytes total being used per blocking step. Since the capacity of each shared memory block is 48KB (48,000 bytes), if we were to increase the block size to 32, we would exceed the capacity of the shared memory module, which would result in the need to use global memory, thus degrading performance.</text:p>
      <text:p text:style-name="P56"/>
      <text:p text:style-name="P56">Overall, the results were very impressive, observing a speedup of about <text:span text:style-name="T35">16</text:span> times for the shared memory strategy and a speedup of about <text:span text:style-name="T35">6 times for the global memory strategy. </text:span></text:p>
      <text:p text:style-name="P31"/>
      <text:p text:style-name="P31"/>
      <text:p text:style-name="P36">FLOPS Comparison</text:p>
      <text:p text:style-name="P36"/>
      <text:p text:style-name="P45">Since parallel efficiency is perhaps not the best measure to use in order to obtain a clear picture of what is happening <text:span text:style-name="T35">(due to system limitations)</text:span>, <text:span text:style-name="T26">I will be comparing the achieved FLOPS (i.e. the maximum performing strategy in each category) to the theoretically achievable maximum FLOPS allowed by our hardware.</text:span></text:p>
      <text:p text:style-name="P37"/>
      <text:p text:style-name="P36"/>
      <text:p text:style-name="P47">For the purposes of comparison, I have used a problem size of 1024 as the representative. Max theoretical FLOPS for the CPU was found at <text:a xlink:type="simple" xlink:href="https://asteroidsathome.net/boinc/cpu_list.php" text:style-name="Internet_20_link" text:visited-style-name="Visited_20_Internet_20_Link">https://asteroidsathome.net/boinc/cpu_list.php</text:a> and the GPU at <text:a xlink:type="simple" xlink:href="https://videocardz.net/nvidia-nvs-315/" text:style-name="Internet_20_link" text:visited-style-name="Visited_20_Internet_20_Link">https://videocardz.net/nvidia-nvs-315</text:a><text:span text:style-name="T28">/.</text:span></text:p>
      <text:p text:style-name="P36"/>
      <table:table table:name="TheoreticalPeakPerformance" table:style-name="TheoreticalPeakPerformance">
        <table:table-column table:style-name="TheoreticalPeakPerformance.A" table:number-columns-repeated="3"/>
        <table:table-column table:style-name="TheoreticalPeakPerformance.D"/>
        <table:table-row>
          <table:table-cell table:style-name="TheoreticalPeakPerformance.A1" office:value-type="string">
            <text:p text:style-name="P65">Strategy</text:p>
          </table:table-cell>
          <table:table-cell table:style-name="TheoreticalPeakPerformance.A1" office:value-type="string">
            <text:p text:style-name="P65">Theoretical Max (GFLOPS/s)</text:p>
          </table:table-cell>
          <table:table-cell table:style-name="TheoreticalPeakPerformance.A1" office:value-type="string">
            <text:p text:style-name="P65">Achieved (GFLOPS/s)</text:p>
          </table:table-cell>
          <table:table-cell table:style-name="TheoreticalPeakPerformance.D1" office:value-type="string">
            <text:p text:style-name="P65">Percentage Achieved</text:p>
          </table:table-cell>
        </table:table-row>
        <table:table-row>
          <table:table-cell table:style-name="TheoreticalPeakPerformance.A2" office:value-type="string">
            <text:p text:style-name="P65">Serial</text:p>
          </table:table-cell>
          <table:table-cell table:style-name="TheoreticalPeakPerformance.A2" office:value-type="string">
            <text:p text:style-name="P65">4.01 </text:p>
          </table:table-cell>
          <table:table-cell table:style-name="TheoreticalPeakPerformance.A2" office:value-type="string">
            <text:p text:style-name="P67">0.740483727</text:p>
          </table:table-cell>
          <table:table-cell table:style-name="TheoreticalPeakPerformance.D2" office:value-type="string">
            <text:p text:style-name="P67">18.47%</text:p>
          </table:table-cell>
        </table:table-row>
        <table:table-row>
          <table:table-cell table:style-name="TheoreticalPeakPerformance.A2" office:value-type="string">
            <text:p text:style-name="P65">1T</text:p>
          </table:table-cell>
          <table:table-cell table:style-name="TheoreticalPeakPerformance.A2" office:value-type="string">
            <text:p text:style-name="P65">4.01</text:p>
          </table:table-cell>
          <table:table-cell table:style-name="TheoreticalPeakPerformance.A2" office:value-type="string">
            <text:p text:style-name="P67">0.527670795</text:p>
          </table:table-cell>
          <table:table-cell table:style-name="TheoreticalPeakPerformance.D2" office:value-type="string">
            <text:p text:style-name="P67">13.16%</text:p>
          </table:table-cell>
        </table:table-row>
        <table:table-row>
          <table:table-cell table:style-name="TheoreticalPeakPerformance.A2" office:value-type="string">
            <text:p text:style-name="P65">2T</text:p>
          </table:table-cell>
          <table:table-cell table:style-name="TheoreticalPeakPerformance.A2" office:value-type="string">
            <text:p text:style-name="P65">8.02</text:p>
          </table:table-cell>
          <table:table-cell table:style-name="TheoreticalPeakPerformance.A2" office:value-type="string">
            <text:p text:style-name="P67">0.754559839</text:p>
          </table:table-cell>
          <table:table-cell table:style-name="TheoreticalPeakPerformance.D2" office:value-type="string">
            <text:p text:style-name="P64">9.41%</text:p>
          </table:table-cell>
        </table:table-row>
        <table:table-row>
          <table:table-cell table:style-name="TheoreticalPeakPerformance.A2" office:value-type="string">
            <text:p text:style-name="P65">4T</text:p>
          </table:table-cell>
          <table:table-cell table:style-name="TheoreticalPeakPerformance.A2" office:value-type="string">
            <text:p text:style-name="P65">16.04</text:p>
          </table:table-cell>
          <table:table-cell table:style-name="TheoreticalPeakPerformance.A2" office:value-type="string">
            <text:p text:style-name="P64">1.178358937</text:p>
          </table:table-cell>
          <table:table-cell table:style-name="TheoreticalPeakPerformance.D2" office:value-type="string">
            <text:p text:style-name="P64">7.35%</text:p>
          </table:table-cell>
        </table:table-row>
        <table:table-row>
          <table:table-cell table:style-name="TheoreticalPeakPerformance.A2" office:value-type="string">
            <text:p text:style-name="P65">8T</text:p>
          </table:table-cell>
          <table:table-cell table:style-name="TheoreticalPeakPerformance.A2" office:value-type="string">
            <text:p text:style-name="P65">32.08</text:p>
          </table:table-cell>
          <table:table-cell table:style-name="TheoreticalPeakPerformance.A2" office:value-type="string">
            <text:p text:style-name="P64">1.386527162</text:p>
          </table:table-cell>
          <table:table-cell table:style-name="TheoreticalPeakPerformance.D2" office:value-type="string">
            <text:p text:style-name="P64">4.32%</text:p>
          </table:table-cell>
        </table:table-row>
        <table:table-row>
          <table:table-cell table:style-name="TheoreticalPeakPerformance.A2" office:value-type="string">
            <text:p text:style-name="P65">16T</text:p>
          </table:table-cell>
          <table:table-cell table:style-name="TheoreticalPeakPerformance.A2" office:value-type="string">
            <text:p text:style-name="P65">32.08*</text:p>
          </table:table-cell>
          <table:table-cell table:style-name="TheoreticalPeakPerformance.A2" office:value-type="string">
            <text:p text:style-name="P64">1.366403129</text:p>
          </table:table-cell>
          <table:table-cell table:style-name="TheoreticalPeakPerformance.D2" office:value-type="string">
            <text:p text:style-name="P64">4.26%</text:p>
          </table:table-cell>
        </table:table-row>
        <table:table-row>
          <table:table-cell table:style-name="TheoreticalPeakPerformance.A2" office:value-type="string">
            <text:p text:style-name="P65">32T</text:p>
          </table:table-cell>
          <table:table-cell table:style-name="TheoreticalPeakPerformance.A2" office:value-type="string">
            <text:p text:style-name="P66">32.08*</text:p>
          </table:table-cell>
          <table:table-cell table:style-name="TheoreticalPeakPerformance.A2" office:value-type="string">
            <text:p text:style-name="P64">1.311097727</text:p>
          </table:table-cell>
          <table:table-cell table:style-name="TheoreticalPeakPerformance.D2" office:value-type="string">
            <text:p text:style-name="P64">4.09%</text:p>
          </table:table-cell>
        </table:table-row>
        <table:table-row>
          <table:table-cell table:style-name="TheoreticalPeakPerformance.A2" office:value-type="string">
            <text:p text:style-name="P65">CUDA</text:p>
          </table:table-cell>
          <table:table-cell table:style-name="TheoreticalPeakPerformance.A2" office:value-type="string">
            <text:p text:style-name="P66">53.2</text:p>
          </table:table-cell>
          <table:table-cell table:style-name="TheoreticalPeakPerformance.A2" office:value-type="string">
            <text:p text:style-name="P64">10.695764906</text:p>
          </table:table-cell>
          <table:table-cell table:style-name="TheoreticalPeakPerformance.D2" office:value-type="string">
            <text:p text:style-name="P64">20.11%</text:p>
          </table:table-cell>
        </table:table-row>
      </table:table>
      <text:p text:style-name="P36"/>
      <text:p text:style-name="P38">Note: at 16 and 32 threads, this is just a theoretical measure as now we are using software threads, which should not be able to exceed the theoretical maximum FLOPS of the processor.</text:p>
      <text:p text:style-name="P38"/>
      <text:p text:style-name="P38"/>
      <text:p text:style-name="P51">By looking at the FLOPS comparison chart, there is no contest. CUDA achieves much more of the <text:soft-page-break/>theoretical maximum than any of the other strategies. <text:span text:style-name="T32">It is unexpected that the higher thread counts (particularly the 8 thread condition) displays such awful percentage of maximum theoretical FLOPS achievable. I would have expected to see a much better percentage, but perhaps there are intervening/confounding factors that are affecting these numbers that I am unaware of. At any rate, FLOPS comparison illustrates yet again how much more effective the CUDA implementation is compared with other implementations</text:span></text:p>
      <text:p text:style-name="P36"/>
      <text:p text:style-name="P31">Parallel efficiency</text:p>
      <text:p text:style-name="P31"/>
      <text:p text:style-name="P40">For the purposes of analysis, I will be reporting the parallel efficiency of each of the parallelization strategies based on the best run-time for each of the classes of serial execution (naive, loop optimized, and using blocking). <text:span text:style-name="T18">This way, we can observe the best-case-scenario for how much better a parallelization strategy is relative to its serial counterpart. For CUDA-c code, I will be comparing the run-times to the applicable serial run-times (e.g. loop optimized and using blocking) as these are the only metrics relevant for this experiment.</text:span></text:p>
      <text:p text:style-name="P46"><draw:frame draw:style-name="fr1" draw:name="Object1" text:anchor-type="paragraph" svg:x="0.584cm" svg:y="5.188cm" svg:width="15.871cm" svg:height="13.711cm" draw:z-index="0"><draw:object xlink:href="./Object 1" xlink:type="simple" xlink:show="embed" xlink:actuate="onLoad"/><draw:image xlink:href="./ObjectReplacements/Object 1" xlink:type="simple" xlink:show="embed" xlink:actuate="onLoad"/></draw:frame></text:p>
      <text:p text:style-name="P45"/>
      <text:p text:style-name="P45">Th<text:span text:style-name="T31">e</text:span> graph <text:span text:style-name="T40">below</text:span> is showing results that I did not originally anticipate. I expected the graphs to be sub-<text:span text:style-name="T26">l</text:span>inear curves as problem size increased, but this is not the case. As we can see, <text:span text:style-name="T26">the curves are sub-linear in most cases, but the way that they stay relatively constant as problem size increases is unexpected. This anomaly was explained during a conversation with Professor Hossain, where he explained that the system that we tested on does not lend itself very well to seeing how parallel efficiency should change as problem size increases. </text:span></text:p>
      <text:p text:style-name="P45"/>
      <text:p text:style-name="P45"/>
      <text:p text:style-name="P62"><text:soft-page-break/>Conclusion</text:p>
      <text:p text:style-name="P75"/>
      <text:p text:style-name="P70">Overall, this exercise has been very interesting. There are a multitude of factors that programmers must consider when trying to improve the run-time and rates of code execution. First, programmers must consider optimizations to serial code to be cache-friendly before testing any sort of parallel implementations. <text:span text:style-name="T36">Such optimizations include loop rearrangement for improving spatial locality in cache references, and using divide-and-conquer strategies such as blocking to improve temporal locality of cache references. Once the serial code has been made as efficient as possible, programmers can then start to examine parallelization. The results of my experiments showed significant reductions in run-time and increase in the rate of execution of my code, highlighting the importance of optimizing serial code.</text:span></text:p>
      <text:p text:style-name="P70"/>
      <text:p text:style-name="P71">A good place to start when attempting parallelization of code is utilizing threading APIs such as OpenMP for CPU threading. There are a host of factors to consider when choosing to use such a strategy, including the number of threads, type of thread scheduling (static, dynamic, and guided), the chunk size for each thread, and even the loops that should be parallelized (and the placement of critical sections) in order to produce the most efficient parallel code. Results from my experiments showed performance degradation at the 1 thread level due to overhead of thread scheduling, and then performance increases as thread count approached maximum hardware threads (and beyond). The effect of software threading proved to be surprising, showing only mild performance degradation when compared with the maximum hardware thread condition. Thread scheduling choice had a significant effect as well, displaying performance benefits for choosing guided (and dynamic in some cases) over static. Chunk size was also a factor, producing better results when the chunk size was large as opposed to smaller. Additional to these factors for parallelization, the effect of parallelization in conjunction with the different code optimizations was also tested. Performance gains were observed when utilizing “kij” loop optimization, but performance degradation was observed when using blocking. This result was unexpected but made sense after considering the effect of block size. Overall, threading is a good choice for improving performance for this type of problem, but for the largest gains it was necessary to explore parallelization using CUDA-c.</text:p>
      <text:p text:style-name="P71"/>
      <text:p text:style-name="P71">The CUDA-c implementation of code has much to offer in the way of performance gains (provided that the code is sufficiently parallelizable) due to the sheer volume of threads available for computation, in conjunction with the use of shared memory. The experiments performed revealed just how much faster the CUDA-c implementation was, providing enormous execution time reductions over both serial and OpenMP implementations. This method of parallel computation has been in use for a good many years prior to my experimentation, and the reason for it is clearly apparent in the results I obtained. </text:p>
      <text:p text:style-name="P71"/>
      <text:p text:style-name="P71">Overall, this project has allowed me to gain a greater understanding of the necessary steps for adapting/writing code in order to produce programs that truly belong to the category of “High Performance Computing”. This project has enlightened me to the benefits (and potential pitfalls) of parallel computing and has left me excited to use this knowledge in my future endeavours.</text:p>
      <text:p text:style-name="P39"/>
      <text:p text:style-name="P76"><text:span text:style-name="T37">Figures </text:span><text:span text:style-name="T38">&amp; Notes</text:span></text:p>
      <text:p text:style-name="P72"/>
      <text:p text:style-name="P74">If you would like to review the full data gathered during the course of my experiments, I have included the file “4210 spreadsheet.ods” in my program submission. What follows are graphs derived from this data.</text:p>
      <text:p text:style-name="P22"><draw:frame draw:style-name="fr2" draw:name="Object2" text:anchor-type="paragraph" svg:width="21.586cm" svg:height="18.24cm" draw:z-index="1"><draw:object xlink:href="./Object 2" xlink:type="simple" xlink:show="embed" xlink:actuate="onLoad"/><draw:image xlink:href="./ObjectReplacements/Object 2" xlink:type="simple" xlink:show="embed" xlink:actuate="onLoad"/></draw:frame><text:soft-page-break/></text:p>
      <text:p text:style-name="P22"/>
      <text:p text:style-name="P22"/>
      <text:p text:style-name="P22"/>
      <text:p text:style-name="P22"/>
      <text:p text:style-name="P22"/>
      <text:p text:style-name="P22"/>
      <text:p text:style-name="P22"><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ext:soft-page-break/></text:p>
      <text:p text:style-name="P22"/>
      <text:p text:style-name="P22"/>
      <text:p text:style-name="P22"><draw:frame draw:style-name="fr2" draw:name="Object4" text:anchor-type="paragraph" svg:width="16cm" svg:height="12.298cm" draw:z-index="3"><draw:object xlink:href="./Object 4" xlink:type="simple" xlink:show="embed" xlink:actuate="onLoad"/><draw:image xlink:href="./ObjectReplacements/Object 4" xlink:type="simple" xlink:show="embed" xlink:actuate="onLoad"/></draw:frame></text:p>
      <text:p text:style-name="P22"/>
      <text:p text:style-name="P22"><draw:frame draw:style-name="fr3" draw:name="Object5" text:anchor-type="paragraph" svg:width="16cm" svg:height="10.827cm" draw:z-index="4"><draw:object xlink:href="./Object 5" xlink:type="simple" xlink:show="embed" xlink:actuate="onLoad"/><draw:image xlink:href="./ObjectReplacements/Object 5" xlink:type="simple" xlink:show="embed" xlink:actuate="onLoad"/></draw:frame><text:soft-page-break/></text:p>
      <text:p text:style-name="P22"/>
      <text:p text:style-name="P22"/>
      <text:p text:style-name="P22"><draw:frame draw:style-name="fr3" draw:name="Object6" text:anchor-type="paragraph" svg:width="16cm" svg:height="8.999cm" draw:z-index="5"><draw:object xlink:href="./Object 6" xlink:type="simple" xlink:show="embed" xlink:actuate="onLoad"/><draw:image xlink:href="./ObjectReplacements/Object 6" xlink:type="simple" xlink:show="embed" xlink:actuate="onLoad"/></draw:frame></text:p>
      <text:p text:style-name="P22"/>
      <text:p text:style-name="P22"/>
      <text:p text:style-name="P22"/>
      <text:p text:style-name="P22"/>
      <text:p text:style-name="P22"><draw:frame draw:style-name="fr3" draw:name="Object7" text:anchor-type="paragraph" svg:width="16cm" svg:height="8.999cm" draw:z-index="6"><draw:object xlink:href="./Object 7" xlink:type="simple" xlink:show="embed" xlink:actuate="onLoad"/><draw:image xlink:href="./ObjectReplacements/Object 7" xlink:type="simple" xlink:show="embed" xlink:actuate="onLoad"/></draw:frame><text:soft-page-break/></text:p>
      <text:p text:style-name="P22"/>
      <text:p text:style-name="P22"/>
      <text:p text:style-name="P22"/>
      <text:p text:style-name="P22"><draw:frame draw:style-name="fr3" draw:name="Object8" text:anchor-type="paragraph" svg:width="16cm" svg:height="8.999cm" draw:z-index="7"><draw:object xlink:href="./Object 8" xlink:type="simple" xlink:show="embed" xlink:actuate="onLoad"/><draw:image xlink:href="./ObjectReplacements/Object 8" xlink:type="simple" xlink:show="embed" xlink:actuate="onLoad"/></draw:frame></text:p>
      <text:p text:style-name="P22"/>
      <text:p text:style-name="P22"/>
      <text:p text:style-name="P22"><draw:frame draw:style-name="fr3" draw:name="Object13" text:anchor-type="paragraph" svg:width="16cm" svg:height="8.999cm" draw:z-index="10"><draw:object xlink:href="./Object 13" xlink:type="simple" xlink:show="embed" xlink:actuate="onLoad"/><draw:image xlink:href="./ObjectReplacements/Object 13" xlink:type="simple" xlink:show="embed" xlink:actuate="onLoad"/></draw:frame><text:soft-page-break/></text:p>
      <text:p text:style-name="P22"/>
      <text:p text:style-name="P22"/>
      <text:p text:style-name="P22"/>
      <text:p text:style-name="P22"/>
      <text:p text:style-name="P22"/>
      <text:p text:style-name="P22"/>
      <text:p text:style-name="P22"/>
      <text:p text:style-name="P22"><draw:frame draw:style-name="fr1" draw:name="Object10" text:anchor-type="paragraph" svg:x="0.69cm" svg:y="0.104cm" svg:width="16cm" svg:height="8.999cm" draw:z-index="8"><draw:object xlink:href="./Object 10" xlink:type="simple" xlink:show="embed" xlink:actuate="onLoad"/><draw:image xlink:href="./ObjectReplacements/Object 10" xlink:type="simple" xlink:show="embed" xlink:actuate="onLoad"/></draw:frame></text:p>
      <text:p text:style-name="P22"/>
      <text:p text:style-name="P22"/>
      <text:p text:style-name="P22"><text:soft-page-break/></text:p>
      <text:p text:style-name="P22"/>
      <text:p text:style-name="P22"><draw:frame draw:style-name="fr1" draw:name="Object11" text:anchor-type="paragraph" svg:x="0.954cm" svg:y="0.295cm" svg:width="15.998cm" svg:height="8.999cm" draw:z-index="11"><draw:object xlink:href="./Object 9" xlink:type="simple" xlink:show="embed" xlink:actuate="onLoad"/><draw:image xlink:href="./ObjectReplacements/Object 9" xlink:type="simple" xlink:show="embed" xlink:actuate="onLoad"/><svg:desc>chart</svg:desc></draw:frame></text:p>
      <text:p text:style-name="P22"/>
      <text:p text:style-name="P22"/>
      <text:p text:style-name="P22"/>
      <text:p text:style-name="P22"/>
      <text:p text:style-name="P22"/>
      <text:p text:style-name="P22"/>
      <text:p text:style-name="P22"><draw:frame draw:style-name="fr1" draw:name="Object12" text:anchor-type="paragraph" svg:x="0.134cm" svg:y="0.222cm" svg:width="16cm" svg:height="8.999cm" draw:z-index="9"><draw:object xlink:href="./Object 12" xlink:type="simple" xlink:show="embed" xlink:actuate="onLoad"/><draw:image xlink:href="./ObjectReplacements/Object 12" xlink:type="simple" xlink:show="embed" xlink:actuate="onLoad"/></draw:fram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Vandenhoek</meta:initial-creator>
    <meta:creation-date>2018-04-04T13:29:26.619526868</meta:creation-date>
    <dc:date>2018-04-11T15:54:18.296000000</dc:date>
    <meta:editing-duration>PT7H15M28S</meta:editing-duration>
    <meta:editing-cycles>32</meta:editing-cycles>
    <meta:generator>LibreOffice/5.4.3.2$Windows_X86_64 LibreOffice_project/92a7159f7e4af62137622921e809f8546db437e5</meta:generator>
    <meta:document-statistic meta:table-count="1" meta:image-count="0" meta:object-count="12" meta:page-count="16" meta:paragraph-count="141" meta:word-count="3978" meta:character-count="24379" meta:non-whitespace-character-count="205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9"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0"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1"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2"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3"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4"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5"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6"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7"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8"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29" style:family="chart">
      <style:graphic-properties draw:stroke="solid" svg:stroke-color="#b3b3b3" draw:fill="none" draw:fill-color="#e6e6e6"/>
    </style:style>
    <style:style style:name="ch30" style:family="chart">
      <style:graphic-properties svg:stroke-color="#b3b3b3" draw:fill-color="#cccccc"/>
    </style:style>
  </office:automatic-styles>
  <office:body>
    <office:chart>
      <chart:chart svg:width="15.871cm" svg:height="13.71cm" xlink:href="." xlink:type="simple" chart:class="chart:line" chart:style-name="ch1">
        <chart:title svg:x="6.066cm" svg:y="0.41cm" chart:style-name="ch2">
          <text:p>Parallel Efficiency</text:p>
        </chart:title>
        <chart:legend chart:legend-position="end" svg:x="12.648cm" svg:y="1.825cm" style:legend-expansion="high" chart:style-name="ch3"/>
        <chart:plot-area chart:style-name="ch4" chart:data-source-has-labels="both" svg:x="1.328cm" svg:y="1.463cm" svg:width="11.003cm" svg:height="10.992cm">
          <chartooo:coordinate-region svg:x="2.055cm" svg:y="1.662cm" svg:width="9.811cm" svg:height="10.146cm"/>
          <chart:axis chart:dimension="x" chart:name="primary-x" chart:style-name="ch5" chartooo:axis-type="auto">
            <chartooo:date-scale/>
            <chart:title svg:x="5.806cm" svg:y="12.729cm" chart:style-name="ch6">
              <text:p>Problem Size</text:p>
            </chart:title>
            <chart:categories table:cell-range-address="local-table.$A$2:.$A$7"/>
          </chart:axis>
          <chart:axis chart:dimension="y" chart:name="primary-y" chart:style-name="ch5">
            <chart:title svg:x="0.451cm" svg:y="8.538cm" chart:style-name="ch7">
              <text:p>Efficiency = Ts/(p*Tp)</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series chart:style-name="ch18" chart:values-cell-range-address="local-table.$K$2:.$K$7" chart:label-cell-address="local-table.$K$1" chart:class="chart:line">
            <chart:data-point chart:repeated="6"/>
          </chart:series>
          <chart:series chart:style-name="ch19" chart:values-cell-range-address="local-table.$L$2:.$L$7" chart:label-cell-address="local-table.$L$1" chart:class="chart:line">
            <chart:data-point chart:repeated="6"/>
          </chart:series>
          <chart:series chart:style-name="ch20" chart:values-cell-range-address="local-table.$M$2:.$M$7" chart:label-cell-address="local-table.$M$1" chart:class="chart:line">
            <chart:data-point chart:repeated="6"/>
          </chart:series>
          <chart:series chart:style-name="ch21" chart:values-cell-range-address="local-table.$N$2:.$N$7" chart:label-cell-address="local-table.$N$1" chart:class="chart:line">
            <chart:data-point chart:repeated="6"/>
          </chart:series>
          <chart:series chart:style-name="ch22" chart:values-cell-range-address="local-table.$O$2:.$O$7" chart:label-cell-address="local-table.$O$1" chart:class="chart:line">
            <chart:data-point chart:repeated="6"/>
          </chart:series>
          <chart:series chart:style-name="ch23" chart:values-cell-range-address="local-table.$P$2:.$P$7" chart:label-cell-address="local-table.$P$1" chart:class="chart:line">
            <chart:data-point chart:repeated="6"/>
          </chart:series>
          <chart:series chart:style-name="ch24" chart:values-cell-range-address="local-table.$Q$2:.$Q$7" chart:label-cell-address="local-table.$Q$1" chart:class="chart:line">
            <chart:data-point chart:repeated="6"/>
          </chart:series>
          <chart:series chart:style-name="ch25" chart:values-cell-range-address="local-table.$R$2:.$R$7" chart:label-cell-address="local-table.$R$1" chart:class="chart:line">
            <chart:data-point chart:repeated="6"/>
          </chart:series>
          <chart:series chart:style-name="ch26" chart:values-cell-range-address="local-table.$S$2:.$S$7" chart:label-cell-address="local-table.$S$1" chart:class="chart:line">
            <chart:data-point chart:repeated="6"/>
          </chart:series>
          <chart:series chart:style-name="ch27" chart:values-cell-range-address="local-table.$T$2:.$T$7" chart:label-cell-address="local-table.$T$1" chart:class="chart:line">
            <chart:data-point chart:repeated="6"/>
          </chart:series>
          <chart:series chart:style-name="ch28" chart:values-cell-range-address="local-table.$U$2:.$U$7" chart:label-cell-address="local-table.$U$1" chart:class="chart:line">
            <chart:data-point chart:repeated="6"/>
          </chart:series>
          <chart:wall chart:style-name="ch29"/>
          <chart:floor chart:style-name="ch30"/>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0.795690836842652">
                <text:p>0.795690836842652</text:p>
              </table:table-cell>
              <table:table-cell office:value-type="float" office:value="0.40566501155041">
                <text:p>0.40566501155041</text:p>
              </table:table-cell>
              <table:table-cell office:value-type="float" office:value="0.516420836099343">
                <text:p>0.516420836099343</text:p>
              </table:table-cell>
              <table:table-cell office:value-type="float" office:value="0.770089895066547">
                <text:p>0.770089895066547</text:p>
              </table:table-cell>
              <table:table-cell office:value-type="float" office:value="0.374234518910445">
                <text:p>0.374234518910445</text:p>
              </table:table-cell>
              <table:table-cell office:value-type="float" office:value="0.120048878703986">
                <text:p>0.120048878703986</text:p>
              </table:table-cell>
              <table:table-cell office:value-type="float" office:value="0.408616851499842">
                <text:p>0.408616851499842</text:p>
              </table:table-cell>
              <table:table-cell office:value-type="float" office:value="0.218825644184081">
                <text:p>0.218825644184081</text:p>
              </table:table-cell>
              <table:table-cell office:value-type="float" office:value="0.046228086820263">
                <text:p>0.046228086820263</text:p>
              </table:table-cell>
              <table:table-cell office:value-type="float" office:value="0.193681040713081">
                <text:p>0.193681040713081</text:p>
              </table:table-cell>
              <table:table-cell office:value-type="float" office:value="0.106063077948405">
                <text:p>0.106063077948405</text:p>
              </table:table-cell>
              <table:table-cell office:value-type="float" office:value="0.024450389950111">
                <text:p>0.024450389950111</text:p>
              </table:table-cell>
              <table:table-cell office:value-type="float" office:value="0.0846120330378116">
                <text:p>0.0846120330378116</text:p>
              </table:table-cell>
              <table:table-cell office:value-type="float" office:value="0.050699824781087">
                <text:p>0.050699824781087</text:p>
              </table:table-cell>
              <table:table-cell office:value-type="float" office:value="0.0123037183014153">
                <text:p>0.0123037183014153</text:p>
              </table:table-cell>
              <table:table-cell office:value-type="float" office:value="0.00377540122016796">
                <text:p>0.00377540122016796</text:p>
              </table:table-cell>
              <table:table-cell office:value-type="float" office:value="0.00931159625779216">
                <text:p>0.00931159625779216</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0.795066756461479">
                <text:p>0.795066756461479</text:p>
              </table:table-cell>
              <table:table-cell office:value-type="float" office:value="0.44632409172573">
                <text:p>0.44632409172573</text:p>
              </table:table-cell>
              <table:table-cell office:value-type="float" office:value="0.512814013060653">
                <text:p>0.512814013060653</text:p>
              </table:table-cell>
              <table:table-cell office:value-type="float" office:value="0.800281128711361">
                <text:p>0.800281128711361</text:p>
              </table:table-cell>
              <table:table-cell office:value-type="float" office:value="0.401581770054849">
                <text:p>0.401581770054849</text:p>
              </table:table-cell>
              <table:table-cell office:value-type="float" office:value="0.122250538300495">
                <text:p>0.122250538300495</text:p>
              </table:table-cell>
              <table:table-cell office:value-type="float" office:value="0.357371956641331">
                <text:p>0.357371956641331</text:p>
              </table:table-cell>
              <table:table-cell office:value-type="float" office:value="0.236264255977438">
                <text:p>0.236264255977438</text:p>
              </table:table-cell>
              <table:table-cell office:value-type="float" office:value="0.0509277060392744">
                <text:p>0.0509277060392744</text:p>
              </table:table-cell>
              <table:table-cell office:value-type="float" office:value="0.1718872032597">
                <text:p>0.1718872032597</text:p>
              </table:table-cell>
              <table:table-cell office:value-type="float" office:value="0.116417684663023">
                <text:p>0.116417684663023</text:p>
              </table:table-cell>
              <table:table-cell office:value-type="float" office:value="0.0248940638941071">
                <text:p>0.0248940638941071</text:p>
              </table:table-cell>
              <table:table-cell office:value-type="float" office:value="0.0824444493594498">
                <text:p>0.0824444493594498</text:p>
              </table:table-cell>
              <table:table-cell office:value-type="float" office:value="0.0558527419653209">
                <text:p>0.0558527419653209</text:p>
              </table:table-cell>
              <table:table-cell office:value-type="float" office:value="0.0123725172597964">
                <text:p>0.0123725172597964</text:p>
              </table:table-cell>
              <table:table-cell office:value-type="float" office:value="0.00356962565787009">
                <text:p>0.00356962565787009</text:p>
              </table:table-cell>
              <table:table-cell office:value-type="float" office:value="0.00946574485607725">
                <text:p>0.00946574485607725</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897915717537512">
                <text:p>0.897915717537512</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47546867659392">
                <text:p>0.847546867659392</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5640977949584">
                <text:p>0.55640977949584</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272898076206695">
                <text:p>0.272898076206695</text:p>
              </table:table-cell>
              <table:table-cell office:value-type="float" office:value="0.125440465967791">
                <text:p>0.125440465967791</text:p>
              </table:table-cell>
              <table:table-cell office:value-type="float" office:value="0.0272353295626243">
                <text:p>0.0272353295626243</text:p>
              </table:table-cell>
              <table:table-cell office:value-type="float" office:value="0.134065051305734">
                <text:p>0.134065051305734</text:p>
              </table:table-cell>
              <table:table-cell office:value-type="float" office:value="0.062201934546293">
                <text:p>0.062201934546293</text:p>
              </table:table-cell>
              <table:table-cell office:value-type="float" office:value="0.0134065470621819">
                <text:p>0.0134065470621819</text:p>
              </table:table-cell>
              <table:table-cell office:value-type="float" office:value="0.00380271277148502">
                <text:p>0.00380271277148502</text:p>
              </table:table-cell>
              <table:table-cell office:value-type="float" office:value="0.0102685455837348">
                <text:p>0.0102685455837348</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80516401042811">
                <text:p>0.00380516401042811</text:p>
              </table:table-cell>
              <table:table-cell office:value-type="float" office:value="0.01027186653269">
                <text:p>0.0102718665326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60385191545">
                <text:p>0.00364460385191545</text:p>
              </table:table-cell>
              <table:table-cell office:value-type="float" office:value="0.0102685840194824">
                <text:p>0.0102685840194824</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0.938454237865078">
                <text:p>0.938454237865078</text:p>
              </table:table-cell>
              <table:table-cell office:value-type="float" office:value="0.487311434430144">
                <text:p>0.487311434430144</text:p>
              </table:table-cell>
              <table:table-cell office:value-type="float" office:value="0.557907697378261">
                <text:p>0.557907697378261</text:p>
              </table:table-cell>
              <table:table-cell office:value-type="float" office:value="0.885811367603107">
                <text:p>0.885811367603107</text:p>
              </table:table-cell>
              <table:table-cell office:value-type="float" office:value="0.448063234915492">
                <text:p>0.448063234915492</text:p>
              </table:table-cell>
              <table:table-cell office:value-type="float" office:value="0.131334591799032">
                <text:p>0.131334591799032</text:p>
              </table:table-cell>
              <table:table-cell office:value-type="float" office:value="0.581530209750038">
                <text:p>0.581530209750038</text:p>
              </table:table-cell>
              <table:table-cell office:value-type="float" office:value="0.256325464915781">
                <text:p>0.256325464915781</text:p>
              </table:table-cell>
              <table:table-cell office:value-type="float" office:value="0.0505017628537169">
                <text:p>0.0505017628537169</text:p>
              </table:table-cell>
              <table:table-cell office:value-type="float" office:value="0.336095611296445">
                <text:p>0.336095611296445</text:p>
              </table:table-cell>
              <table:table-cell office:value-type="float" office:value="0.136227105986242">
                <text:p>0.136227105986242</text:p>
              </table:table-cell>
              <table:table-cell office:value-type="float" office:value="0.0127344591025151">
                <text:p>0.0127344591025151</text:p>
              </table:table-cell>
              <table:table-cell office:value-type="float" office:value="0.165855798772175">
                <text:p>0.165855798772175</text:p>
              </table:table-cell>
              <table:table-cell office:value-type="float" office:value="0.0683263258367195">
                <text:p>0.0683263258367195</text:p>
              </table:table-cell>
              <table:table-cell office:value-type="float" office:value="0.00630546608909003">
                <text:p>0.00630546608909003</text:p>
              </table:table-cell>
              <table:table-cell office:value-type="float" office:value="0.0036447669313405">
                <text:p>0.0036447669313405</text:p>
              </table:table-cell>
              <table:table-cell office:value-type="float" office:value="0.0102775955284553">
                <text:p>0.01027759552845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74cm" svg:y="0.315cm" chart:style-name="ch2">
          <text:p>CUDA Execution Times</text:p>
        </chart:title>
        <chart:subtitle svg:x="7.228cm" svg:y="1.273cm" chart:style-name="ch3">
          <text:p>Figure 9</text:p>
        </chart:subtitle>
        <chart:legend chart:legend-position="end" svg:x="12.512cm" svg:y="3.951cm" style:legend-expansion="high" chart:style-name="ch4"/>
        <chart:plot-area chart:style-name="ch5" chart:data-source-has-labels="both" svg:x="1.33cm" svg:y="2.135cm" svg:width="10.863cm" svg:height="5.704cm">
          <chartooo:coordinate-region svg:x="2.322cm" svg:y="2.334cm" svg:width="9.406cm" svg:height="4.858cm"/>
          <chart:axis chart:dimension="x" chart:name="primary-x" chart:style-name="ch6" chartooo:axis-type="auto">
            <chartooo:date-scale/>
            <chart:title svg:x="5.764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 Global</text:p>
              </table:table-cell>
              <table:table-cell office:value-type="string">
                <text:p>CUDA Shared</text:p>
              </table:table-cell>
            </table:table-row>
          </table:table-header-rows>
          <table:table-rows>
            <table:table-row>
              <table:table-cell office:value-type="float" office:value="512">
                <text:p>512</text:p>
              </table:table-cell>
              <table:table-cell office:value-type="float" office:value="0.063229">
                <text:p>0.063229</text:p>
              </table:table-cell>
              <table:table-cell office:value-type="float" office:value="0.025346">
                <text:p>0.025346</text:p>
              </table:table-cell>
            </table:table-row>
            <table:table-row>
              <table:table-cell office:value-type="float" office:value="1024">
                <text:p>1024</text:p>
              </table:table-cell>
              <table:table-cell office:value-type="float" office:value="0.53392">
                <text:p>0.53392</text:p>
              </table:table-cell>
              <table:table-cell office:value-type="float" office:value="0.200779">
                <text:p>0.200779</text:p>
              </table:table-cell>
            </table:table-row>
            <table:table-row>
              <table:table-cell office:value-type="float" office:value="2048">
                <text:p>2048</text:p>
              </table:table-cell>
              <table:table-cell office:value-type="float" office:value="4.007956">
                <text:p>4.007956</text:p>
              </table:table-cell>
              <table:table-cell office:value-type="float" office:value="1.602974">
                <text:p>1.602974</text:p>
              </table:table-cell>
            </table:table-row>
            <table:table-row>
              <table:table-cell office:value-type="float" office:value="4096">
                <text:p>4096</text:p>
              </table:table-cell>
              <table:table-cell office:value-type="float" office:value="32.042993">
                <text:p>32.042993</text:p>
              </table:table-cell>
              <table:table-cell office:value-type="float" office:value="12.819646">
                <text:p>12.819646</text:p>
              </table:table-cell>
            </table:table-row>
            <table:table-row>
              <table:table-cell office:value-type="float" office:value="8192">
                <text:p>8192</text:p>
              </table:table-cell>
              <table:table-cell office:value-type="float" office:value="267.636975">
                <text:p>267.636975</text:p>
              </table:table-cell>
              <table:table-cell office:value-type="float" office:value="102.589952">
                <text:p>102.589952</text:p>
              </table:table-cell>
            </table:table-row>
            <table:table-row>
              <table:table-cell office:value-type="float" office:value="16384">
                <text:p>1638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6"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7"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title svg:x="4.595cm" svg:y="0.315cm" chart:style-name="ch2">
          <text:p>Rate for Parallelization Strategies</text:p>
        </chart:title>
        <chart:subtitle svg:x="7.122cm" svg:y="1.273cm" chart:style-name="ch3">
          <text:p>Figure 11</text:p>
        </chart:subtitle>
        <chart:legend chart:legend-position="end" svg:x="14.291cm" svg:y="2.457cm" style:legend-expansion="high" chart:style-name="ch4"/>
        <chart:plot-area chart:style-name="ch5" chart:data-source-has-labels="both" svg:x="1.33cm" svg:y="2.135cm" svg:width="12.642cm" svg:height="6.685cm">
          <chartooo:coordinate-region svg:x="2.507cm" svg:y="2.334cm" svg:width="11.465cm" svg:height="6.287cm"/>
          <chart:axis chart:dimension="x" chart:name="primary-x" chart:style-name="ch6" chartooo:axis-type="text">
            <chart:categories table:cell-range-address="local-table.$A$2:.$A$2"/>
          </chart:axis>
          <chart:axis chart:dimension="y" chart:name="primary-y" chart:style-name="ch7">
            <chart:title svg:x="0.451cm" svg:y="6.884cm" chart:style-name="ch8">
              <text:p>Rate (MegaOPS/s)</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series chart:style-name="ch13" chart:values-cell-range-address="local-table.$E$2:.$E$2" chart:label-cell-address="local-table.$E$1" chart:class="chart:bar">
            <chart:data-point/>
          </chart:series>
          <chart:series chart:style-name="ch14" chart:values-cell-range-address="local-table.$F$2:.$F$2" chart:label-cell-address="local-table.$F$1" chart:class="chart:bar">
            <chart:data-point/>
          </chart:series>
          <chart:series chart:style-name="ch15" chart:values-cell-range-address="local-table.$G$2:.$G$2" chart:label-cell-address="local-table.$G$1" chart:class="chart:bar">
            <chart:data-point/>
          </chart:series>
          <chart:series chart:style-name="ch16" chart:values-cell-range-address="local-table.$H$2:.$H$2" chart:label-cell-address="local-table.$H$1" chart:class="chart:bar">
            <chart:data-point/>
          </chart:series>
          <chart:series chart:style-name="ch17" chart:values-cell-range-address="local-table.$I$2:.$I$2" chart:label-cell-address="local-table.$I$1" chart:class="chart:bar">
            <chart:data-point/>
          </chart:series>
          <chart:wall chart:style-name="ch18"/>
          <chart:floor chart:style-name="ch1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Serial</text:p>
              </table:table-cell>
              <table:table-cell office:value-type="string">
                <text:p> 1T</text:p>
              </table:table-cell>
              <table:table-cell office:value-type="string">
                <text:p>2T</text:p>
              </table:table-cell>
              <table:table-cell office:value-type="string">
                <text:p>4T</text:p>
              </table:table-cell>
              <table:table-cell office:value-type="string">
                <text:p>8T</text:p>
              </table:table-cell>
              <table:table-cell office:value-type="string">
                <text:p>16T</text:p>
              </table:table-cell>
              <table:table-cell office:value-type="string">
                <text:p>32T</text:p>
              </table:table-cell>
              <table:table-cell office:value-type="string">
                <text:p>CUDA</text:p>
              </table:table-cell>
            </table:table-row>
          </table:table-header-rows>
          <table:table-rows>
            <table:table-row>
              <table:table-cell office:value-type="string">
                <text:p/>
              </table:table-cell>
              <table:table-cell office:value-type="float" office:value="740.483727">
                <text:p>740.483727</text:p>
              </table:table-cell>
              <table:table-cell office:value-type="float" office:value="527.670795">
                <text:p>527.670795</text:p>
              </table:table-cell>
              <table:table-cell office:value-type="float" office:value="754.559839">
                <text:p>754.559839</text:p>
              </table:table-cell>
              <table:table-cell office:value-type="float" office:value="1178.358937">
                <text:p>1178.358937</text:p>
              </table:table-cell>
              <table:table-cell office:value-type="float" office:value="1386.527162">
                <text:p>1386.527162</text:p>
              </table:table-cell>
              <table:table-cell office:value-type="float" office:value="1366.403129">
                <text:p>1366.403129</text:p>
              </table:table-cell>
              <table:table-cell office:value-type="float" office:value="1311.097727">
                <text:p>1311.097727</text:p>
              </table:table-cell>
              <table:table-cell office:value-type="float" office:value="10695.764906">
                <text:p>10695.7649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6"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7"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line" chart:style-name="ch1">
        <chart:title svg:x="4.397cm" svg:y="0.315cm" chart:style-name="ch2">
          <text:p>32 Thread OpenMP Execution Time</text:p>
        </chart:title>
        <chart:legend chart:legend-position="end" svg:x="11.242cm" svg:y="2.208cm" style:legend-expansion="high" chart:style-name="ch3"/>
        <chart:plot-area chart:style-name="ch4" chart:data-source-has-labels="both" svg:x="1.33cm" svg:y="1.273cm" svg:width="9.593cm" svg:height="6.566cm">
          <chartooo:coordinate-region svg:x="2.507cm" svg:y="1.472cm" svg:width="7.951cm" svg:height="5.72cm"/>
          <chart:axis chart:dimension="x" chart:name="primary-x" chart:style-name="ch5" chartooo:axis-type="auto">
            <chartooo:date-scale/>
            <chart:title svg:x="5.129cm" svg:y="8.018cm" chart:style-name="ch6">
              <text:p>Problem size</text:p>
            </chart:title>
            <chart:categories table:cell-range-address="local-table.$A$2:.$A$7"/>
          </chart:axis>
          <chart:axis chart:dimension="y" chart:name="primary-y" chart:style-name="ch5">
            <chart:title svg:x="0.451cm" svg:y="5.857cm" chart:style-name="ch7">
              <text:p>Execution time(s)</text:p>
            </chart:title>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series chart:style-name="ch11" chart:values-cell-range-address="local-table.$D$2:.$D$7" chart:label-cell-address="local-table.$D$1" chart:class="chart:line">
            <chart:data-point chart:repeated="6"/>
          </chart:series>
          <chart:series chart:style-name="ch12" chart:values-cell-range-address="local-table.$E$2:.$E$7" chart:label-cell-address="local-table.$E$1" chart:class="chart:line">
            <chart:data-point chart:repeated="6"/>
          </chart:series>
          <chart:series chart:style-name="ch13" chart:values-cell-range-address="local-table.$F$2:.$F$7" chart:label-cell-address="local-table.$F$1" chart:class="chart:line">
            <chart:data-point chart:repeated="6"/>
          </chart:series>
          <chart:series chart:style-name="ch14" chart:values-cell-range-address="local-table.$G$2:.$G$7" chart:label-cell-address="local-table.$G$1" chart:class="chart:line">
            <chart:data-point chart:repeated="6"/>
          </chart:series>
          <chart:series chart:style-name="ch15" chart:values-cell-range-address="local-table.$H$2:.$H$7" chart:label-cell-address="local-table.$H$1" chart:class="chart:line">
            <chart:data-point chart:repeated="6"/>
          </chart:series>
          <chart:series chart:style-name="ch16" chart:values-cell-range-address="local-table.$I$2:.$I$7" chart:label-cell-address="local-table.$I$1" chart:class="chart:line">
            <chart:data-point chart:repeated="6"/>
          </chart:series>
          <chart:series chart:style-name="ch17" chart:values-cell-range-address="local-table.$J$2:.$J$7" chart:label-cell-address="local-table.$J$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row>
          </table:table-header-rows>
          <table:table-rows>
            <table:table-row>
              <table:table-cell office:value-type="float" office:value="512">
                <text:p>512</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row>
            <table:table-row>
              <table:table-cell office:value-type="float" office:value="1024">
                <text:p>102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row>
            <table:table-row>
              <table:table-cell office:value-type="float" office:value="2048">
                <text:p>2048</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row>
            <table:table-row>
              <table:table-cell office:value-type="float" office:value="4096">
                <text:p>409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row>
            <table:table-row>
              <table:table-cell office:value-type="float" office:value="8192">
                <text:p>8192</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row>
            <table:table-row>
              <table:table-cell office:value-type="float" office:value="16384">
                <text:p>1638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data-style-name="N0">
      <style:chart-properties chart:symbol-type="named-symbol" chart:symbol-name="arrow-left" chart:symbol-width="0.25cm" chart:symbol-height="0.25cm" chart:link-data-style-to-source="true"/>
      <style:graphic-properties svg:stroke-width="0.08cm" svg:stroke-color="#4b1f6f" draw:fill-color="#4b1f6f"/>
      <style:text-properties fo:font-size="10pt" style:font-size-asian="10pt" style:font-size-complex="10pt"/>
    </style:style>
    <style:style style:name="ch31" style:family="chart" style:data-style-name="N0">
      <style:chart-properties chart:symbol-type="named-symbol" chart:symbol-name="bow-tie" chart:symbol-width="0.25cm" chart:symbol-height="0.25cm" chart:link-data-style-to-source="true"/>
      <style:graphic-properties svg:stroke-width="0.08cm" svg:stroke-color="#ff950e" draw:fill-color="#ff950e"/>
      <style:text-properties fo:font-size="10pt" style:font-size-asian="10pt" style:font-size-complex="10pt"/>
    </style:style>
    <style:style style:name="ch32" style:family="chart" style:data-style-name="N0">
      <style:chart-properties chart:symbol-type="named-symbol" chart:symbol-name="hourglass" chart:symbol-width="0.25cm" chart:symbol-height="0.25cm" chart:link-data-style-to-source="true"/>
      <style:graphic-properties svg:stroke-width="0.08cm" svg:stroke-color="#c5000b" draw:fill-color="#c5000b"/>
      <style:text-properties fo:font-size="10pt" style:font-size-asian="10pt" style:font-size-complex="10pt"/>
    </style:style>
    <style:style style:name="ch33" style:family="chart" style:data-style-name="N0">
      <style:chart-properties chart:symbol-type="named-symbol" chart:symbol-name="circle" chart:symbol-width="0.25cm" chart:symbol-height="0.25cm" chart:link-data-style-to-source="true"/>
      <style:graphic-properties svg:stroke-width="0.08cm" svg:stroke-color="#0084d1" draw:fill-color="#0084d1"/>
      <style:text-properties fo:font-size="10pt" style:font-size-asian="10pt" style:font-size-complex="10pt"/>
    </style:style>
    <style:style style:name="ch34" style:family="chart" style:data-style-name="N0">
      <style:chart-properties chart:symbol-type="named-symbol" chart:symbol-name="star" chart:symbol-width="0.25cm" chart:symbol-height="0.25cm" chart:link-data-style-to-source="true"/>
      <style:graphic-properties svg:stroke-width="0.08cm" svg:stroke-color="#004586" draw:fill-color="#004586"/>
      <style:text-properties fo:font-size="10pt" style:font-size-asian="10pt" style:font-size-complex="10pt"/>
    </style:style>
    <style:style style:name="ch35" style:family="chart" style:data-style-name="N0">
      <style:chart-properties chart:symbol-type="named-symbol" chart:symbol-name="x" chart:symbol-width="0.25cm" chart:symbol-height="0.25cm" chart:link-data-style-to-source="true"/>
      <style:graphic-properties svg:stroke-width="0.08cm" svg:stroke-color="#ff420e" draw:fill-color="#ff420e"/>
      <style:text-properties fo:font-size="10pt" style:font-size-asian="10pt" style:font-size-complex="10pt"/>
    </style:style>
    <style:style style:name="ch36" style:family="chart" style:data-style-name="N0">
      <style:chart-properties chart:symbol-type="named-symbol" chart:symbol-name="plus" chart:symbol-width="0.25cm" chart:symbol-height="0.25cm" chart:link-data-style-to-source="true"/>
      <style:graphic-properties svg:stroke-width="0.08cm" svg:stroke-color="#ffd320" draw:fill-color="#ffd320"/>
      <style:text-properties fo:font-size="10pt" style:font-size-asian="10pt" style:font-size-complex="10pt"/>
    </style:style>
    <style:style style:name="ch37" style:family="chart" style:data-style-name="N0">
      <style:chart-properties chart:symbol-type="named-symbol" chart:symbol-name="asterisk" chart:symbol-width="0.25cm" chart:symbol-height="0.25cm" chart:link-data-style-to-source="true"/>
      <style:graphic-properties svg:stroke-width="0.08cm" svg:stroke-color="#579d1c" draw:fill-color="#579d1c"/>
      <style:text-properties fo:font-size="10pt" style:font-size-asian="10pt" style:font-size-complex="10pt"/>
    </style:style>
    <style:style style:name="ch38" style:family="chart" style:data-style-name="N0">
      <style:chart-properties chart:symbol-type="named-symbol" chart:symbol-name="horizontal-bar" chart:symbol-width="0.25cm" chart:symbol-height="0.25cm" chart:link-data-style-to-source="true"/>
      <style:graphic-properties svg:stroke-width="0.08cm" svg:stroke-color="#7e0021" draw:fill-color="#7e0021"/>
      <style:text-properties fo:font-size="10pt" style:font-size-asian="10pt" style:font-size-complex="10pt"/>
    </style:style>
    <style:style style:name="ch39" style:family="chart" style:data-style-name="N0">
      <style:chart-properties chart:symbol-type="named-symbol" chart:symbol-name="vertical-bar" chart:symbol-width="0.25cm" chart:symbol-height="0.25cm" chart:link-data-style-to-source="true"/>
      <style:graphic-properties svg:stroke-width="0.08cm" svg:stroke-color="#83caff" draw:fill-color="#83caff"/>
      <style:text-properties fo:font-size="10pt" style:font-size-asian="10pt" style:font-size-complex="10pt"/>
    </style:style>
    <style:style style:name="ch40" style:family="chart" style:data-style-name="N0">
      <style:chart-properties chart:symbol-type="named-symbol" chart:symbol-name="square" chart:symbol-width="0.25cm" chart:symbol-height="0.25cm" chart:link-data-style-to-source="true"/>
      <style:graphic-properties svg:stroke-width="0.08cm" svg:stroke-color="#314004" draw:fill-color="#314004"/>
      <style:text-properties fo:font-size="10pt" style:font-size-asian="10pt" style:font-size-complex="10pt"/>
    </style:style>
    <style:style style:name="ch41" style:family="chart" style:data-style-name="N0">
      <style:chart-properties chart:symbol-type="named-symbol" chart:symbol-name="diamond" chart:symbol-width="0.25cm" chart:symbol-height="0.25cm" chart:link-data-style-to-source="true"/>
      <style:graphic-properties svg:stroke-width="0.08cm" svg:stroke-color="#aecf00" draw:fill-color="#aecf00"/>
      <style:text-properties fo:font-size="10pt" style:font-size-asian="10pt" style:font-size-complex="10pt"/>
    </style:style>
    <style:style style:name="ch42" style:family="chart" style:data-style-name="N0">
      <style:chart-properties chart:symbol-type="named-symbol" chart:symbol-name="arrow-down" chart:symbol-width="0.25cm" chart:symbol-height="0.25cm" chart:link-data-style-to-source="true"/>
      <style:graphic-properties svg:stroke-width="0.08cm" svg:stroke-color="#4b1f6f" draw:fill-color="#4b1f6f"/>
      <style:text-properties fo:font-size="10pt" style:font-size-asian="10pt" style:font-size-complex="10pt"/>
    </style:style>
    <style:style style:name="ch43" style:family="chart" style:data-style-name="N0">
      <style:chart-properties chart:symbol-type="named-symbol" chart:symbol-name="arrow-up" chart:symbol-width="0.25cm" chart:symbol-height="0.25cm" chart:link-data-style-to-source="true"/>
      <style:graphic-properties svg:stroke-width="0.08cm" svg:stroke-color="#ff950e" draw:fill-color="#ff950e"/>
      <style:text-properties fo:font-size="10pt" style:font-size-asian="10pt" style:font-size-complex="10pt"/>
    </style:style>
    <style:style style:name="ch44" style:family="chart" style:data-style-name="N0">
      <style:chart-properties chart:symbol-type="named-symbol" chart:symbol-name="arrow-right" chart:symbol-width="0.25cm" chart:symbol-height="0.25cm" chart:link-data-style-to-source="true"/>
      <style:graphic-properties svg:stroke-width="0.08cm" svg:stroke-color="#c5000b" draw:fill-color="#c5000b"/>
      <style:text-properties fo:font-size="10pt" style:font-size-asian="10pt" style:font-size-complex="10pt"/>
    </style:style>
    <style:style style:name="ch45" style:family="chart" style:data-style-name="N0">
      <style:chart-properties chart:symbol-type="named-symbol" chart:symbol-name="arrow-left" chart:symbol-width="0.25cm" chart:symbol-height="0.25cm" chart:link-data-style-to-source="true"/>
      <style:graphic-properties svg:stroke-width="0.08cm" svg:stroke-color="#0084d1" draw:fill-color="#0084d1"/>
      <style:text-properties fo:font-size="10pt" style:font-size-asian="10pt" style:font-size-complex="10pt"/>
    </style:style>
    <style:style style:name="ch46" style:family="chart" style:data-style-name="N0">
      <style:chart-properties chart:symbol-type="named-symbol" chart:symbol-name="bow-tie" chart:symbol-width="0.25cm" chart:symbol-height="0.25cm" chart:link-data-style-to-source="true"/>
      <style:graphic-properties svg:stroke-width="0.08cm" svg:stroke-color="#004586" draw:fill-color="#004586"/>
      <style:text-properties fo:font-size="10pt" style:font-size-asian="10pt" style:font-size-complex="10pt"/>
    </style:style>
    <style:style style:name="ch47" style:family="chart" style:data-style-name="N0">
      <style:chart-properties chart:symbol-type="named-symbol" chart:symbol-name="hourglass" chart:symbol-width="0.25cm" chart:symbol-height="0.25cm" chart:link-data-style-to-source="true"/>
      <style:graphic-properties svg:stroke-width="0.08cm" svg:stroke-color="#ff420e" draw:fill-color="#ff420e"/>
      <style:text-properties fo:font-size="10pt" style:font-size-asian="10pt" style:font-size-complex="10pt"/>
    </style:style>
    <style:style style:name="ch48" style:family="chart" style:data-style-name="N0">
      <style:chart-properties chart:symbol-type="named-symbol" chart:symbol-name="circle" chart:symbol-width="0.25cm" chart:symbol-height="0.25cm" chart:link-data-style-to-source="true"/>
      <style:graphic-properties svg:stroke-width="0.08cm" svg:stroke-color="#ffd320" draw:fill-color="#ffd320"/>
      <style:text-properties fo:font-size="10pt" style:font-size-asian="10pt" style:font-size-complex="10pt"/>
    </style:style>
    <style:style style:name="ch49" style:family="chart" style:data-style-name="N0">
      <style:chart-properties chart:symbol-type="named-symbol" chart:symbol-name="star" chart:symbol-width="0.25cm" chart:symbol-height="0.25cm" chart:link-data-style-to-source="true"/>
      <style:graphic-properties svg:stroke-width="0.08cm" svg:stroke-color="#579d1c" draw:fill-color="#579d1c"/>
      <style:text-properties fo:font-size="10pt" style:font-size-asian="10pt" style:font-size-complex="10pt"/>
    </style:style>
    <style:style style:name="ch50" style:family="chart" style:data-style-name="N0">
      <style:chart-properties chart:symbol-type="named-symbol" chart:symbol-name="x" chart:symbol-width="0.25cm" chart:symbol-height="0.25cm" chart:link-data-style-to-source="true"/>
      <style:graphic-properties svg:stroke-width="0.08cm" svg:stroke-color="#7e0021" draw:fill-color="#7e0021"/>
      <style:text-properties fo:font-size="10pt" style:font-size-asian="10pt" style:font-size-complex="10pt"/>
    </style:style>
    <style:style style:name="ch51" style:family="chart" style:data-style-name="N0">
      <style:chart-properties chart:symbol-type="named-symbol" chart:symbol-name="plus" chart:symbol-width="0.25cm" chart:symbol-height="0.25cm" chart:link-data-style-to-source="true"/>
      <style:graphic-properties svg:stroke-width="0.08cm" svg:stroke-color="#83caff" draw:fill-color="#83caff"/>
      <style:text-properties fo:font-size="10pt" style:font-size-asian="10pt" style:font-size-complex="10pt"/>
    </style:style>
    <style:style style:name="ch52" style:family="chart" style:data-style-name="N0">
      <style:chart-properties chart:symbol-type="named-symbol" chart:symbol-name="asterisk" chart:symbol-width="0.25cm" chart:symbol-height="0.25cm" chart:link-data-style-to-source="true"/>
      <style:graphic-properties svg:stroke-width="0.08cm" svg:stroke-color="#314004" draw:fill-color="#314004"/>
      <style:text-properties fo:font-size="10pt" style:font-size-asian="10pt" style:font-size-complex="10pt"/>
    </style:style>
    <style:style style:name="ch53" style:family="chart" style:data-style-name="N0">
      <style:chart-properties chart:symbol-type="named-symbol" chart:symbol-name="horizontal-bar" chart:symbol-width="0.25cm" chart:symbol-height="0.25cm" chart:link-data-style-to-source="true"/>
      <style:graphic-properties svg:stroke-width="0.08cm" svg:stroke-color="#aecf00" draw:fill-color="#aecf00"/>
      <style:text-properties fo:font-size="10pt" style:font-size-asian="10pt" style:font-size-complex="10pt"/>
    </style:style>
    <style:style style:name="ch54" style:family="chart" style:data-style-name="N0">
      <style:chart-properties chart:symbol-type="named-symbol" chart:symbol-name="vertical-bar" chart:symbol-width="0.25cm" chart:symbol-height="0.25cm" chart:link-data-style-to-source="true"/>
      <style:graphic-properties svg:stroke-width="0.08cm" svg:stroke-color="#4b1f6f" draw:fill-color="#4b1f6f"/>
      <style:text-properties fo:font-size="10pt" style:font-size-asian="10pt" style:font-size-complex="10pt"/>
    </style:style>
    <style:style style:name="ch55" style:family="chart" style:data-style-name="N0">
      <style:chart-properties chart:symbol-type="named-symbol" chart:symbol-name="square" chart:symbol-width="0.25cm" chart:symbol-height="0.25cm" chart:link-data-style-to-source="true"/>
      <style:graphic-properties svg:stroke-width="0.08cm" svg:stroke-color="#ff950e" draw:fill-color="#ff950e"/>
      <style:text-properties fo:font-size="10pt" style:font-size-asian="10pt" style:font-size-complex="10pt"/>
    </style:style>
    <style:style style:name="ch56" style:family="chart" style:data-style-name="N0">
      <style:chart-properties chart:symbol-type="named-symbol" chart:symbol-name="diamond" chart:symbol-width="0.25cm" chart:symbol-height="0.25cm" chart:link-data-style-to-source="true"/>
      <style:graphic-properties svg:stroke-width="0.08cm" svg:stroke-color="#c5000b" draw:fill-color="#c5000b"/>
      <style:text-properties fo:font-size="10pt" style:font-size-asian="10pt" style:font-size-complex="10pt"/>
    </style:style>
    <style:style style:name="ch57" style:family="chart" style:data-style-name="N0">
      <style:chart-properties chart:symbol-type="named-symbol" chart:symbol-name="arrow-down" chart:symbol-width="0.25cm" chart:symbol-height="0.25cm" chart:link-data-style-to-source="true"/>
      <style:graphic-properties svg:stroke-width="0.08cm" svg:stroke-color="#0084d1" draw:fill-color="#0084d1"/>
      <style:text-properties fo:font-size="10pt" style:font-size-asian="10pt" style:font-size-complex="10pt"/>
    </style:style>
    <style:style style:name="ch58" style:family="chart" style:data-style-name="N0">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59" style:family="chart" style:data-style-name="N0">
      <style:chart-properties chart:symbol-type="named-symbol" chart:symbol-name="arrow-right" chart:symbol-width="0.25cm" chart:symbol-height="0.25cm" chart:link-data-style-to-source="true"/>
      <style:graphic-properties svg:stroke-width="0.08cm" svg:stroke-color="#ff420e" draw:fill-color="#ff420e"/>
      <style:text-properties fo:font-size="10pt" style:font-size-asian="10pt" style:font-size-complex="10pt"/>
    </style:style>
    <style:style style:name="ch60" style:family="chart" style:data-style-name="N0">
      <style:chart-properties chart:symbol-type="named-symbol" chart:symbol-name="arrow-left" chart:symbol-width="0.25cm" chart:symbol-height="0.25cm" chart:link-data-style-to-source="true"/>
      <style:graphic-properties svg:stroke-width="0.08cm" svg:stroke-color="#ffd320" draw:fill-color="#ffd320"/>
      <style:text-properties fo:font-size="10pt" style:font-size-asian="10pt" style:font-size-complex="10pt"/>
    </style:style>
    <style:style style:name="ch61" style:family="chart" style:data-style-name="N0">
      <style:chart-properties chart:symbol-type="named-symbol" chart:symbol-name="bow-tie" chart:symbol-width="0.25cm" chart:symbol-height="0.25cm" chart:link-data-style-to-source="true"/>
      <style:graphic-properties svg:stroke-width="0.08cm" svg:stroke-color="#579d1c" draw:fill-color="#579d1c"/>
      <style:text-properties fo:font-size="10pt" style:font-size-asian="10pt" style:font-size-complex="10pt"/>
    </style:style>
    <style:style style:name="ch62" style:family="chart" style:data-style-name="N0">
      <style:chart-properties chart:symbol-type="named-symbol" chart:symbol-name="hourglass" chart:symbol-width="0.25cm" chart:symbol-height="0.25cm" chart:link-data-style-to-source="true"/>
      <style:graphic-properties svg:stroke-width="0.08cm" svg:stroke-color="#7e0021" draw:fill-color="#7e0021"/>
      <style:text-properties fo:font-size="10pt" style:font-size-asian="10pt" style:font-size-complex="10pt"/>
    </style:style>
    <style:style style:name="ch63" style:family="chart" style:data-style-name="N0">
      <style:chart-properties chart:symbol-type="named-symbol" chart:symbol-name="circle" chart:symbol-width="0.25cm" chart:symbol-height="0.25cm" chart:link-data-style-to-source="true"/>
      <style:graphic-properties svg:stroke-width="0.08cm" svg:stroke-color="#83caff" draw:fill-color="#83caff"/>
      <style:text-properties fo:font-size="10pt" style:font-size-asian="10pt" style:font-size-complex="10pt"/>
    </style:style>
    <style:style style:name="ch64" style:family="chart" style:data-style-name="N0">
      <style:chart-properties chart:symbol-type="named-symbol" chart:symbol-name="star" chart:symbol-width="0.25cm" chart:symbol-height="0.25cm" chart:link-data-style-to-source="true"/>
      <style:graphic-properties svg:stroke-width="0.08cm" svg:stroke-color="#314004" draw:fill-color="#314004"/>
      <style:text-properties fo:font-size="10pt" style:font-size-asian="10pt" style:font-size-complex="10pt"/>
    </style:style>
    <style:style style:name="ch65" style:family="chart" style:data-style-name="N0">
      <style:chart-properties chart:symbol-type="named-symbol" chart:symbol-name="x" chart:symbol-width="0.25cm" chart:symbol-height="0.25cm" chart:link-data-style-to-source="true"/>
      <style:graphic-properties svg:stroke-width="0.08cm" svg:stroke-color="#aecf00" draw:fill-color="#aecf00"/>
      <style:text-properties fo:font-size="10pt" style:font-size-asian="10pt" style:font-size-complex="10pt"/>
    </style:style>
    <style:style style:name="ch66" style:family="chart" style:data-style-name="N0">
      <style:chart-properties chart:symbol-type="named-symbol" chart:symbol-name="plus" chart:symbol-width="0.25cm" chart:symbol-height="0.25cm" chart:link-data-style-to-source="true"/>
      <style:graphic-properties svg:stroke-width="0.08cm" svg:stroke-color="#4b1f6f" draw:fill-color="#4b1f6f"/>
      <style:text-properties fo:font-size="10pt" style:font-size-asian="10pt" style:font-size-complex="10pt"/>
    </style:style>
    <style:style style:name="ch67" style:family="chart" style:data-style-name="N0">
      <style:chart-properties chart:symbol-type="named-symbol" chart:symbol-name="asterisk" chart:symbol-width="0.25cm" chart:symbol-height="0.25cm" chart:link-data-style-to-source="true"/>
      <style:graphic-properties svg:stroke-width="0.08cm" svg:stroke-color="#ff950e" draw:fill-color="#ff950e"/>
      <style:text-properties fo:font-size="10pt" style:font-size-asian="10pt" style:font-size-complex="10pt"/>
    </style:style>
    <style:style style:name="ch68" style:family="chart" style:data-style-name="N0">
      <style:chart-properties chart:symbol-type="named-symbol" chart:symbol-name="horizontal-bar" chart:symbol-width="0.25cm" chart:symbol-height="0.25cm" chart:link-data-style-to-source="true"/>
      <style:graphic-properties svg:stroke-width="0.08cm" svg:stroke-color="#c5000b" draw:fill-color="#c5000b"/>
      <style:text-properties fo:font-size="10pt" style:font-size-asian="10pt" style:font-size-complex="10pt"/>
    </style:style>
    <style:style style:name="ch69" style:family="chart">
      <style:graphic-properties draw:stroke="solid" svg:stroke-color="#b3b3b3" draw:fill="none" draw:fill-color="#e6e6e6"/>
    </style:style>
    <style:style style:name="ch70" style:family="chart">
      <style:graphic-properties svg:stroke-color="#b3b3b3" draw:fill-color="#cccccc"/>
    </style:style>
  </office:automatic-styles>
  <office:body>
    <office:chart>
      <chart:chart svg:width="21.586cm" svg:height="18.24cm" xlink:href="." xlink:type="simple" chart:class="chart:line" chart:style-name="ch1">
        <chart:title svg:x="9.056cm" svg:y="0.5cm" chart:style-name="ch2">
          <text:p>Execution Times</text:p>
        </chart:title>
        <chart:subtitle svg:x="10.022cm" svg:y="1.643cm" chart:style-name="ch3">
          <text:p>Figure 1</text:p>
        </chart:subtitle>
        <chart:legend chart:legend-position="end" svg:x="12.282cm" svg:y="1.6cm" style:legend-expansion="high" chart:style-name="ch4"/>
        <chart:plot-area chart:style-name="ch5" chart:data-source-has-labels="both" svg:x="1.442cm" svg:y="2.69cm" svg:width="10.409cm" svg:height="14.205cm">
          <chartooo:coordinate-region svg:x="2.619cm" svg:y="2.889cm" svg:width="9.138cm" svg:height="13.359cm"/>
          <chart:axis chart:dimension="x" chart:name="primary-x" chart:style-name="ch6" chartooo:axis-type="text">
            <chart:title svg:x="5.649cm" svg:y="17.259cm" chart:style-name="ch7">
              <text:p>Problem size</text:p>
            </chart:title>
            <chart:categories table:cell-range-address="local-table.$A$2:.$A$7"/>
          </chart:axis>
          <chart:axis chart:dimension="y" chart:name="primary-y" chart:style-name="ch6">
            <chart:title svg:x="0.451cm" svg:y="11.09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series chart:style-name="ch30" chart:values-cell-range-address="local-table.$V$2:.$V$7" chart:label-cell-address="local-table.$V$1" chart:class="chart:line">
            <chart:data-point chart:repeated="6"/>
          </chart:series>
          <chart:series chart:style-name="ch31" chart:values-cell-range-address="local-table.$W$2:.$W$7" chart:label-cell-address="local-table.$W$1" chart:class="chart:line">
            <chart:data-point chart:repeated="6"/>
          </chart:series>
          <chart:series chart:style-name="ch32" chart:values-cell-range-address="local-table.$X$2:.$X$7" chart:label-cell-address="local-table.$X$1" chart:class="chart:line">
            <chart:data-point chart:repeated="6"/>
          </chart:series>
          <chart:series chart:style-name="ch33" chart:values-cell-range-address="local-table.$Y$2:.$Y$7" chart:label-cell-address="local-table.$Y$1" chart:class="chart:line">
            <chart:data-point chart:repeated="6"/>
          </chart:series>
          <chart:series chart:style-name="ch34" chart:values-cell-range-address="local-table.$Z$2:.$Z$7" chart:label-cell-address="local-table.$Z$1" chart:class="chart:line">
            <chart:data-point chart:repeated="6"/>
          </chart:series>
          <chart:series chart:style-name="ch35" chart:values-cell-range-address="local-table.$AA$2:.$AA$7" chart:label-cell-address="local-table.$AA$1" chart:class="chart:line">
            <chart:data-point chart:repeated="6"/>
          </chart:series>
          <chart:series chart:style-name="ch36" chart:values-cell-range-address="local-table.$AB$2:.$AB$7" chart:label-cell-address="local-table.$AB$1" chart:class="chart:line">
            <chart:data-point chart:repeated="6"/>
          </chart:series>
          <chart:series chart:style-name="ch37" chart:values-cell-range-address="local-table.$AC$2:.$AC$7" chart:label-cell-address="local-table.$AC$1" chart:class="chart:line">
            <chart:data-point chart:repeated="6"/>
          </chart:series>
          <chart:series chart:style-name="ch38" chart:values-cell-range-address="local-table.$AD$2:.$AD$7" chart:label-cell-address="local-table.$AD$1" chart:class="chart:line">
            <chart:data-point chart:repeated="6"/>
          </chart:series>
          <chart:series chart:style-name="ch39" chart:values-cell-range-address="local-table.$AE$2:.$AE$7" chart:label-cell-address="local-table.$AE$1" chart:class="chart:line">
            <chart:data-point chart:repeated="6"/>
          </chart:series>
          <chart:series chart:style-name="ch40" chart:values-cell-range-address="local-table.$AF$2:.$AF$7" chart:label-cell-address="local-table.$AF$1" chart:class="chart:line">
            <chart:data-point chart:repeated="6"/>
          </chart:series>
          <chart:series chart:style-name="ch41" chart:values-cell-range-address="local-table.$AG$2:.$AG$7" chart:label-cell-address="local-table.$AG$1" chart:class="chart:line">
            <chart:data-point chart:repeated="6"/>
          </chart:series>
          <chart:series chart:style-name="ch42" chart:values-cell-range-address="local-table.$AH$2:.$AH$7" chart:label-cell-address="local-table.$AH$1" chart:class="chart:line">
            <chart:data-point chart:repeated="6"/>
          </chart:series>
          <chart:series chart:style-name="ch43" chart:values-cell-range-address="local-table.$AI$2:.$AI$7" chart:label-cell-address="local-table.$AI$1" chart:class="chart:line">
            <chart:data-point chart:repeated="6"/>
          </chart:series>
          <chart:series chart:style-name="ch44" chart:values-cell-range-address="local-table.$AJ$2:.$AJ$7" chart:label-cell-address="local-table.$AJ$1" chart:class="chart:line">
            <chart:data-point chart:repeated="6"/>
          </chart:series>
          <chart:series chart:style-name="ch45" chart:values-cell-range-address="local-table.$AK$2:.$AK$7" chart:label-cell-address="local-table.$AK$1" chart:class="chart:line">
            <chart:data-point chart:repeated="6"/>
          </chart:series>
          <chart:series chart:style-name="ch46" chart:values-cell-range-address="local-table.$AL$2:.$AL$7" chart:label-cell-address="local-table.$AL$1" chart:class="chart:line">
            <chart:data-point chart:repeated="6"/>
          </chart:series>
          <chart:series chart:style-name="ch47" chart:values-cell-range-address="local-table.$AM$2:.$AM$7" chart:label-cell-address="local-table.$AM$1" chart:class="chart:line">
            <chart:data-point chart:repeated="6"/>
          </chart:series>
          <chart:series chart:style-name="ch48" chart:values-cell-range-address="local-table.$AN$2:.$AN$7" chart:label-cell-address="local-table.$AN$1" chart:class="chart:line">
            <chart:data-point chart:repeated="6"/>
          </chart:series>
          <chart:series chart:style-name="ch49" chart:values-cell-range-address="local-table.$AO$2:.$AO$7" chart:label-cell-address="local-table.$AO$1" chart:class="chart:line">
            <chart:data-point chart:repeated="6"/>
          </chart:series>
          <chart:series chart:style-name="ch50" chart:values-cell-range-address="local-table.$AP$2:.$AP$7" chart:label-cell-address="local-table.$AP$1" chart:class="chart:line">
            <chart:data-point chart:repeated="6"/>
          </chart:series>
          <chart:series chart:style-name="ch51" chart:values-cell-range-address="local-table.$AQ$2:.$AQ$7" chart:label-cell-address="local-table.$AQ$1" chart:class="chart:line">
            <chart:data-point chart:repeated="6"/>
          </chart:series>
          <chart:series chart:style-name="ch52" chart:values-cell-range-address="local-table.$AR$2:.$AR$7" chart:label-cell-address="local-table.$AR$1" chart:class="chart:line">
            <chart:data-point chart:repeated="6"/>
          </chart:series>
          <chart:series chart:style-name="ch53" chart:values-cell-range-address="local-table.$AS$2:.$AS$7" chart:label-cell-address="local-table.$AS$1" chart:class="chart:line">
            <chart:data-point chart:repeated="6"/>
          </chart:series>
          <chart:series chart:style-name="ch54" chart:values-cell-range-address="local-table.$AT$2:.$AT$7" chart:label-cell-address="local-table.$AT$1" chart:class="chart:line">
            <chart:data-point chart:repeated="6"/>
          </chart:series>
          <chart:series chart:style-name="ch55" chart:values-cell-range-address="local-table.$AU$2:.$AU$7" chart:label-cell-address="local-table.$AU$1" chart:class="chart:line">
            <chart:data-point chart:repeated="6"/>
          </chart:series>
          <chart:series chart:style-name="ch56" chart:values-cell-range-address="local-table.$AV$2:.$AV$7" chart:label-cell-address="local-table.$AV$1" chart:class="chart:line">
            <chart:data-point chart:repeated="6"/>
          </chart:series>
          <chart:series chart:style-name="ch57" chart:values-cell-range-address="local-table.$AW$2:.$AW$7" chart:label-cell-address="local-table.$AW$1" chart:class="chart:line">
            <chart:data-point chart:repeated="6"/>
          </chart:series>
          <chart:series chart:style-name="ch58" chart:values-cell-range-address="local-table.$AX$2:.$AX$7" chart:label-cell-address="local-table.$AX$1" chart:class="chart:line">
            <chart:data-point chart:repeated="6"/>
          </chart:series>
          <chart:series chart:style-name="ch59" chart:values-cell-range-address="local-table.$AY$2:.$AY$7" chart:label-cell-address="local-table.$AY$1" chart:class="chart:line">
            <chart:data-point chart:repeated="6"/>
          </chart:series>
          <chart:series chart:style-name="ch60" chart:values-cell-range-address="local-table.$AZ$2:.$AZ$7" chart:label-cell-address="local-table.$AZ$1" chart:class="chart:line">
            <chart:data-point chart:repeated="6"/>
          </chart:series>
          <chart:series chart:style-name="ch61" chart:values-cell-range-address="local-table.$BA$2:.$BA$7" chart:label-cell-address="local-table.$BA$1" chart:class="chart:line">
            <chart:data-point chart:repeated="6"/>
          </chart:series>
          <chart:series chart:style-name="ch62" chart:values-cell-range-address="local-table.$BB$2:.$BB$7" chart:label-cell-address="local-table.$BB$1" chart:class="chart:line">
            <chart:data-point chart:repeated="6"/>
          </chart:series>
          <chart:series chart:style-name="ch63" chart:values-cell-range-address="local-table.$BC$2:.$BC$7" chart:label-cell-address="local-table.$BC$1" chart:class="chart:line">
            <chart:data-point chart:repeated="6"/>
          </chart:series>
          <chart:series chart:style-name="ch64" chart:values-cell-range-address="local-table.$BD$2:.$BD$7" chart:label-cell-address="local-table.$BD$1" chart:class="chart:line">
            <chart:data-point chart:repeated="6"/>
          </chart:series>
          <chart:series chart:style-name="ch65" chart:values-cell-range-address="local-table.$BE$2:.$BE$7" chart:label-cell-address="local-table.$BE$1" chart:class="chart:line">
            <chart:data-point chart:repeated="6"/>
          </chart:series>
          <chart:series chart:style-name="ch66" chart:values-cell-range-address="local-table.$BF$2:.$BF$7" chart:label-cell-address="local-table.$BF$1" chart:class="chart:line">
            <chart:data-point chart:repeated="6"/>
          </chart:series>
          <chart:series chart:style-name="ch67" chart:values-cell-range-address="local-table.$BG$2:.$BG$7" chart:label-cell-address="local-table.$BG$1" chart:class="chart:line">
            <chart:data-point chart:repeated="6"/>
          </chart:series>
          <chart:series chart:style-name="ch68" chart:values-cell-range-address="local-table.$BH$2:.$BH$7" chart:label-cell-address="local-table.$BH$1" chart:class="chart:line">
            <chart:data-point chart:repeated="6"/>
          </chart:series>
          <chart:wall chart:style-name="ch69"/>
          <chart:floor chart:style-name="ch70"/>
        </chart:plot-area>
        <table:table table:name="local-table">
          <table:table-header-columns>
            <table:table-column/>
          </table:table-header-columns>
          <table:table-columns>
            <table:table-column table:number-columns-repeated="59"/>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cell office:value-type="string">
                <text:p>32T Naive Static</text:p>
              </table:table-cell>
              <table:table-cell office:value-type="string">
                <text:p>32T Naive Dynamic</text:p>
              </table:table-cell>
              <table:table-cell office:value-type="string">
                <text:p>32T Naive Guided</text:p>
              </table:table-cell>
              <table:table-cell office:value-type="string">
                <text:p>32T Loop Static</text:p>
              </table:table-cell>
              <table:table-cell office:value-type="string">
                <text:p>32T Loop Dynamic</text:p>
              </table:table-cell>
              <table:table-cell office:value-type="string">
                <text:p>32T Loop Guided</text:p>
              </table:table-cell>
              <table:table-cell office:value-type="string">
                <text:p>32T blocking static</text:p>
              </table:table-cell>
              <table:table-cell office:value-type="string">
                <text:p>32T Blocking dynamic</text:p>
              </table:table-cell>
              <table:table-cell office:value-type="string">
                <text:p>32T blocking guided</text:p>
              </table:table-cell>
              <table:table-cell office:value-type="string">
                <text:p>CUDA Global</text:p>
              </table:table-cell>
              <table:table-cell office:value-type="string">
                <text:p>CUDA Shared</text:p>
              </table:table-cell>
            </table:table-row>
          </table:table-header-rows>
          <table:table-rows>
            <table:table-row>
              <table:table-cell office:value-type="string">
                <text:p>1</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cell office:value-type="float" office:value="0.240658">
                <text:p>0.240658</text:p>
              </table:table-cell>
              <table:table-cell office:value-type="float" office:value="0.298968">
                <text:p>0.298968</text:p>
              </table:table-cell>
              <table:table-cell office:value-type="float" office:value="0.237546">
                <text:p>0.237546</text:p>
              </table:table-cell>
              <table:table-cell office:value-type="float" office:value="0.252649">
                <text:p>0.252649</text:p>
              </table:table-cell>
              <table:table-cell office:value-type="float" office:value="0.226003">
                <text:p>0.226003</text:p>
              </table:table-cell>
              <table:table-cell office:value-type="float" office:value="0.234185">
                <text:p>0.234185</text:p>
              </table:table-cell>
              <table:table-cell office:value-type="float" office:value="0.920743">
                <text:p>0.920743</text:p>
              </table:table-cell>
              <table:table-cell office:value-type="float" office:value="0.981036">
                <text:p>0.981036</text:p>
              </table:table-cell>
              <table:table-cell office:value-type="float" office:value="0.966211">
                <text:p>0.966211</text:p>
              </table:table-cell>
              <table:table-cell office:value-type="float" office:value="0.063229">
                <text:p>0.063229</text:p>
              </table:table-cell>
              <table:table-cell office:value-type="float" office:value="0.025346">
                <text:p>0.025346</text:p>
              </table:table-cell>
            </table:table-row>
            <table:table-row>
              <table:table-cell office:value-type="string">
                <text:p>2</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cell office:value-type="float" office:value="2.243696">
                <text:p>2.243696</text:p>
              </table:table-cell>
              <table:table-cell office:value-type="float" office:value="2.815593">
                <text:p>2.815593</text:p>
              </table:table-cell>
              <table:table-cell office:value-type="float" office:value="2.251895">
                <text:p>2.251895</text:p>
              </table:table-cell>
              <table:table-cell office:value-type="float" office:value="1.662005">
                <text:p>1.662005</text:p>
              </table:table-cell>
              <table:table-cell office:value-type="float" office:value="1.637931">
                <text:p>1.637931</text:p>
              </table:table-cell>
              <table:table-cell office:value-type="float" office:value="1.679834">
                <text:p>1.679834</text:p>
              </table:table-cell>
              <table:table-cell office:value-type="float" office:value="7.373204">
                <text:p>7.373204</text:p>
              </table:table-cell>
              <table:table-cell office:value-type="float" office:value="7.758254">
                <text:p>7.758254</text:p>
              </table:table-cell>
              <table:table-cell office:value-type="float" office:value="7.636281">
                <text:p>7.636281</text:p>
              </table:table-cell>
              <table:table-cell office:value-type="float" office:value="0.53392">
                <text:p>0.53392</text:p>
              </table:table-cell>
              <table:table-cell office:value-type="float" office:value="0.200779">
                <text:p>0.200779</text:p>
              </table:table-cell>
            </table:table-row>
            <table:table-row>
              <table:table-cell office:value-type="string">
                <text:p>3</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cell office:value-type="float" office:value="22.302673">
                <text:p>22.302673</text:p>
              </table:table-cell>
              <table:table-cell office:value-type="float" office:value="26.845044">
                <text:p>26.845044</text:p>
              </table:table-cell>
              <table:table-cell office:value-type="float" office:value="24.360083">
                <text:p>24.360083</text:p>
              </table:table-cell>
              <table:table-cell office:value-type="float" office:value="11.761259">
                <text:p>11.761259</text:p>
              </table:table-cell>
              <table:table-cell office:value-type="float" office:value="12.030243">
                <text:p>12.030243</text:p>
              </table:table-cell>
              <table:table-cell office:value-type="float" office:value="12.227629">
                <text:p>12.227629</text:p>
              </table:table-cell>
              <table:table-cell office:value-type="float" office:value="58.933158">
                <text:p>58.933158</text:p>
              </table:table-cell>
              <table:table-cell office:value-type="float" office:value="61.755054">
                <text:p>61.755054</text:p>
              </table:table-cell>
              <table:table-cell office:value-type="float" office:value="60.407615">
                <text:p>60.407615</text:p>
              </table:table-cell>
              <table:table-cell office:value-type="float" office:value="4.007956">
                <text:p>4.007956</text:p>
              </table:table-cell>
              <table:table-cell office:value-type="float" office:value="1.602974">
                <text:p>1.602974</text:p>
              </table:table-cell>
            </table:table-row>
            <table:table-row>
              <table:table-cell office:value-type="string">
                <text:p>4</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cell office:value-type="float" office:value="261.795568">
                <text:p>261.795568</text:p>
              </table:table-cell>
              <table:table-cell office:value-type="float" office:value="150.733349">
                <text:p>150.733349</text:p>
              </table:table-cell>
              <table:table-cell office:value-type="float" office:value="236.355251">
                <text:p>236.355251</text:p>
              </table:table-cell>
              <table:table-cell office:value-type="float" office:value="86.882678">
                <text:p>86.882678</text:p>
              </table:table-cell>
              <table:table-cell office:value-type="float" office:value="85.656362">
                <text:p>85.656362</text:p>
              </table:table-cell>
              <table:table-cell office:value-type="float" office:value="87.173263">
                <text:p>87.173263</text:p>
              </table:table-cell>
              <table:table-cell office:value-type="float" office:value="1002.419355">
                <text:p>1002.419355</text:p>
              </table:table-cell>
              <table:table-cell office:value-type="float" office:value="1077.717608">
                <text:p>1077.717608</text:p>
              </table:table-cell>
              <table:table-cell office:value-type="float" office:value="1040.612251">
                <text:p>1040.612251</text:p>
              </table:table-cell>
              <table:table-cell office:value-type="float" office:value="32.042993">
                <text:p>32.042993</text:p>
              </table:table-cell>
              <table:table-cell office:value-type="float" office:value="12.819646">
                <text:p>12.819646</text:p>
              </table:table-cell>
            </table:table-row>
            <table:table-row>
              <table:table-cell office:value-type="string">
                <text:p>5</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cell office:value-type="float" office:value="2094.364544">
                <text:p>2094.364544</text:p>
              </table:table-cell>
              <table:table-cell office:value-type="float" office:value="1205.866792">
                <text:p>1205.866792</text:p>
              </table:table-cell>
              <table:table-cell office:value-type="float" office:value="1890.842008">
                <text:p>1890.842008</text:p>
              </table:table-cell>
              <table:table-cell office:value-type="float" office:value="695.061424">
                <text:p>695.061424</text:p>
              </table:table-cell>
              <table:table-cell office:value-type="float" office:value="685.250896">
                <text:p>685.250896</text:p>
              </table:table-cell>
              <table:table-cell office:value-type="float" office:value="697.386104">
                <text:p>697.386104</text:p>
              </table:table-cell>
              <table:table-cell office:value-type="float" office:value="8019.35484">
                <text:p>8019.35484</text:p>
              </table:table-cell>
              <table:table-cell office:value-type="float" office:value="8621.740864">
                <text:p>8621.740864</text:p>
              </table:table-cell>
              <table:table-cell office:value-type="float" office:value="8324.898008">
                <text:p>8324.898008</text:p>
              </table:table-cell>
              <table:table-cell office:value-type="float" office:value="267.636975">
                <text:p>267.636975</text:p>
              </table:table-cell>
              <table:table-cell office:value-type="float" office:value="102.589952">
                <text:p>102.589952</text:p>
              </table:table-cell>
            </table:table-row>
            <table:table-row>
              <table:table-cell office:value-type="string">
                <text:p>6</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cell office:value-type="float" office:value="16754.916352">
                <text:p>16754.916352</text:p>
              </table:table-cell>
              <table:table-cell office:value-type="float" office:value="9646.934336">
                <text:p>9646.934336</text:p>
              </table:table-cell>
              <table:table-cell office:value-type="float" office:value="15126.736064">
                <text:p>15126.736064</text:p>
              </table:table-cell>
              <table:table-cell office:value-type="float" office:value="5560.491392">
                <text:p>5560.491392</text:p>
              </table:table-cell>
              <table:table-cell office:value-type="float" office:value="5482.007168">
                <text:p>5482.007168</text:p>
              </table:table-cell>
              <table:table-cell office:value-type="float" office:value="5579.088832">
                <text:p>5579.088832</text:p>
              </table:table-cell>
              <table:table-cell office:value-type="float" office:value="64154.83872">
                <text:p>64154.83872</text:p>
              </table:table-cell>
              <table:table-cell office:value-type="float" office:value="68973.926912">
                <text:p>68973.926912</text:p>
              </table:table-cell>
              <table:table-cell office:value-type="float" office:value="66599.184064">
                <text:p>66599.184064</text:p>
              </table:table-cell>
              <table:table-cell office:value-type="float" office:value="2141">
                <text:p>2141</text:p>
              </table:table-cell>
              <table:table-cell office:value-type="float" office:value="820">
                <text:p>8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5.627cm" svg:y="0.315cm" chart:style-name="ch2">
          <text:p>Serial Execution Times</text:p>
        </chart:title>
        <chart:subtitle svg:x="7.228cm" svg:y="1.273cm" chart:style-name="ch3">
          <text:p>Figure 2</text:p>
        </chart:subtitle>
        <chart:legend chart:legend-position="end" svg:x="13.782cm" svg:y="3.702cm" style:legend-expansion="high" chart:style-name="ch4"/>
        <chart:plot-area chart:style-name="ch5" chart:data-source-has-labels="both" svg:x="1.33cm" svg:y="2.135cm" svg:width="12.133cm" svg:height="5.704cm">
          <chartooo:coordinate-region svg:x="2.507cm" svg:y="2.334cm" svg:width="10.491cm" svg:height="4.858cm"/>
          <chart:axis chart:dimension="x" chart:name="primary-x" chart:style-name="ch6" chartooo:axis-type="auto">
            <chartooo:date-scale/>
            <chart:title svg:x="6.39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aive</text:p>
              </table:table-cell>
              <table:table-cell office:value-type="string">
                <text:p>Loop</text:p>
              </table:table-cell>
              <table:table-cell office:value-type="string">
                <text:p>block</text:p>
              </table:table-cell>
            </table:table-row>
          </table:table-header-rows>
          <table:table-rows>
            <table:table-row>
              <table:table-cell office:value-type="float" office:value="512">
                <text:p>512</text:p>
              </table:table-cell>
              <table:table-cell office:value-type="float" office:value="0.643176">
                <text:p>0.643176</text:p>
              </table:table-cell>
              <table:table-cell office:value-type="float" office:value="0.366666">
                <text:p>0.366666</text:p>
              </table:table-cell>
              <table:table-cell office:value-type="float" office:value="0.362514">
                <text:p>0.362514</text:p>
              </table:table-cell>
            </table:table-row>
            <table:table-row>
              <table:table-cell office:value-type="float" office:value="1024">
                <text:p>1024</text:p>
              </table:table-cell>
              <table:table-cell office:value-type="float" office:value="5.919369">
                <text:p>5.919369</text:p>
              </table:table-cell>
              <table:table-cell office:value-type="float" office:value="2.927454">
                <text:p>2.927454</text:p>
              </table:table-cell>
              <table:table-cell office:value-type="float" office:value="2.919203">
                <text:p>2.919203</text:p>
              </table:table-cell>
            </table:table-row>
            <table:table-row>
              <table:table-cell office:value-type="float" office:value="2048">
                <text:p>2048</text:p>
              </table:table-cell>
              <table:table-cell office:value-type="float" office:value="95.680288">
                <text:p>95.680288</text:p>
              </table:table-cell>
              <table:table-cell office:value-type="float" office:value="23.410338">
                <text:p>23.410338</text:p>
              </table:table-cell>
              <table:table-cell office:value-type="float" office:value="25.282885">
                <text:p>25.282885</text:p>
              </table:table-cell>
            </table:table-row>
            <table:table-row>
              <table:table-cell office:value-type="float" office:value="4096">
                <text:p>4096</text:p>
              </table:table-cell>
              <table:table-cell office:value-type="float" office:value="800">
                <text:p>800</text:p>
              </table:table-cell>
              <table:table-cell office:value-type="float" office:value="187.282704">
                <text:p>187.282704</text:p>
              </table:table-cell>
              <table:table-cell office:value-type="float" office:value="202.26308">
                <text:p>202.26308</text:p>
              </table:table-cell>
            </table:table-row>
            <table:table-row>
              <table:table-cell office:value-type="float" office:value="8192">
                <text:p>8192</text:p>
              </table:table-cell>
              <table:table-cell office:value-type="float" office:value="6400">
                <text:p>6400</text:p>
              </table:table-cell>
              <table:table-cell office:value-type="float" office:value="1498.261632">
                <text:p>1498.261632</text:p>
              </table:table-cell>
              <table:table-cell office:value-type="float" office:value="1618.10464">
                <text:p>1618.10464</text:p>
              </table:table-cell>
            </table:table-row>
            <table:table-row>
              <table:table-cell office:value-type="float" office:value="16384">
                <text:p>16384</text:p>
              </table:table-cell>
              <table:table-cell office:value-type="float" office:value="51200">
                <text:p>51200</text:p>
              </table:table-cell>
              <table:table-cell office:value-type="float" office:value="11986.093056">
                <text:p>11986.093056</text:p>
              </table:table-cell>
              <table:table-cell office:value-type="float" office:value="12944.83712">
                <text:p>12944.837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2.297cm" xlink:href="." xlink:type="simple" chart:class="chart:line" chart:style-name="ch1">
        <chart:title svg:x="4.397cm" svg:y="0.381cm" chart:style-name="ch2">
          <text:p>1 Thread OpenMP Execution Times</text:p>
        </chart:title>
        <chart:subtitle svg:x="7.228cm" svg:y="1.405cm" chart:style-name="ch3">
          <text:p>Figure 3</text:p>
        </chart:subtitle>
        <chart:legend chart:legend-position="end" svg:x="11.427cm" svg:y="3.857cm" style:legend-expansion="high" chart:style-name="ch4"/>
        <chart:plot-area chart:style-name="ch5" chart:data-source-has-labels="both" svg:x="1.33cm" svg:y="2.333cm" svg:width="9.778cm" svg:height="8.738cm">
          <chartooo:coordinate-region svg:x="2.507cm" svg:y="2.532cm" svg:width="8.136cm" svg:height="7.892cm"/>
          <chart:axis chart:dimension="x" chart:name="primary-x" chart:style-name="ch6" chartooo:axis-type="auto">
            <chartooo:date-scale/>
            <chart:title svg:x="5.222cm" svg:y="11.316cm" chart:style-name="ch7">
              <text:p>Problem size</text:p>
            </chart:title>
            <chart:categories table:cell-range-address="local-table.$A$2:.$A$7"/>
          </chart:axis>
          <chart:axis chart:dimension="y" chart:name="primary-y" chart:style-name="ch6">
            <chart:title svg:x="0.451cm" svg:y="8.003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 Naive Static</text:p>
              </table:table-cell>
              <table:table-cell office:value-type="string">
                <text:p>1T Naive Dynamic</text:p>
              </table:table-cell>
              <table:table-cell office:value-type="string">
                <text:p>1T Naive Guided</text:p>
              </table:table-cell>
              <table:table-cell office:value-type="string">
                <text:p>1T Loop Static</text:p>
              </table:table-cell>
              <table:table-cell office:value-type="string">
                <text:p>1T Loop Dynamic</text:p>
              </table:table-cell>
              <table:table-cell office:value-type="string">
                <text:p>1T Loop Guided</text:p>
              </table:table-cell>
              <table:table-cell office:value-type="string">
                <text:p>1T blocking static</text:p>
              </table:table-cell>
              <table:table-cell office:value-type="string">
                <text:p>1T Blocking dynamic</text:p>
              </table:table-cell>
              <table:table-cell office:value-type="string">
                <text:p>1T blocking guided</text:p>
              </table:table-cell>
            </table:table-row>
          </table:table-header-rows>
          <table:table-rows>
            <table:table-row>
              <table:table-cell office:value-type="float" office:value="512">
                <text:p>512</text:p>
              </table:table-cell>
              <table:table-cell office:value-type="float" office:value="0.801711">
                <text:p>0.801711</text:p>
              </table:table-cell>
              <table:table-cell office:value-type="float" office:value="0.791349">
                <text:p>0.791349</text:p>
              </table:table-cell>
              <table:table-cell office:value-type="float" office:value="0.789924">
                <text:p>0.789924</text:p>
              </table:table-cell>
              <table:table-cell office:value-type="float" office:value="0.532173">
                <text:p>0.532173</text:p>
              </table:table-cell>
              <table:table-cell office:value-type="float" office:value="0.535115">
                <text:p>0.535115</text:p>
              </table:table-cell>
              <table:table-cell office:value-type="float" office:value="0.529494">
                <text:p>0.529494</text:p>
              </table:table-cell>
              <table:table-cell office:value-type="float" office:value="0.511521">
                <text:p>0.511521</text:p>
              </table:table-cell>
              <table:table-cell office:value-type="float" office:value="0.511566">
                <text:p>0.511566</text:p>
              </table:table-cell>
              <table:table-cell office:value-type="float" office:value="0.510404">
                <text:p>0.510404</text:p>
              </table:table-cell>
            </table:table-row>
            <table:table-row>
              <table:table-cell office:value-type="float" office:value="1024">
                <text:p>1024</text:p>
              </table:table-cell>
              <table:table-cell office:value-type="float" office:value="7.387985">
                <text:p>7.387985</text:p>
              </table:table-cell>
              <table:table-cell office:value-type="float" office:value="7.392722">
                <text:p>7.392722</text:p>
              </table:table-cell>
              <table:table-cell office:value-type="float" office:value="7.265678">
                <text:p>7.265678</text:p>
              </table:table-cell>
              <table:table-cell office:value-type="float" office:value="4.190575">
                <text:p>4.190575</text:p>
              </table:table-cell>
              <table:table-cell office:value-type="float" office:value="4.210298">
                <text:p>4.210298</text:p>
              </table:table-cell>
              <table:table-cell office:value-type="float" office:value="4.189835">
                <text:p>4.189835</text:p>
              </table:table-cell>
              <table:table-cell office:value-type="float" office:value="4.072103">
                <text:p>4.072103</text:p>
              </table:table-cell>
              <table:table-cell office:value-type="float" office:value="4.099972">
                <text:p>4.099972</text:p>
              </table:table-cell>
              <table:table-cell office:value-type="float" office:value="4.06977">
                <text:p>4.06977</text:p>
              </table:table-cell>
            </table:table-row>
            <table:table-row>
              <table:table-cell office:value-type="float" office:value="2048">
                <text:p>2048</text:p>
              </table:table-cell>
              <table:table-cell office:value-type="float" office:value="105.568463">
                <text:p>105.568463</text:p>
              </table:table-cell>
              <table:table-cell office:value-type="float" office:value="105.628902">
                <text:p>105.628902</text:p>
              </table:table-cell>
              <table:table-cell office:value-type="float" office:value="105.821441">
                <text:p>105.821441</text:p>
              </table:table-cell>
              <table:table-cell office:value-type="float" office:value="33.507684">
                <text:p>33.507684</text:p>
              </table:table-cell>
              <table:table-cell office:value-type="float" office:value="33.619923">
                <text:p>33.619923</text:p>
              </table:table-cell>
              <table:table-cell office:value-type="float" office:value="33.478914">
                <text:p>33.478914</text:p>
              </table:table-cell>
              <table:table-cell office:value-type="float" office:value="34.867947">
                <text:p>34.867947</text:p>
              </table:table-cell>
              <table:table-cell office:value-type="float" office:value="35.298468">
                <text:p>35.298468</text:p>
              </table:table-cell>
              <table:table-cell office:value-type="float" office:value="34.964643">
                <text:p>34.964643</text:p>
              </table:table-cell>
            </table:table-row>
            <table:table-row>
              <table:table-cell office:value-type="float" office:value="4096">
                <text:p>4096</text:p>
              </table:table-cell>
              <table:table-cell office:value-type="float" office:value="844.547704">
                <text:p>844.547704</text:p>
              </table:table-cell>
              <table:table-cell office:value-type="float" office:value="845.031216">
                <text:p>845.031216</text:p>
              </table:table-cell>
              <table:table-cell office:value-type="float" office:value="846.571528">
                <text:p>846.571528</text:p>
              </table:table-cell>
              <table:table-cell office:value-type="float" office:value="268.061472">
                <text:p>268.061472</text:p>
              </table:table-cell>
              <table:table-cell office:value-type="float" office:value="268.959384">
                <text:p>268.959384</text:p>
              </table:table-cell>
              <table:table-cell office:value-type="float" office:value="267.831312">
                <text:p>267.831312</text:p>
              </table:table-cell>
              <table:table-cell office:value-type="float" office:value="278.943576">
                <text:p>278.943576</text:p>
              </table:table-cell>
              <table:table-cell office:value-type="float" office:value="282.387744">
                <text:p>282.387744</text:p>
              </table:table-cell>
              <table:table-cell office:value-type="float" office:value="279.717144">
                <text:p>279.717144</text:p>
              </table:table-cell>
            </table:table-row>
            <table:table-row>
              <table:table-cell office:value-type="float" office:value="8192">
                <text:p>8192</text:p>
              </table:table-cell>
              <table:table-cell office:value-type="float" office:value="6756.381632">
                <text:p>6756.381632</text:p>
              </table:table-cell>
              <table:table-cell office:value-type="float" office:value="6760.249728">
                <text:p>6760.249728</text:p>
              </table:table-cell>
              <table:table-cell office:value-type="float" office:value="6772.572224">
                <text:p>6772.572224</text:p>
              </table:table-cell>
              <table:table-cell office:value-type="float" office:value="2144.491776">
                <text:p>2144.491776</text:p>
              </table:table-cell>
              <table:table-cell office:value-type="float" office:value="2151.675072">
                <text:p>2151.675072</text:p>
              </table:table-cell>
              <table:table-cell office:value-type="float" office:value="2142.650496">
                <text:p>2142.650496</text:p>
              </table:table-cell>
              <table:table-cell office:value-type="float" office:value="2231.548608">
                <text:p>2231.548608</text:p>
              </table:table-cell>
              <table:table-cell office:value-type="float" office:value="2259.101952">
                <text:p>2259.101952</text:p>
              </table:table-cell>
              <table:table-cell office:value-type="float" office:value="2237.737152">
                <text:p>2237.737152</text:p>
              </table:table-cell>
            </table:table-row>
            <table:table-row>
              <table:table-cell office:value-type="float" office:value="16384">
                <text:p>16384</text:p>
              </table:table-cell>
              <table:table-cell office:value-type="float" office:value="54051.053056">
                <text:p>54051.053056</text:p>
              </table:table-cell>
              <table:table-cell office:value-type="float" office:value="54081.997824">
                <text:p>54081.997824</text:p>
              </table:table-cell>
              <table:table-cell office:value-type="float" office:value="54180.577792">
                <text:p>54180.577792</text:p>
              </table:table-cell>
              <table:table-cell office:value-type="float" office:value="17155.934208">
                <text:p>17155.934208</text:p>
              </table:table-cell>
              <table:table-cell office:value-type="float" office:value="17213.400576">
                <text:p>17213.400576</text:p>
              </table:table-cell>
              <table:table-cell office:value-type="float" office:value="17141.203968">
                <text:p>17141.203968</text:p>
              </table:table-cell>
              <table:table-cell office:value-type="float" office:value="17852.388864">
                <text:p>17852.388864</text:p>
              </table:table-cell>
              <table:table-cell office:value-type="float" office:value="18072.815616">
                <text:p>18072.815616</text:p>
              </table:table-cell>
              <table:table-cell office:value-type="float" office:value="17901.897216">
                <text:p>17901.8972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10.826cm" xlink:href="." xlink:type="simple" chart:class="chart:line" chart:style-name="ch1">
        <chart:title svg:x="4.278cm" svg:y="0.352cm" chart:style-name="ch2">
          <text:p>2 Threads OpenMP Execution Times</text:p>
        </chart:title>
        <chart:subtitle svg:x="7.228cm" svg:y="1.347cm" chart:style-name="ch3">
          <text:p>Figure 4</text:p>
        </chart:subtitle>
        <chart:legend chart:legend-position="end" svg:x="11.427cm" svg:y="3.122cm" style:legend-expansion="high" chart:style-name="ch4"/>
        <chart:plot-area chart:style-name="ch5" chart:data-source-has-labels="both" svg:x="1.33cm" svg:y="2.246cm" svg:width="9.778cm" svg:height="7.383cm">
          <chartooo:coordinate-region svg:x="2.507cm" svg:y="2.445cm" svg:width="8.136cm" svg:height="6.537cm"/>
          <chart:axis chart:dimension="x" chart:name="primary-x" chart:style-name="ch6" chartooo:axis-type="auto">
            <chartooo:date-scale/>
            <chart:title svg:x="5.222cm" svg:y="9.845cm" chart:style-name="ch7">
              <text:p>Problem size</text:p>
            </chart:title>
            <chart:categories table:cell-range-address="local-table.$A$2:.$A$7"/>
          </chart:axis>
          <chart:axis chart:dimension="y" chart:name="primary-y" chart:style-name="ch6">
            <chart:title svg:x="0.451cm" svg:y="7.23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2T Naive Static</text:p>
              </table:table-cell>
              <table:table-cell office:value-type="string">
                <text:p>2T Naive Dynamic</text:p>
              </table:table-cell>
              <table:table-cell office:value-type="string">
                <text:p>2T Naive Guided</text:p>
              </table:table-cell>
              <table:table-cell office:value-type="string">
                <text:p>2T Loop Static</text:p>
              </table:table-cell>
              <table:table-cell office:value-type="string">
                <text:p>2T Loop Dynamic</text:p>
              </table:table-cell>
              <table:table-cell office:value-type="string">
                <text:p>2T Loop Guided</text:p>
              </table:table-cell>
              <table:table-cell office:value-type="string">
                <text:p>2T blocking static</text:p>
              </table:table-cell>
              <table:table-cell office:value-type="string">
                <text:p>2T Blocking dynamic</text:p>
              </table:table-cell>
              <table:table-cell office:value-type="string">
                <text:p>2T blocking guided</text:p>
              </table:table-cell>
            </table:table-row>
          </table:table-header-rows>
          <table:table-rows>
            <table:table-row>
              <table:table-cell office:value-type="float" office:value="512">
                <text:p>512</text:p>
              </table:table-cell>
              <table:table-cell office:value-type="float" office:value="0.404846">
                <text:p>0.404846</text:p>
              </table:table-cell>
              <table:table-cell office:value-type="float" office:value="0.485243">
                <text:p>0.485243</text:p>
              </table:table-cell>
              <table:table-cell office:value-type="float" office:value="0.404162">
                <text:p>0.404162</text:p>
              </table:table-cell>
              <table:table-cell office:value-type="float" office:value="0.456906">
                <text:p>0.456906</text:p>
              </table:table-cell>
              <table:table-cell office:value-type="float" office:value="0.451932">
                <text:p>0.451932</text:p>
              </table:table-cell>
              <table:table-cell office:value-type="float" office:value="0.454124">
                <text:p>0.454124</text:p>
              </table:table-cell>
              <table:table-cell office:value-type="float" office:value="0.350987">
                <text:p>0.350987</text:p>
              </table:table-cell>
              <table:table-cell office:value-type="float" office:value="0.376555">
                <text:p>0.376555</text:p>
              </table:table-cell>
              <table:table-cell office:value-type="float" office:value="0.353918">
                <text:p>0.353918</text:p>
              </table:table-cell>
            </table:table-row>
            <table:table-row>
              <table:table-cell office:value-type="float" office:value="1024">
                <text:p>1024</text:p>
              </table:table-cell>
              <table:table-cell office:value-type="float" office:value="3.722561">
                <text:p>3.722561</text:p>
              </table:table-cell>
              <table:table-cell office:value-type="float" office:value="5.850177">
                <text:p>5.850177</text:p>
              </table:table-cell>
              <table:table-cell office:value-type="float" office:value="3.743134">
                <text:p>3.743134</text:p>
              </table:table-cell>
              <table:table-cell office:value-type="float" office:value="3.360096">
                <text:p>3.360096</text:p>
              </table:table-cell>
              <table:table-cell office:value-type="float" office:value="3.279516">
                <text:p>3.279516</text:p>
              </table:table-cell>
              <table:table-cell office:value-type="float" office:value="3.379324">
                <text:p>3.379324</text:p>
              </table:table-cell>
              <table:table-cell office:value-type="float" office:value="2.888055">
                <text:p>2.888055</text:p>
              </table:table-cell>
              <table:table-cell office:value-type="float" office:value="3.033156">
                <text:p>3.033156</text:p>
              </table:table-cell>
              <table:table-cell office:value-type="float" office:value="2.846259">
                <text:p>2.846259</text:p>
              </table:table-cell>
            </table:table-row>
            <table:table-row>
              <table:table-cell office:value-type="float" office:value="2048">
                <text:p>2048</text:p>
              </table:table-cell>
              <table:table-cell office:value-type="float" office:value="53.279103">
                <text:p>53.279103</text:p>
              </table:table-cell>
              <table:table-cell office:value-type="float" office:value="65.794524">
                <text:p>65.794524</text:p>
              </table:table-cell>
              <table:table-cell office:value-type="float" office:value="53.385364">
                <text:p>53.385364</text:p>
              </table:table-cell>
              <table:table-cell office:value-type="float" office:value="24.534923">
                <text:p>24.534923</text:p>
              </table:table-cell>
              <table:table-cell office:value-type="float" office:value="24.019894">
                <text:p>24.019894</text:p>
              </table:table-cell>
              <table:table-cell office:value-type="float" office:value="24.56044">
                <text:p>24.56044</text:p>
              </table:table-cell>
              <table:table-cell office:value-type="float" office:value="23.544276">
                <text:p>23.544276</text:p>
              </table:table-cell>
              <table:table-cell office:value-type="float" office:value="24.766803">
                <text:p>24.766803</text:p>
              </table:table-cell>
              <table:table-cell office:value-type="float" office:value="22.658663">
                <text:p>22.658663</text:p>
              </table:table-cell>
            </table:table-row>
            <table:table-row>
              <table:table-cell office:value-type="float" office:value="4096">
                <text:p>4096</text:p>
              </table:table-cell>
              <table:table-cell office:value-type="float" office:value="426.232824">
                <text:p>426.232824</text:p>
              </table:table-cell>
              <table:table-cell office:value-type="float" office:value="526.356192">
                <text:p>526.356192</text:p>
              </table:table-cell>
              <table:table-cell office:value-type="float" office:value="427.082912">
                <text:p>427.082912</text:p>
              </table:table-cell>
              <table:table-cell office:value-type="float" office:value="196.279384">
                <text:p>196.279384</text:p>
              </table:table-cell>
              <table:table-cell office:value-type="float" office:value="192.159152">
                <text:p>192.159152</text:p>
              </table:table-cell>
              <table:table-cell office:value-type="float" office:value="196.48352">
                <text:p>196.48352</text:p>
              </table:table-cell>
              <table:table-cell office:value-type="float" office:value="188.354208">
                <text:p>188.354208</text:p>
              </table:table-cell>
              <table:table-cell office:value-type="float" office:value="198.134424">
                <text:p>198.134424</text:p>
              </table:table-cell>
              <table:table-cell office:value-type="float" office:value="181.269304">
                <text:p>181.269304</text:p>
              </table:table-cell>
            </table:table-row>
            <table:table-row>
              <table:table-cell office:value-type="float" office:value="8192">
                <text:p>8192</text:p>
              </table:table-cell>
              <table:table-cell office:value-type="float" office:value="3409.862592">
                <text:p>3409.862592</text:p>
              </table:table-cell>
              <table:table-cell office:value-type="float" office:value="4210.849536">
                <text:p>4210.849536</text:p>
              </table:table-cell>
              <table:table-cell office:value-type="float" office:value="3416.663296">
                <text:p>3416.663296</text:p>
              </table:table-cell>
              <table:table-cell office:value-type="float" office:value="1570.235072">
                <text:p>1570.235072</text:p>
              </table:table-cell>
              <table:table-cell office:value-type="float" office:value="1537.273216">
                <text:p>1537.273216</text:p>
              </table:table-cell>
              <table:table-cell office:value-type="float" office:value="1571.86816">
                <text:p>1571.86816</text:p>
              </table:table-cell>
              <table:table-cell office:value-type="float" office:value="1506.833664">
                <text:p>1506.833664</text:p>
              </table:table-cell>
              <table:table-cell office:value-type="float" office:value="1585.075392">
                <text:p>1585.075392</text:p>
              </table:table-cell>
              <table:table-cell office:value-type="float" office:value="1450.154432">
                <text:p>1450.154432</text:p>
              </table:table-cell>
            </table:table-row>
            <table:table-row>
              <table:table-cell office:value-type="float" office:value="16384">
                <text:p>16384</text:p>
              </table:table-cell>
              <table:table-cell office:value-type="float" office:value="27278.900736">
                <text:p>27278.900736</text:p>
              </table:table-cell>
              <table:table-cell office:value-type="float" office:value="33686.796288">
                <text:p>33686.796288</text:p>
              </table:table-cell>
              <table:table-cell office:value-type="float" office:value="27333.306368">
                <text:p>27333.306368</text:p>
              </table:table-cell>
              <table:table-cell office:value-type="float" office:value="12561.880576">
                <text:p>12561.880576</text:p>
              </table:table-cell>
              <table:table-cell office:value-type="float" office:value="12298.185728">
                <text:p>12298.185728</text:p>
              </table:table-cell>
              <table:table-cell office:value-type="float" office:value="12574.94528">
                <text:p>12574.94528</text:p>
              </table:table-cell>
              <table:table-cell office:value-type="float" office:value="12054.669312">
                <text:p>12054.669312</text:p>
              </table:table-cell>
              <table:table-cell office:value-type="float" office:value="12680.603136">
                <text:p>12680.603136</text:p>
              </table:table-cell>
              <table:table-cell office:value-type="float" office:value="11601.235456">
                <text:p>11601.2354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4 Threads OpenMP Execution Times</text:p>
        </chart:title>
        <chart:subtitle svg:x="7.228cm" svg:y="1.273cm" chart:style-name="ch3">
          <text:p>Figure 5</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4T Naive Static</text:p>
              </table:table-cell>
              <table:table-cell office:value-type="string">
                <text:p>4T Naive Dynamic</text:p>
              </table:table-cell>
              <table:table-cell office:value-type="string">
                <text:p>4T Naive Guided</text:p>
              </table:table-cell>
              <table:table-cell office:value-type="string">
                <text:p>4T Loop Static</text:p>
              </table:table-cell>
              <table:table-cell office:value-type="string">
                <text:p>4T Loop Dynamic</text:p>
              </table:table-cell>
              <table:table-cell office:value-type="string">
                <text:p>4T Loop Guided</text:p>
              </table:table-cell>
              <table:table-cell office:value-type="string">
                <text:p>4T blocking static</text:p>
              </table:table-cell>
              <table:table-cell office:value-type="string">
                <text:p>4T Blocking dynamic</text:p>
              </table:table-cell>
              <table:table-cell office:value-type="string">
                <text:p>4T blocking guided</text:p>
              </table:table-cell>
            </table:table-row>
          </table:table-header-rows>
          <table:table-rows>
            <table:table-row>
              <table:table-cell office:value-type="float" office:value="512">
                <text:p>512</text:p>
              </table:table-cell>
              <table:table-cell office:value-type="float" office:value="0.208799">
                <text:p>0.208799</text:p>
              </table:table-cell>
              <table:table-cell office:value-type="float" office:value="0.377557">
                <text:p>0.377557</text:p>
              </table:table-cell>
              <table:table-cell office:value-type="float" office:value="0.211816">
                <text:p>0.211816</text:p>
              </table:table-cell>
              <table:table-cell office:value-type="float" office:value="0.248864">
                <text:p>0.248864</text:p>
              </table:table-cell>
              <table:table-cell office:value-type="float" office:value="0.248928">
                <text:p>0.248928</text:p>
              </table:table-cell>
              <table:table-cell office:value-type="float" office:value="0.244944">
                <text:p>0.244944</text:p>
              </table:table-cell>
              <table:table-cell office:value-type="float" office:value="0.75493">
                <text:p>0.75493</text:p>
              </table:table-cell>
              <table:table-cell office:value-type="float" office:value="0.789533">
                <text:p>0.789533</text:p>
              </table:table-cell>
              <table:table-cell office:value-type="float" office:value="0.776819">
                <text:p>0.776819</text:p>
              </table:table-cell>
            </table:table-row>
            <table:table-row>
              <table:table-cell office:value-type="float" office:value="1024">
                <text:p>1024</text:p>
              </table:table-cell>
              <table:table-cell office:value-type="float" office:value="1.903537">
                <text:p>1.903537</text:p>
              </table:table-cell>
              <table:table-cell office:value-type="float" office:value="3.329227">
                <text:p>3.329227</text:p>
              </table:table-cell>
              <table:table-cell office:value-type="float" office:value="1.849153">
                <text:p>1.849153</text:p>
              </table:table-cell>
              <table:table-cell office:value-type="float" office:value="1.822452">
                <text:p>1.822452</text:p>
              </table:table-cell>
              <table:table-cell office:value-type="float" office:value="2.359669">
                <text:p>2.359669</text:p>
              </table:table-cell>
              <table:table-cell office:value-type="float" office:value="2.367178">
                <text:p>2.367178</text:p>
              </table:table-cell>
              <table:table-cell office:value-type="float" office:value="5.969714">
                <text:p>5.969714</text:p>
              </table:table-cell>
              <table:table-cell office:value-type="float" office:value="6.283822">
                <text:p>6.283822</text:p>
              </table:table-cell>
              <table:table-cell office:value-type="float" office:value="6.194422">
                <text:p>6.194422</text:p>
              </table:table-cell>
            </table:table-row>
            <table:table-row>
              <table:table-cell office:value-type="float" office:value="2048">
                <text:p>2048</text:p>
              </table:table-cell>
              <table:table-cell office:value-type="float" office:value="28.302331">
                <text:p>28.302331</text:p>
              </table:table-cell>
              <table:table-cell office:value-type="float" office:value="35.399332">
                <text:p>35.399332</text:p>
              </table:table-cell>
              <table:table-cell office:value-type="float" office:value="28.222713">
                <text:p>28.222713</text:p>
              </table:table-cell>
              <table:table-cell office:value-type="float" office:value="13.163543">
                <text:p>13.163543</text:p>
              </table:table-cell>
              <table:table-cell office:value-type="float" office:value="13.061961">
                <text:p>13.061961</text:p>
              </table:table-cell>
              <table:table-cell office:value-type="float" office:value="13.080846">
                <text:p>13.080846</text:p>
              </table:table-cell>
              <table:table-cell office:value-type="float" office:value="48.126858">
                <text:p>48.126858</text:p>
              </table:table-cell>
              <table:table-cell office:value-type="float" office:value="50.358612">
                <text:p>50.358612</text:p>
              </table:table-cell>
              <table:table-cell office:value-type="float" office:value="49.630268">
                <text:p>49.630268</text:p>
              </table:table-cell>
            </table:table-row>
            <table:table-row>
              <table:table-cell office:value-type="float" office:value="4096">
                <text:p>4096</text:p>
              </table:table-cell>
              <table:table-cell office:value-type="float" office:value="226.418648">
                <text:p>226.418648</text:p>
              </table:table-cell>
              <table:table-cell office:value-type="float" office:value="283.194656">
                <text:p>283.194656</text:p>
              </table:table-cell>
              <table:table-cell office:value-type="float" office:value="225.781704">
                <text:p>225.781704</text:p>
              </table:table-cell>
              <table:table-cell office:value-type="float" office:value="105.308344">
                <text:p>105.308344</text:p>
              </table:table-cell>
              <table:table-cell office:value-type="float" office:value="104.495688">
                <text:p>104.495688</text:p>
              </table:table-cell>
              <table:table-cell office:value-type="float" office:value="104.646768">
                <text:p>104.646768</text:p>
              </table:table-cell>
              <table:table-cell office:value-type="float" office:value="385.014864">
                <text:p>385.014864</text:p>
              </table:table-cell>
              <table:table-cell office:value-type="float" office:value="402.868896">
                <text:p>402.868896</text:p>
              </table:table-cell>
              <table:table-cell office:value-type="float" office:value="397.042144">
                <text:p>397.042144</text:p>
              </table:table-cell>
            </table:table-row>
            <table:table-row>
              <table:table-cell office:value-type="float" office:value="8192">
                <text:p>8192</text:p>
              </table:table-cell>
              <table:table-cell office:value-type="float" office:value="1811.349184">
                <text:p>1811.349184</text:p>
              </table:table-cell>
              <table:table-cell office:value-type="float" office:value="2265.557248">
                <text:p>2265.557248</text:p>
              </table:table-cell>
              <table:table-cell office:value-type="float" office:value="1806.253632">
                <text:p>1806.253632</text:p>
              </table:table-cell>
              <table:table-cell office:value-type="float" office:value="842.466752">
                <text:p>842.466752</text:p>
              </table:table-cell>
              <table:table-cell office:value-type="float" office:value="835.965504">
                <text:p>835.965504</text:p>
              </table:table-cell>
              <table:table-cell office:value-type="float" office:value="837.174144">
                <text:p>837.174144</text:p>
              </table:table-cell>
              <table:table-cell office:value-type="float" office:value="3080.118912">
                <text:p>3080.118912</text:p>
              </table:table-cell>
              <table:table-cell office:value-type="float" office:value="3222.951168">
                <text:p>3222.951168</text:p>
              </table:table-cell>
              <table:table-cell office:value-type="float" office:value="3176.337152">
                <text:p>3176.337152</text:p>
              </table:table-cell>
            </table:table-row>
            <table:table-row>
              <table:table-cell office:value-type="float" office:value="16384">
                <text:p>16384</text:p>
              </table:table-cell>
              <table:table-cell office:value-type="float" office:value="14490.793472">
                <text:p>14490.793472</text:p>
              </table:table-cell>
              <table:table-cell office:value-type="float" office:value="18124.457984">
                <text:p>18124.457984</text:p>
              </table:table-cell>
              <table:table-cell office:value-type="float" office:value="14450.029056">
                <text:p>14450.029056</text:p>
              </table:table-cell>
              <table:table-cell office:value-type="float" office:value="6739.734016">
                <text:p>6739.734016</text:p>
              </table:table-cell>
              <table:table-cell office:value-type="float" office:value="6687.724032">
                <text:p>6687.724032</text:p>
              </table:table-cell>
              <table:table-cell office:value-type="float" office:value="6697.393152">
                <text:p>6697.393152</text:p>
              </table:table-cell>
              <table:table-cell office:value-type="float" office:value="24640.951296">
                <text:p>24640.951296</text:p>
              </table:table-cell>
              <table:table-cell office:value-type="float" office:value="25783.609344">
                <text:p>25783.609344</text:p>
              </table:table-cell>
              <table:table-cell office:value-type="float" office:value="25410.697216">
                <text:p>25410.6972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278cm" svg:y="0.315cm" chart:style-name="ch2">
          <text:p>8 Threads OpenMP Execution Times</text:p>
        </chart:title>
        <chart:subtitle svg:x="7.228cm" svg:y="1.273cm" chart:style-name="ch3">
          <text:p>Figure 6</text:p>
        </chart:subtitle>
        <chart:legend chart:legend-position="end" svg:x="11.427cm" svg:y="2.208cm" style:legend-expansion="high" chart:style-name="ch4"/>
        <chart:plot-area chart:style-name="ch5" chart:data-source-has-labels="both" svg:x="1.33cm" svg:y="2.135cm" svg:width="9.778cm" svg:height="5.704cm">
          <chartooo:coordinate-region svg:x="2.507cm" svg:y="2.334cm" svg:width="8.136cm" svg:height="4.858cm"/>
          <chart:axis chart:dimension="x" chart:name="primary-x" chart:style-name="ch6" chartooo:axis-type="auto">
            <chartooo:date-scale/>
            <chart:title svg:x="5.222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8T Naive Static</text:p>
              </table:table-cell>
              <table:table-cell office:value-type="string">
                <text:p>8T Naive Dynamic</text:p>
              </table:table-cell>
              <table:table-cell office:value-type="string">
                <text:p>8T Naive Guided</text:p>
              </table:table-cell>
              <table:table-cell office:value-type="string">
                <text:p>8T Loop Static</text:p>
              </table:table-cell>
              <table:table-cell office:value-type="string">
                <text:p>8T Loop Dynamic</text:p>
              </table:table-cell>
              <table:table-cell office:value-type="string">
                <text:p>8T Loop Guided</text:p>
              </table:table-cell>
              <table:table-cell office:value-type="string">
                <text:p>8T blocking static</text:p>
              </table:table-cell>
              <table:table-cell office:value-type="string">
                <text:p>8T Blocking dynamic</text:p>
              </table:table-cell>
              <table:table-cell office:value-type="string">
                <text:p>8T blocking guided</text:p>
              </table:table-cell>
            </table:table-row>
          </table:table-header-rows>
          <table:table-rows>
            <table:table-row>
              <table:table-cell office:value-type="float" office:value="512">
                <text:p>512</text:p>
              </table:table-cell>
              <table:table-cell office:value-type="float" office:value="0.202338">
                <text:p>0.202338</text:p>
              </table:table-cell>
              <table:table-cell office:value-type="float" office:value="0.277536">
                <text:p>0.277536</text:p>
              </table:table-cell>
              <table:table-cell office:value-type="float" office:value="0.196754">
                <text:p>0.196754</text:p>
              </table:table-cell>
              <table:table-cell office:value-type="float" office:value="0.21034">
                <text:p>0.21034</text:p>
              </table:table-cell>
              <table:table-cell office:value-type="float" office:value="0.213478">
                <text:p>0.213478</text:p>
              </table:table-cell>
              <table:table-cell office:value-type="float" office:value="0.209451">
                <text:p>0.209451</text:p>
              </table:table-cell>
              <table:table-cell office:value-type="float" office:value="0.980232">
                <text:p>0.980232</text:p>
              </table:table-cell>
              <table:table-cell office:value-type="float" office:value="1.002346">
                <text:p>1.002346</text:p>
              </table:table-cell>
              <table:table-cell office:value-type="float" office:value="0.989745">
                <text:p>0.989745</text:p>
              </table:table-cell>
            </table:table-row>
            <table:table-row>
              <table:table-cell office:value-type="float" office:value="1024">
                <text:p>1024</text:p>
              </table:table-cell>
              <table:table-cell office:value-type="float" office:value="2.070451">
                <text:p>2.070451</text:p>
              </table:table-cell>
              <table:table-cell office:value-type="float" office:value="3.378049">
                <text:p>3.378049</text:p>
              </table:table-cell>
              <table:table-cell office:value-type="float" office:value="3.286802">
                <text:p>3.286802</text:p>
              </table:table-cell>
              <table:table-cell office:value-type="float" office:value="1.548824">
                <text:p>1.548824</text:p>
              </table:table-cell>
              <table:table-cell office:value-type="float" office:value="1.854503">
                <text:p>1.854503</text:p>
              </table:table-cell>
              <table:table-cell office:value-type="float" office:value="1.877022">
                <text:p>1.877022</text:p>
              </table:table-cell>
              <table:table-cell office:value-type="float" office:value="7.165066">
                <text:p>7.165066</text:p>
              </table:table-cell>
              <table:table-cell office:value-type="float" office:value="7.681381">
                <text:p>7.681381</text:p>
              </table:table-cell>
              <table:table-cell office:value-type="float" office:value="7.437664">
                <text:p>7.437664</text:p>
              </table:table-cell>
            </table:table-row>
            <table:table-row>
              <table:table-cell office:value-type="float" office:value="2048">
                <text:p>2048</text:p>
              </table:table-cell>
              <table:table-cell office:value-type="float" office:value="21.495014">
                <text:p>21.495014</text:p>
              </table:table-cell>
              <table:table-cell office:value-type="float" office:value="26.225956">
                <text:p>26.225956</text:p>
              </table:table-cell>
              <table:table-cell office:value-type="float" office:value="21.759767">
                <text:p>21.759767</text:p>
              </table:table-cell>
              <table:table-cell office:value-type="float" office:value="11.502354">
                <text:p>11.502354</text:p>
              </table:table-cell>
              <table:table-cell office:value-type="float" office:value="11.538613">
                <text:p>11.538613</text:p>
              </table:table-cell>
              <table:table-cell office:value-type="float" office:value="11.416315">
                <text:p>11.416315</text:p>
              </table:table-cell>
              <table:table-cell office:value-type="float" office:value="62.579214">
                <text:p>62.579214</text:p>
              </table:table-cell>
              <table:table-cell office:value-type="float" office:value="63.483855">
                <text:p>63.483855</text:p>
              </table:table-cell>
              <table:table-cell office:value-type="float" office:value="63.117304">
                <text:p>63.117304</text:p>
              </table:table-cell>
            </table:table-row>
            <table:table-row>
              <table:table-cell office:value-type="float" office:value="4096">
                <text:p>4096</text:p>
              </table:table-cell>
              <table:table-cell office:value-type="float" office:value="171.960112">
                <text:p>171.960112</text:p>
              </table:table-cell>
              <table:table-cell office:value-type="float" office:value="209.807648">
                <text:p>209.807648</text:p>
              </table:table-cell>
              <table:table-cell office:value-type="float" office:value="174.078136">
                <text:p>174.078136</text:p>
              </table:table-cell>
              <table:table-cell office:value-type="float" office:value="92.018832">
                <text:p>92.018832</text:p>
              </table:table-cell>
              <table:table-cell office:value-type="float" office:value="92.308904">
                <text:p>92.308904</text:p>
              </table:table-cell>
              <table:table-cell office:value-type="float" office:value="91.33052">
                <text:p>91.33052</text:p>
              </table:table-cell>
              <table:table-cell office:value-type="float" office:value="500.633712">
                <text:p>500.633712</text:p>
              </table:table-cell>
              <table:table-cell office:value-type="float" office:value="507.87084">
                <text:p>507.87084</text:p>
              </table:table-cell>
              <table:table-cell office:value-type="float" office:value="504.938432">
                <text:p>504.938432</text:p>
              </table:table-cell>
            </table:table-row>
            <table:table-row>
              <table:table-cell office:value-type="float" office:value="8192">
                <text:p>8192</text:p>
              </table:table-cell>
              <table:table-cell office:value-type="float" office:value="1375.680896">
                <text:p>1375.680896</text:p>
              </table:table-cell>
              <table:table-cell office:value-type="float" office:value="1678.461184">
                <text:p>1678.461184</text:p>
              </table:table-cell>
              <table:table-cell office:value-type="float" office:value="1392.625088">
                <text:p>1392.625088</text:p>
              </table:table-cell>
              <table:table-cell office:value-type="float" office:value="736.150656">
                <text:p>736.150656</text:p>
              </table:table-cell>
              <table:table-cell office:value-type="float" office:value="738.471232">
                <text:p>738.471232</text:p>
              </table:table-cell>
              <table:table-cell office:value-type="float" office:value="730.64416">
                <text:p>730.64416</text:p>
              </table:table-cell>
              <table:table-cell office:value-type="float" office:value="4005.069696">
                <text:p>4005.069696</text:p>
              </table:table-cell>
              <table:table-cell office:value-type="float" office:value="4062.96672">
                <text:p>4062.96672</text:p>
              </table:table-cell>
              <table:table-cell office:value-type="float" office:value="4039.507456">
                <text:p>4039.507456</text:p>
              </table:table-cell>
            </table:table-row>
            <table:table-row>
              <table:table-cell office:value-type="float" office:value="16384">
                <text:p>16384</text:p>
              </table:table-cell>
              <table:table-cell office:value-type="float" office:value="11005.447168">
                <text:p>11005.447168</text:p>
              </table:table-cell>
              <table:table-cell office:value-type="float" office:value="13427.689472">
                <text:p>13427.689472</text:p>
              </table:table-cell>
              <table:table-cell office:value-type="float" office:value="11141.000704">
                <text:p>11141.000704</text:p>
              </table:table-cell>
              <table:table-cell office:value-type="float" office:value="5889.205248">
                <text:p>5889.205248</text:p>
              </table:table-cell>
              <table:table-cell office:value-type="float" office:value="5907.769856">
                <text:p>5907.769856</text:p>
              </table:table-cell>
              <table:table-cell office:value-type="float" office:value="5845.15328">
                <text:p>5845.15328</text:p>
              </table:table-cell>
              <table:table-cell office:value-type="float" office:value="32040.557568">
                <text:p>32040.557568</text:p>
              </table:table-cell>
              <table:table-cell office:value-type="float" office:value="32503.73376">
                <text:p>32503.73376</text:p>
              </table:table-cell>
              <table:table-cell office:value-type="float" office:value="32316.059648">
                <text:p>32316.0596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5.999cm" svg:height="8.999cm" xlink:href="." xlink:type="simple" chart:class="chart:line" chart:style-name="ch1">
        <chart:title svg:x="4.159cm" svg:y="0.315cm" chart:style-name="ch2">
          <text:p>16 Threads OpenMP Execution Times</text:p>
        </chart:title>
        <chart:subtitle svg:x="7.228cm" svg:y="1.273cm" chart:style-name="ch3">
          <text:p>Figure 7</text:p>
        </chart:subtitle>
        <chart:legend chart:legend-position="end" svg:x="11.242cm" svg:y="2.208cm" style:legend-expansion="high" chart:style-name="ch4"/>
        <chart:plot-area chart:style-name="ch5" chart:data-source-has-labels="both" svg:x="1.33cm" svg:y="2.135cm" svg:width="9.593cm" svg:height="5.704cm">
          <chartooo:coordinate-region svg:x="2.507cm" svg:y="2.334cm" svg:width="7.951cm" svg:height="4.858cm"/>
          <chart:axis chart:dimension="x" chart:name="primary-x" chart:style-name="ch6" chartooo:axis-type="auto">
            <chartooo:date-scale/>
            <chart:title svg:x="5.129cm" svg:y="8.018cm" chart:style-name="ch7">
              <text:p>Problem size</text:p>
            </chart:title>
            <chart:categories table:cell-range-address="local-table.$A$2:.$A$7"/>
          </chart:axis>
          <chart:axis chart:dimension="y" chart:name="primary-y" chart:style-name="ch6">
            <chart:title svg:x="0.451cm" svg:y="6.288cm" chart:style-name="ch8">
              <text:p>Execution time(s)</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wall chart:style-name="ch19"/>
          <chart:floor chart:style-name="ch20"/>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6T Naive Static</text:p>
              </table:table-cell>
              <table:table-cell office:value-type="string">
                <text:p>16T Naive Dynamic</text:p>
              </table:table-cell>
              <table:table-cell office:value-type="string">
                <text:p>16T Naive Guided</text:p>
              </table:table-cell>
              <table:table-cell office:value-type="string">
                <text:p>16T Loop Static</text:p>
              </table:table-cell>
              <table:table-cell office:value-type="string">
                <text:p>16T Loop Dynamic</text:p>
              </table:table-cell>
              <table:table-cell office:value-type="string">
                <text:p>16T Loop Guided</text:p>
              </table:table-cell>
              <table:table-cell office:value-type="string">
                <text:p>16T blocking static</text:p>
              </table:table-cell>
              <table:table-cell office:value-type="string">
                <text:p>16T Blocking dynamic</text:p>
              </table:table-cell>
              <table:table-cell office:value-type="string">
                <text:p>16T blocking guided</text:p>
              </table:table-cell>
            </table:table-row>
          </table:table-header-rows>
          <table:table-rows>
            <table:table-row>
              <table:table-cell office:value-type="float" office:value="512">
                <text:p>512</text:p>
              </table:table-cell>
              <table:table-cell office:value-type="float" office:value="0.234359">
                <text:p>0.234359</text:p>
              </table:table-cell>
              <table:table-cell office:value-type="float" office:value="0.284907">
                <text:p>0.284907</text:p>
              </table:table-cell>
              <table:table-cell office:value-type="float" office:value="0.20755">
                <text:p>0.20755</text:p>
              </table:table-cell>
              <table:table-cell office:value-type="float" office:value="0.246165">
                <text:p>0.246165</text:p>
              </table:table-cell>
              <table:table-cell office:value-type="float" office:value="0.218723">
                <text:p>0.218723</text:p>
              </table:table-cell>
              <table:table-cell office:value-type="float" office:value="0.216066">
                <text:p>0.216066</text:p>
              </table:table-cell>
              <table:table-cell office:value-type="float" office:value="0.926657">
                <text:p>0.926657</text:p>
              </table:table-cell>
              <table:table-cell office:value-type="float" office:value="0.98867">
                <text:p>0.98867</text:p>
              </table:table-cell>
              <table:table-cell office:value-type="float" office:value="0.976614">
                <text:p>0.976614</text:p>
              </table:table-cell>
            </table:table-row>
            <table:table-row>
              <table:table-cell office:value-type="float" office:value="1024">
                <text:p>1024</text:p>
              </table:table-cell>
              <table:table-cell office:value-type="float" office:value="2.187082">
                <text:p>2.187082</text:p>
              </table:table-cell>
              <table:table-cell office:value-type="float" office:value="2.784917">
                <text:p>2.784917</text:p>
              </table:table-cell>
              <table:table-cell office:value-type="float" office:value="2.152345">
                <text:p>2.152345</text:p>
              </table:table-cell>
              <table:table-cell office:value-type="float" office:value="1.654036">
                <text:p>1.654036</text:p>
              </table:table-cell>
              <table:table-cell office:value-type="float" office:value="1.571633">
                <text:p>1.571633</text:p>
              </table:table-cell>
              <table:table-cell office:value-type="float" office:value="1.588915">
                <text:p>1.588915</text:p>
              </table:table-cell>
              <table:table-cell office:value-type="float" office:value="7.329064">
                <text:p>7.329064</text:p>
              </table:table-cell>
              <table:table-cell office:value-type="float" office:value="7.654935">
                <text:p>7.654935</text:p>
              </table:table-cell>
              <table:table-cell office:value-type="float" office:value="7.536694">
                <text:p>7.536694</text:p>
              </table:table-cell>
            </table:table-row>
            <table:table-row>
              <table:table-cell office:value-type="float" office:value="2048">
                <text:p>2048</text:p>
              </table:table-cell>
              <table:table-cell office:value-type="float" office:value="21.913009">
                <text:p>21.913009</text:p>
              </table:table-cell>
              <table:table-cell office:value-type="float" office:value="26.242594">
                <text:p>26.242594</text:p>
              </table:table-cell>
              <table:table-cell office:value-type="float" office:value="23.39082">
                <text:p>23.39082</text:p>
              </table:table-cell>
              <table:table-cell office:value-type="float" office:value="11.744966">
                <text:p>11.744966</text:p>
              </table:table-cell>
              <table:table-cell office:value-type="float" office:value="11.664068">
                <text:p>11.664068</text:p>
              </table:table-cell>
              <table:table-cell office:value-type="float" office:value="12.201868">
                <text:p>12.201868</text:p>
              </table:table-cell>
              <table:table-cell office:value-type="float" office:value="58.019504">
                <text:p>58.019504</text:p>
              </table:table-cell>
              <table:table-cell office:value-type="float" office:value="61.851658">
                <text:p>61.851658</text:p>
              </table:table-cell>
              <table:table-cell office:value-type="float" office:value="60.515994">
                <text:p>60.515994</text:p>
              </table:table-cell>
            </table:table-row>
            <table:table-row>
              <table:table-cell office:value-type="float" office:value="4096">
                <text:p>4096</text:p>
              </table:table-cell>
              <table:table-cell office:value-type="float" office:value="252.168639">
                <text:p>252.168639</text:p>
              </table:table-cell>
              <table:table-cell office:value-type="float" office:value="148.767191">
                <text:p>148.767191</text:p>
              </table:table-cell>
              <table:table-cell office:value-type="float" office:value="240.153236">
                <text:p>240.153236</text:p>
              </table:table-cell>
              <table:table-cell office:value-type="float" office:value="87.167201">
                <text:p>87.167201</text:p>
              </table:table-cell>
              <table:table-cell office:value-type="float" office:value="85.923935">
                <text:p>85.923935</text:p>
              </table:table-cell>
              <table:table-cell office:value-type="float" office:value="89.060411">
                <text:p>89.060411</text:p>
              </table:table-cell>
              <table:table-cell office:value-type="float" office:value="992.695677">
                <text:p>992.695677</text:p>
              </table:table-cell>
              <table:table-cell office:value-type="float" office:value="1073.933809">
                <text:p>1073.933809</text:p>
              </table:table-cell>
              <table:table-cell office:value-type="float" office:value="1049.348716">
                <text:p>1049.348716</text:p>
              </table:table-cell>
            </table:table-row>
            <table:table-row>
              <table:table-cell office:value-type="float" office:value="8192">
                <text:p>8192</text:p>
              </table:table-cell>
              <table:table-cell office:value-type="float" office:value="2017.349112">
                <text:p>2017.349112</text:p>
              </table:table-cell>
              <table:table-cell office:value-type="float" office:value="1190.137528">
                <text:p>1190.137528</text:p>
              </table:table-cell>
              <table:table-cell office:value-type="float" office:value="1921.225888">
                <text:p>1921.225888</text:p>
              </table:table-cell>
              <table:table-cell office:value-type="float" office:value="697.337608">
                <text:p>697.337608</text:p>
              </table:table-cell>
              <table:table-cell office:value-type="float" office:value="687.39148">
                <text:p>687.39148</text:p>
              </table:table-cell>
              <table:table-cell office:value-type="float" office:value="712.483288">
                <text:p>712.483288</text:p>
              </table:table-cell>
              <table:table-cell office:value-type="float" office:value="7941.565416">
                <text:p>7941.565416</text:p>
              </table:table-cell>
              <table:table-cell office:value-type="float" office:value="8591.470472">
                <text:p>8591.470472</text:p>
              </table:table-cell>
              <table:table-cell office:value-type="float" office:value="8394.789728">
                <text:p>8394.789728</text:p>
              </table:table-cell>
            </table:table-row>
            <table:table-row>
              <table:table-cell office:value-type="float" office:value="16384">
                <text:p>16384</text:p>
              </table:table-cell>
              <table:table-cell office:value-type="float" office:value="16138.792896">
                <text:p>16138.792896</text:p>
              </table:table-cell>
              <table:table-cell office:value-type="float" office:value="9521.100224">
                <text:p>9521.100224</text:p>
              </table:table-cell>
              <table:table-cell office:value-type="float" office:value="15369.807104">
                <text:p>15369.807104</text:p>
              </table:table-cell>
              <table:table-cell office:value-type="float" office:value="5578.700864">
                <text:p>5578.700864</text:p>
              </table:table-cell>
              <table:table-cell office:value-type="float" office:value="5499.13184">
                <text:p>5499.13184</text:p>
              </table:table-cell>
              <table:table-cell office:value-type="float" office:value="5699.866304">
                <text:p>5699.866304</text:p>
              </table:table-cell>
              <table:table-cell office:value-type="float" office:value="63532.523328">
                <text:p>63532.523328</text:p>
              </table:table-cell>
              <table:table-cell office:value-type="float" office:value="68731.763776">
                <text:p>68731.763776</text:p>
              </table:table-cell>
              <table:table-cell office:value-type="float" office:value="67158.317824">
                <text:p>67158.31782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9"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20"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21"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22"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3" style:family="chart" style:data-style-name="N0">
      <style:chart-properties chart:symbol-type="named-symbol" chart:symbol-name="horizontal-bar" chart:symbol-width="0.25cm" chart:symbol-height="0.25cm" chart:link-data-style-to-source="true"/>
      <style:graphic-properties svg:stroke-width="0.08cm" svg:stroke-color="#ff420e" draw:fill-color="#ff420e"/>
      <style:text-properties fo:font-size="10pt" style:font-size-asian="10pt" style:font-size-complex="10pt"/>
    </style:style>
    <style:style style:name="ch24" style:family="chart" style:data-style-name="N0">
      <style:chart-properties chart:symbol-type="named-symbol" chart:symbol-name="vertical-bar" chart:symbol-width="0.25cm" chart:symbol-height="0.25cm" chart:link-data-style-to-source="true"/>
      <style:graphic-properties svg:stroke-width="0.08cm" svg:stroke-color="#ffd320" draw:fill-color="#ffd320"/>
      <style:text-properties fo:font-size="10pt" style:font-size-asian="10pt" style:font-size-complex="10pt"/>
    </style:style>
    <style:style style:name="ch25" style:family="chart" style:data-style-name="N0">
      <style:chart-properties chart:symbol-type="named-symbol" chart:symbol-name="square" chart:symbol-width="0.25cm" chart:symbol-height="0.25cm" chart:link-data-style-to-source="true"/>
      <style:graphic-properties svg:stroke-width="0.08cm" svg:stroke-color="#579d1c" draw:fill-color="#579d1c"/>
      <style:text-properties fo:font-size="10pt" style:font-size-asian="10pt" style:font-size-complex="10pt"/>
    </style:style>
    <style:style style:name="ch26" style:family="chart" style:data-style-name="N0">
      <style:chart-properties chart:symbol-type="named-symbol" chart:symbol-name="diamond" chart:symbol-width="0.25cm" chart:symbol-height="0.25cm" chart:link-data-style-to-source="true"/>
      <style:graphic-properties svg:stroke-width="0.08cm" svg:stroke-color="#7e0021" draw:fill-color="#7e0021"/>
      <style:text-properties fo:font-size="10pt" style:font-size-asian="10pt" style:font-size-complex="10pt"/>
    </style:style>
    <style:style style:name="ch27" style:family="chart" style:data-style-name="N0">
      <style:chart-properties chart:symbol-type="named-symbol" chart:symbol-name="arrow-down" chart:symbol-width="0.25cm" chart:symbol-height="0.25cm" chart:link-data-style-to-source="true"/>
      <style:graphic-properties svg:stroke-width="0.08cm" svg:stroke-color="#83caff" draw:fill-color="#83caff"/>
      <style:text-properties fo:font-size="10pt" style:font-size-asian="10pt" style:font-size-complex="10pt"/>
    </style:style>
    <style:style style:name="ch28" style:family="chart" style:data-style-name="N0">
      <style:chart-properties chart:symbol-type="named-symbol" chart:symbol-name="arrow-up" chart:symbol-width="0.25cm" chart:symbol-height="0.25cm" chart:link-data-style-to-source="true"/>
      <style:graphic-properties svg:stroke-width="0.08cm" svg:stroke-color="#314004" draw:fill-color="#314004"/>
      <style:text-properties fo:font-size="10pt" style:font-size-asian="10pt" style:font-size-complex="10pt"/>
    </style:style>
    <style:style style:name="ch29" style:family="chart" style:data-style-name="N0">
      <style:chart-properties chart:symbol-type="named-symbol" chart:symbol-name="arrow-right" chart:symbol-width="0.25cm" chart:symbol-height="0.25cm" chart:link-data-style-to-source="true"/>
      <style:graphic-properties svg:stroke-width="0.08cm" svg:stroke-color="#aecf00" draw:fill-color="#aecf00"/>
      <style:text-properties fo:font-size="10pt" style:font-size-asian="10pt" style:font-size-complex="10pt"/>
    </style:style>
    <style:style style:name="ch30" style:family="chart">
      <style:graphic-properties draw:stroke="solid" svg:stroke-color="#b3b3b3" draw:fill="none" draw:fill-color="#e6e6e6"/>
    </style:style>
    <style:style style:name="ch31" style:family="chart">
      <style:graphic-properties svg:stroke-color="#b3b3b3" draw:fill-color="#cccccc"/>
    </style:style>
  </office:automatic-styles>
  <office:body>
    <office:chart>
      <chart:chart svg:width="15.998cm" svg:height="8.999cm" xlink:href="." xlink:type="simple" chart:class="chart:line" chart:style-name="ch1">
        <chart:title svg:x="7.056cm" svg:y="0.315cm" chart:style-name="ch2">
          <text:p>Speedup</text:p>
        </chart:title>
        <chart:subtitle svg:x="7.122cm" svg:y="1.273cm" chart:style-name="ch3">
          <text:p>Figure 10</text:p>
        </chart:subtitle>
        <chart:legend chart:legend-position="end" svg:x="9.948cm" svg:y="1.959cm" style:legend-expansion="high" chart:style-name="ch4"/>
        <chart:plot-area chart:style-name="ch5" chart:data-source-has-labels="both" svg:x="1.33cm" svg:y="2.135cm" svg:width="8.299cm" svg:height="5.704cm">
          <chartooo:coordinate-region svg:x="1.766cm" svg:y="2.334cm" svg:width="7.214cm" svg:height="4.858cm"/>
          <chart:axis chart:dimension="x" chart:name="primary-x" chart:style-name="ch6" chartooo:axis-type="auto">
            <chartooo:date-scale/>
            <chart:title svg:x="4.456cm" svg:y="8.018cm" chart:style-name="ch7">
              <text:p>Problem Size</text:p>
            </chart:title>
            <chart:categories table:cell-range-address="local-table.$A$2:.$A$7"/>
          </chart:axis>
          <chart:axis chart:dimension="y" chart:name="primary-y" chart:style-name="ch6">
            <chart:title svg:x="0.451cm" svg:y="6.248cm" chart:style-name="ch8">
              <text:p>Speedup (Ts/Tp)</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series chart:style-name="ch12" chart:values-cell-range-address="local-table.$D$2:.$D$7" chart:label-cell-address="local-table.$D$1" chart:class="chart:line">
            <chart:data-point chart:repeated="6"/>
          </chart:series>
          <chart:series chart:style-name="ch13" chart:values-cell-range-address="local-table.$E$2:.$E$7" chart:label-cell-address="local-table.$E$1" chart:class="chart:line">
            <chart:data-point chart:repeated="6"/>
          </chart:series>
          <chart:series chart:style-name="ch14" chart:values-cell-range-address="local-table.$F$2:.$F$7" chart:label-cell-address="local-table.$F$1" chart:class="chart:line">
            <chart:data-point chart:repeated="6"/>
          </chart:series>
          <chart:series chart:style-name="ch15" chart:values-cell-range-address="local-table.$G$2:.$G$7" chart:label-cell-address="local-table.$G$1" chart:class="chart:line">
            <chart:data-point chart:repeated="6"/>
          </chart:series>
          <chart:series chart:style-name="ch16" chart:values-cell-range-address="local-table.$H$2:.$H$7" chart:label-cell-address="local-table.$H$1" chart:class="chart:line">
            <chart:data-point chart:repeated="6"/>
          </chart:series>
          <chart:series chart:style-name="ch17" chart:values-cell-range-address="local-table.$I$2:.$I$7" chart:label-cell-address="local-table.$I$1" chart:class="chart:line">
            <chart:data-point chart:repeated="6"/>
          </chart:series>
          <chart:series chart:style-name="ch18" chart:values-cell-range-address="local-table.$J$2:.$J$7" chart:label-cell-address="local-table.$J$1" chart:class="chart:line">
            <chart:data-point chart:repeated="6"/>
          </chart:series>
          <chart:series chart:style-name="ch19" chart:values-cell-range-address="local-table.$K$2:.$K$7" chart:label-cell-address="local-table.$K$1" chart:class="chart:line">
            <chart:data-point chart:repeated="6"/>
          </chart:series>
          <chart:series chart:style-name="ch20" chart:values-cell-range-address="local-table.$L$2:.$L$7" chart:label-cell-address="local-table.$L$1" chart:class="chart:line">
            <chart:data-point chart:repeated="6"/>
          </chart:series>
          <chart:series chart:style-name="ch21" chart:values-cell-range-address="local-table.$M$2:.$M$7" chart:label-cell-address="local-table.$M$1" chart:class="chart:line">
            <chart:data-point chart:repeated="6"/>
          </chart:series>
          <chart:series chart:style-name="ch22" chart:values-cell-range-address="local-table.$N$2:.$N$7" chart:label-cell-address="local-table.$N$1" chart:class="chart:line">
            <chart:data-point chart:repeated="6"/>
          </chart:series>
          <chart:series chart:style-name="ch23" chart:values-cell-range-address="local-table.$O$2:.$O$7" chart:label-cell-address="local-table.$O$1" chart:class="chart:line">
            <chart:data-point chart:repeated="6"/>
          </chart:series>
          <chart:series chart:style-name="ch24" chart:values-cell-range-address="local-table.$P$2:.$P$7" chart:label-cell-address="local-table.$P$1" chart:class="chart:line">
            <chart:data-point chart:repeated="6"/>
          </chart:series>
          <chart:series chart:style-name="ch25" chart:values-cell-range-address="local-table.$Q$2:.$Q$7" chart:label-cell-address="local-table.$Q$1" chart:class="chart:line">
            <chart:data-point chart:repeated="6"/>
          </chart:series>
          <chart:series chart:style-name="ch26" chart:values-cell-range-address="local-table.$R$2:.$R$7" chart:label-cell-address="local-table.$R$1" chart:class="chart:line">
            <chart:data-point chart:repeated="6"/>
          </chart:series>
          <chart:series chart:style-name="ch27" chart:values-cell-range-address="local-table.$S$2:.$S$7" chart:label-cell-address="local-table.$S$1" chart:class="chart:line">
            <chart:data-point chart:repeated="6"/>
          </chart:series>
          <chart:series chart:style-name="ch28" chart:values-cell-range-address="local-table.$T$2:.$T$7" chart:label-cell-address="local-table.$T$1" chart:class="chart:line">
            <chart:data-point chart:repeated="6"/>
          </chart:series>
          <chart:series chart:style-name="ch29" chart:values-cell-range-address="local-table.$U$2:.$U$7" chart:label-cell-address="local-table.$U$1" chart:class="chart:line">
            <chart:data-point chart:repeated="6"/>
          </chart:series>
          <chart:wall chart:style-name="ch30"/>
          <chart:floor chart:style-name="ch31"/>
        </chart:plot-area>
        <table:table table:name="local-table">
          <table:table-header-columns>
            <table:table-column/>
          </table:table-header-columns>
          <table:table-columns>
            <table:table-column table:number-columns-repeated="20"/>
          </table:table-columns>
          <table:table-header-rows>
            <table:table-row>
              <table:table-cell>
                <text:p/>
              </table:table-cell>
              <table:table-cell office:value-type="string">
                <text:p>1T naive</text:p>
              </table:table-cell>
              <table:table-cell office:value-type="string">
                <text:p>1T loop</text:p>
              </table:table-cell>
              <table:table-cell office:value-type="string">
                <text:p>1T block</text:p>
              </table:table-cell>
              <table:table-cell office:value-type="string">
                <text:p>2T naive</text:p>
              </table:table-cell>
              <table:table-cell office:value-type="string">
                <text:p>2T loop</text:p>
              </table:table-cell>
              <table:table-cell office:value-type="string">
                <text:p>2T block</text:p>
              </table:table-cell>
              <table:table-cell office:value-type="string">
                <text:p>4T naive</text:p>
              </table:table-cell>
              <table:table-cell office:value-type="string">
                <text:p>4T loop</text:p>
              </table:table-cell>
              <table:table-cell office:value-type="string">
                <text:p>4T block</text:p>
              </table:table-cell>
              <table:table-cell office:value-type="string">
                <text:p>8T naive</text:p>
              </table:table-cell>
              <table:table-cell office:value-type="string">
                <text:p>8T loop</text:p>
              </table:table-cell>
              <table:table-cell office:value-type="string">
                <text:p>8T block</text:p>
              </table:table-cell>
              <table:table-cell office:value-type="string">
                <text:p>16T naive</text:p>
              </table:table-cell>
              <table:table-cell office:value-type="string">
                <text:p>16T loop</text:p>
              </table:table-cell>
              <table:table-cell office:value-type="string">
                <text:p>16T block</text:p>
              </table:table-cell>
              <table:table-cell office:value-type="string">
                <text:p>32T naive</text:p>
              </table:table-cell>
              <table:table-cell office:value-type="string">
                <text:p>32T loop</text:p>
              </table:table-cell>
              <table:table-cell office:value-type="string">
                <text:p>32T block</text:p>
              </table:table-cell>
              <table:table-cell office:value-type="string">
                <text:p>CUDA loop</text:p>
              </table:table-cell>
              <table:table-cell office:value-type="string">
                <text:p>CUDA block</text:p>
              </table:table-cell>
            </table:table-row>
          </table:table-header-rows>
          <table:table-rows>
            <table:table-row>
              <table:table-cell office:value-type="float" office:value="512">
                <text:p>512</text:p>
              </table:table-cell>
              <table:table-cell office:value-type="float" office:value="0.814225165965333">
                <text:p>0.814225165965333</text:p>
              </table:table-cell>
              <table:table-cell office:value-type="float" office:value="0.692483767521445">
                <text:p>0.692483767521445</text:p>
              </table:table-cell>
              <table:table-cell office:value-type="float" office:value="0.710249135978558">
                <text:p>0.710249135978558</text:p>
              </table:table-cell>
              <table:table-cell office:value-type="float" office:value="1.5913816736853">
                <text:p>1.5913816736853</text:p>
              </table:table-cell>
              <table:table-cell office:value-type="float" office:value="0.81133002310082">
                <text:p>0.81133002310082</text:p>
              </table:table-cell>
              <table:table-cell office:value-type="float" office:value="1.03284167219869">
                <text:p>1.03284167219869</text:p>
              </table:table-cell>
              <table:table-cell office:value-type="float" office:value="3.08035958026619">
                <text:p>3.08035958026619</text:p>
              </table:table-cell>
              <table:table-cell office:value-type="float" office:value="1.49693807564178">
                <text:p>1.49693807564178</text:p>
              </table:table-cell>
              <table:table-cell office:value-type="float" office:value="0.480195514815943">
                <text:p>0.480195514815943</text:p>
              </table:table-cell>
              <table:table-cell office:value-type="float" office:value="3.26893481199874">
                <text:p>3.26893481199874</text:p>
              </table:table-cell>
              <table:table-cell office:value-type="float" office:value="1.75060515347265">
                <text:p>1.75060515347265</text:p>
              </table:table-cell>
              <table:table-cell office:value-type="float" office:value="0.369824694562104">
                <text:p>0.369824694562104</text:p>
              </table:table-cell>
              <table:table-cell office:value-type="float" office:value="3.0988966514093">
                <text:p>3.0988966514093</text:p>
              </table:table-cell>
              <table:table-cell office:value-type="float" office:value="1.69700924717447">
                <text:p>1.69700924717447</text:p>
              </table:table-cell>
              <table:table-cell office:value-type="float" office:value="0.391206239201776">
                <text:p>0.391206239201776</text:p>
              </table:table-cell>
              <table:table-cell office:value-type="float" office:value="2.70758505720997">
                <text:p>2.70758505720997</text:p>
              </table:table-cell>
              <table:table-cell office:value-type="float" office:value="1.62239439299478">
                <text:p>1.62239439299478</text:p>
              </table:table-cell>
              <table:table-cell office:value-type="float" office:value="0.393718985645289">
                <text:p>0.393718985645289</text:p>
              </table:table-cell>
              <table:table-cell office:value-type="float" office:value="5.79901627417799">
                <text:p>5.79901627417799</text:p>
              </table:table-cell>
              <table:table-cell office:value-type="float" office:value="14.3026118519688">
                <text:p>14.3026118519688</text:p>
              </table:table-cell>
            </table:table-row>
            <table:table-row>
              <table:table-cell office:value-type="float" office:value="1024">
                <text:p>1024</text:p>
              </table:table-cell>
              <table:table-cell office:value-type="float" office:value="0.814702908661793">
                <text:p>0.814702908661793</text:p>
              </table:table-cell>
              <table:table-cell office:value-type="float" office:value="0.698703886907241">
                <text:p>0.698703886907241</text:p>
              </table:table-cell>
              <table:table-cell office:value-type="float" office:value="0.717289429132359">
                <text:p>0.717289429132359</text:p>
              </table:table-cell>
              <table:table-cell office:value-type="float" office:value="1.59013351292296">
                <text:p>1.59013351292296</text:p>
              </table:table-cell>
              <table:table-cell office:value-type="float" office:value="0.89264818345146">
                <text:p>0.89264818345146</text:p>
              </table:table-cell>
              <table:table-cell office:value-type="float" office:value="1.02562802612131">
                <text:p>1.02562802612131</text:p>
              </table:table-cell>
              <table:table-cell office:value-type="float" office:value="3.20112451484545">
                <text:p>3.20112451484545</text:p>
              </table:table-cell>
              <table:table-cell office:value-type="float" office:value="1.6063270802194">
                <text:p>1.6063270802194</text:p>
              </table:table-cell>
              <table:table-cell office:value-type="float" office:value="0.489002153201979">
                <text:p>0.489002153201979</text:p>
              </table:table-cell>
              <table:table-cell office:value-type="float" office:value="2.85897565313065">
                <text:p>2.85897565313065</text:p>
              </table:table-cell>
              <table:table-cell office:value-type="float" office:value="1.89011404781951">
                <text:p>1.89011404781951</text:p>
              </table:table-cell>
              <table:table-cell office:value-type="float" office:value="0.407421648314196">
                <text:p>0.407421648314196</text:p>
              </table:table-cell>
              <table:table-cell office:value-type="float" office:value="2.75019525215521">
                <text:p>2.75019525215521</text:p>
              </table:table-cell>
              <table:table-cell office:value-type="float" office:value="1.86268295460836">
                <text:p>1.86268295460836</text:p>
              </table:table-cell>
              <table:table-cell office:value-type="float" office:value="0.398305022305713">
                <text:p>0.398305022305713</text:p>
              </table:table-cell>
              <table:table-cell office:value-type="float" office:value="2.63822237950239">
                <text:p>2.63822237950239</text:p>
              </table:table-cell>
              <table:table-cell office:value-type="float" office:value="1.78728774289027">
                <text:p>1.78728774289027</text:p>
              </table:table-cell>
              <table:table-cell office:value-type="float" office:value="0.395920552313485">
                <text:p>0.395920552313485</text:p>
              </table:table-cell>
              <table:table-cell office:value-type="float" office:value="5.48294501048846">
                <text:p>5.48294501048846</text:p>
              </table:table-cell>
              <table:table-cell office:value-type="float" office:value="14.5393840989347">
                <text:p>14.5393840989347</text:p>
              </table:table-cell>
            </table:table-row>
            <table:table-row>
              <table:table-cell office:value-type="float" office:value="2048">
                <text:p>2048</text:p>
              </table:table-cell>
              <table:table-cell office:value-type="float" office:value="0.906334006207896">
                <text:p>0.906334006207896</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79583143507502">
                <text:p>1.79583143507502</text:p>
              </table:table-cell>
              <table:table-cell office:value-type="float" office:value="0.974622868860287">
                <text:p>0.974622868860287</text:p>
              </table:table-cell>
              <table:table-cell office:value-type="float" office:value="1.11581539475652">
                <text:p>1.11581539475652</text:p>
              </table:table-cell>
              <table:table-cell office:value-type="float" office:value="3.39018747063757">
                <text:p>3.39018747063757</text:p>
              </table:table-cell>
              <table:table-cell office:value-type="float" office:value="1.79225293966197">
                <text:p>1.79225293966197</text:p>
              </table:table-cell>
              <table:table-cell office:value-type="float" office:value="0.52533836719613">
                <text:p>0.52533836719613</text:p>
              </table:table-cell>
              <table:table-cell office:value-type="float" office:value="4.45127823596672">
                <text:p>4.45127823596672</text:p>
              </table:table-cell>
              <table:table-cell office:value-type="float" office:value="2.05060371932624">
                <text:p>2.05060371932624</text:p>
              </table:table-cell>
              <table:table-cell office:value-type="float" office:value="0.404014102829735">
                <text:p>0.404014102829735</text:p>
              </table:table-cell>
              <table:table-cell office:value-type="float" office:value="4.36636921930713">
                <text:p>4.36636921930713</text:p>
              </table:table-cell>
              <table:table-cell office:value-type="float" office:value="2.00704745548466">
                <text:p>2.00704745548466</text:p>
              </table:table-cell>
              <table:table-cell office:value-type="float" office:value="0.435765273001989">
                <text:p>0.435765273001989</text:p>
              </table:table-cell>
              <table:table-cell office:value-type="float" office:value="4.29008164178348">
                <text:p>4.29008164178348</text:p>
              </table:table-cell>
              <table:table-cell office:value-type="float" office:value="1.99046190548138">
                <text:p>1.99046190548138</text:p>
              </table:table-cell>
              <table:table-cell office:value-type="float" office:value="0.42900950598982">
                <text:p>0.42900950598982</text:p>
              </table:table-cell>
              <table:table-cell office:value-type="float" office:value="5.84096681700099">
                <text:p>5.84096681700099</text:p>
              </table:table-cell>
              <table:table-cell office:value-type="float" office:value="15.7724860166166">
                <text:p>15.7724860166166</text:p>
              </table:table-cell>
            </table:table-row>
            <table:table-row>
              <table:table-cell office:value-type="float" office:value="4096">
                <text:p>4096</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84473192001758">
                <text:p>5.84473192001758</text:p>
              </table:table-cell>
              <table:table-cell office:value-type="float" office:value="15.7775869942119">
                <text:p>15.7775869942119</text:p>
              </table:table-cell>
            </table:table-row>
            <table:table-row>
              <table:table-cell office:value-type="float" office:value="8192">
                <text:p>8192</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11151654214">
                <text:p>5.59811151654214</text:p>
              </table:table-cell>
              <table:table-cell office:value-type="float" office:value="15.772545053925">
                <text:p>15.772545053925</text:p>
              </table:table-cell>
            </table:table-row>
            <table:table-row>
              <table:table-cell office:value-type="float" office:value="16384">
                <text:p>16384</text:p>
              </table:table-cell>
              <table:table-cell office:value-type="float" office:value="0.947252590008817">
                <text:p>0.947252590008817</text:p>
              </table:table-cell>
              <table:table-cell office:value-type="float" office:value="0.699256194510969">
                <text:p>0.699256194510969</text:p>
              </table:table-cell>
              <table:table-cell office:value-type="float" office:value="0.725103918507161">
                <text:p>0.725103918507161</text:p>
              </table:table-cell>
              <table:table-cell office:value-type="float" office:value="1.87690847573016">
                <text:p>1.87690847573016</text:p>
              </table:table-cell>
              <table:table-cell office:value-type="float" office:value="0.974622868860287">
                <text:p>0.974622868860287</text:p>
              </table:table-cell>
              <table:table-cell office:value-type="float" office:value="1.11581539475652">
                <text:p>1.11581539475652</text:p>
              </table:table-cell>
              <table:table-cell office:value-type="float" office:value="3.54324547041243">
                <text:p>3.54324547041243</text:p>
              </table:table-cell>
              <table:table-cell office:value-type="float" office:value="1.79225293966197">
                <text:p>1.79225293966197</text:p>
              </table:table-cell>
              <table:table-cell office:value-type="float" office:value="0.52533836719613">
                <text:p>0.52533836719613</text:p>
              </table:table-cell>
              <table:table-cell office:value-type="float" office:value="4.6522416780003">
                <text:p>4.6522416780003</text:p>
              </table:table-cell>
              <table:table-cell office:value-type="float" office:value="2.05060371932624">
                <text:p>2.05060371932624</text:p>
              </table:table-cell>
              <table:table-cell office:value-type="float" office:value="0.404014102829735">
                <text:p>0.404014102829735</text:p>
              </table:table-cell>
              <table:table-cell office:value-type="float" office:value="5.37752978074312">
                <text:p>5.37752978074312</text:p>
              </table:table-cell>
              <table:table-cell office:value-type="float" office:value="2.17963369577988">
                <text:p>2.17963369577988</text:p>
              </table:table-cell>
              <table:table-cell office:value-type="float" office:value="0.203751345640241">
                <text:p>0.203751345640241</text:p>
              </table:table-cell>
              <table:table-cell office:value-type="float" office:value="5.30738556070959">
                <text:p>5.30738556070959</text:p>
              </table:table-cell>
              <table:table-cell office:value-type="float" office:value="2.18644242677502">
                <text:p>2.18644242677502</text:p>
              </table:table-cell>
              <table:table-cell office:value-type="float" office:value="0.201774914850881">
                <text:p>0.201774914850881</text:p>
              </table:table-cell>
              <table:table-cell office:value-type="float" office:value="5.598362006539">
                <text:p>5.598362006539</text:p>
              </table:table-cell>
              <table:table-cell office:value-type="float" office:value="15.7863867317073">
                <text:p>15.786386731707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